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41pt"/>
    </style:style>
    <style:style style:name="co2" style:family="table-column">
      <style:table-column-properties fo:break-before="auto" style:column-width="224.11pt"/>
    </style:style>
    <style:style style:name="co3" style:family="table-column">
      <style:table-column-properties fo:break-before="auto" style:column-width="363.06pt"/>
    </style:style>
    <style:style style:name="co4" style:family="table-column">
      <style:table-column-properties fo:break-before="auto" style:column-width="373.1pt"/>
    </style:style>
    <style:style style:name="co5" style:family="table-column">
      <style:table-column-properties fo:break-before="auto" style:column-width="366.15pt"/>
    </style:style>
    <style:style style:name="co6" style:family="table-column">
      <style:table-column-properties fo:break-before="auto" style:column-width="65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Premium_5f_Campos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0">
      <style:table-cell-properties fo:padding="2.01pt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Premium_Camp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51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3" office:value-type="string" calcext:value-type="string">
            <text:p>campo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arketing_activo_ultimos90dias</text:p>
          </table:table-cell>
          <table:table-cell table:formula="of:=CONCATENATE(&quot;AVG(&quot;;[.B2];&quot;) AS &quot;;[.B2];&quot;_avg,&quot;)" office:value-type="string" office:string-value="AVG(marketing_activo_ultimos90dias) AS marketing_activo_ultimos90dias_avg," calcext:value-type="string">
            <text:p>AVG(marketing_activo_ultimos90dias) AS marketing_activo_ultimos90dias_avg,</text:p>
          </table:table-cell>
          <table:table-cell table:formula="of:=CONCATENATE(&quot;MAX(&quot;;[.B2];&quot;) AS &quot;;[.B2];&quot;_max,&quot;)" office:value-type="string" office:string-value="MAX(marketing_activo_ultimos90dias) AS marketing_activo_ultimos90dias_max," calcext:value-type="string">
            <text:p>MAX(marketing_activo_ultimos90dias) AS marketing_activo_ultimos90dias_max,</text:p>
          </table:table-cell>
          <table:table-cell table:formula="of:=CONCATENATE(&quot;MIN(&quot;;[.B2];&quot;) AS &quot;;[.B2];&quot;_min,&quot;)" office:value-type="string" office:string-value="MIN(marketing_activo_ultimos90dias) AS marketing_activo_ultimos90dias_min," calcext:value-type="string">
            <text:p>MIN(marketing_activo_ultimos90dias) AS marketing_activo_ultimos90dia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liente_vip</text:p>
          </table:table-cell>
          <table:table-cell table:formula="of:=CONCATENATE(&quot;AVG(&quot;;[.B3];&quot;) AS &quot;;[.B3];&quot;_avg,&quot;)" office:value-type="string" office:string-value="AVG(cliente_vip) AS cliente_vip_avg," calcext:value-type="string">
            <text:p>AVG(cliente_vip) AS cliente_vip_avg,</text:p>
          </table:table-cell>
          <table:table-cell table:formula="of:=CONCATENATE(&quot;MAX(&quot;;[.B3];&quot;) AS &quot;;[.B3];&quot;_max,&quot;)" office:value-type="string" office:string-value="MAX(cliente_vip) AS cliente_vip_max," calcext:value-type="string">
            <text:p>MAX(cliente_vip) AS cliente_vip_max,</text:p>
          </table:table-cell>
          <table:table-cell table:formula="of:=CONCATENATE(&quot;MIN(&quot;;[.B3];&quot;) AS &quot;;[.B3];&quot;_min,&quot;)" office:value-type="string" office:string-value="MIN(cliente_vip) AS cliente_vip_min," calcext:value-type="string">
            <text:p>MIN(cliente_vip) AS cliente_vip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liente_sucursal</text:p>
          </table:table-cell>
          <table:table-cell table:formula="of:=CONCATENATE(&quot;AVG(&quot;;[.B4];&quot;) AS &quot;;[.B4];&quot;_avg,&quot;)" office:value-type="string" office:string-value="AVG(cliente_sucursal) AS cliente_sucursal_avg," calcext:value-type="string">
            <text:p>AVG(cliente_sucursal) AS cliente_sucursal_avg,</text:p>
          </table:table-cell>
          <table:table-cell table:formula="of:=CONCATENATE(&quot;MAX(&quot;;[.B4];&quot;) AS &quot;;[.B4];&quot;_max,&quot;)" office:value-type="string" office:string-value="MAX(cliente_sucursal) AS cliente_sucursal_max," calcext:value-type="string">
            <text:p>MAX(cliente_sucursal) AS cliente_sucursal_max,</text:p>
          </table:table-cell>
          <table:table-cell table:formula="of:=CONCATENATE(&quot;MIN(&quot;;[.B4];&quot;) AS &quot;;[.B4];&quot;_min,&quot;)" office:value-type="string" office:string-value="MIN(cliente_sucursal) AS cliente_sucursal_min," calcext:value-type="string">
            <text:p>MIN(cliente_sucursal) AS cliente_sucursal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liente_edad</text:p>
          </table:table-cell>
          <table:table-cell table:formula="of:=CONCATENATE(&quot;AVG(&quot;;[.B5];&quot;) AS &quot;;[.B5];&quot;_avg,&quot;)" office:value-type="string" office:string-value="AVG(cliente_edad) AS cliente_edad_avg," calcext:value-type="string">
            <text:p>AVG(cliente_edad) AS cliente_edad_avg,</text:p>
          </table:table-cell>
          <table:table-cell table:formula="of:=CONCATENATE(&quot;MAX(&quot;;[.B5];&quot;) AS &quot;;[.B5];&quot;_max,&quot;)" office:value-type="string" office:string-value="MAX(cliente_edad) AS cliente_edad_max," calcext:value-type="string">
            <text:p>MAX(cliente_edad) AS cliente_edad_max,</text:p>
          </table:table-cell>
          <table:table-cell table:formula="of:=CONCATENATE(&quot;MIN(&quot;;[.B5];&quot;) AS &quot;;[.B5];&quot;_min,&quot;)" office:value-type="string" office:string-value="MIN(cliente_edad) AS cliente_edad_min," calcext:value-type="string">
            <text:p>MIN(cliente_edad) AS cliente_edad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liente_antiguedad</text:p>
          </table:table-cell>
          <table:table-cell table:formula="of:=CONCATENATE(&quot;AVG(&quot;;[.B6];&quot;) AS &quot;;[.B6];&quot;_avg,&quot;)" office:value-type="string" office:string-value="AVG(cliente_antiguedad) AS cliente_antiguedad_avg," calcext:value-type="string">
            <text:p>AVG(cliente_antiguedad) AS cliente_antiguedad_avg,</text:p>
          </table:table-cell>
          <table:table-cell table:formula="of:=CONCATENATE(&quot;MAX(&quot;;[.B6];&quot;) AS &quot;;[.B6];&quot;_max,&quot;)" office:value-type="string" office:string-value="MAX(cliente_antiguedad) AS cliente_antiguedad_max," calcext:value-type="string">
            <text:p>MAX(cliente_antiguedad) AS cliente_antiguedad_max,</text:p>
          </table:table-cell>
          <table:table-cell table:formula="of:=CONCATENATE(&quot;MIN(&quot;;[.B6];&quot;) AS &quot;;[.B6];&quot;_min,&quot;)" office:value-type="string" office:string-value="MIN(cliente_antiguedad) AS cliente_antiguedad_min," calcext:value-type="string">
            <text:p>MIN(cliente_antiguedad) AS cliente_antiguedad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rentabilidad</text:p>
          </table:table-cell>
          <table:table-cell table:formula="of:=CONCATENATE(&quot;AVG(&quot;;[.B7];&quot;) AS &quot;;[.B7];&quot;_avg,&quot;)" office:value-type="string" office:string-value="AVG(mrentabilidad) AS mrentabilidad_avg," calcext:value-type="string">
            <text:p>AVG(mrentabilidad) AS mrentabilidad_avg,</text:p>
          </table:table-cell>
          <table:table-cell table:formula="of:=CONCATENATE(&quot;MAX(&quot;;[.B7];&quot;) AS &quot;;[.B7];&quot;_max,&quot;)" office:value-type="string" office:string-value="MAX(mrentabilidad) AS mrentabilidad_max," calcext:value-type="string">
            <text:p>MAX(mrentabilidad) AS mrentabilidad_max,</text:p>
          </table:table-cell>
          <table:table-cell table:formula="of:=CONCATENATE(&quot;MIN(&quot;;[.B7];&quot;) AS &quot;;[.B7];&quot;_min,&quot;)" office:value-type="string" office:string-value="MIN(mrentabilidad) AS mrentabilidad_min," calcext:value-type="string">
            <text:p>MIN(mrentabilidad) AS mrentabilidad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rentabilidad_annual</text:p>
          </table:table-cell>
          <table:table-cell table:formula="of:=CONCATENATE(&quot;AVG(&quot;;[.B8];&quot;) AS &quot;;[.B8];&quot;_avg,&quot;)" office:value-type="string" office:string-value="AVG(mrentabilidad_annual) AS mrentabilidad_annual_avg," calcext:value-type="string">
            <text:p>AVG(mrentabilidad_annual) AS mrentabilidad_annual_avg,</text:p>
          </table:table-cell>
          <table:table-cell table:formula="of:=CONCATENATE(&quot;MAX(&quot;;[.B8];&quot;) AS &quot;;[.B8];&quot;_max,&quot;)" office:value-type="string" office:string-value="MAX(mrentabilidad_annual) AS mrentabilidad_annual_max," calcext:value-type="string">
            <text:p>MAX(mrentabilidad_annual) AS mrentabilidad_annual_max,</text:p>
          </table:table-cell>
          <table:table-cell table:formula="of:=CONCATENATE(&quot;MIN(&quot;;[.B8];&quot;) AS &quot;;[.B8];&quot;_min,&quot;)" office:value-type="string" office:string-value="MIN(mrentabilidad_annual) AS mrentabilidad_annual_min," calcext:value-type="string">
            <text:p>MIN(mrentabilidad_annual) AS mrentabilidad_annual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omisiones</text:p>
          </table:table-cell>
          <table:table-cell table:formula="of:=CONCATENATE(&quot;AVG(&quot;;[.B9];&quot;) AS &quot;;[.B9];&quot;_avg,&quot;)" office:value-type="string" office:string-value="AVG(mcomisiones) AS mcomisiones_avg," calcext:value-type="string">
            <text:p>AVG(mcomisiones) AS mcomisiones_avg,</text:p>
          </table:table-cell>
          <table:table-cell table:formula="of:=CONCATENATE(&quot;MAX(&quot;;[.B9];&quot;) AS &quot;;[.B9];&quot;_max,&quot;)" office:value-type="string" office:string-value="MAX(mcomisiones) AS mcomisiones_max," calcext:value-type="string">
            <text:p>MAX(mcomisiones) AS mcomisiones_max,</text:p>
          </table:table-cell>
          <table:table-cell table:formula="of:=CONCATENATE(&quot;MIN(&quot;;[.B9];&quot;) AS &quot;;[.B9];&quot;_min,&quot;)" office:value-type="string" office:string-value="MIN(mcomisiones) AS mcomisiones_min," calcext:value-type="string">
            <text:p>MIN(mcomisiones) AS mcomision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activos_margen</text:p>
          </table:table-cell>
          <table:table-cell table:formula="of:=CONCATENATE(&quot;AVG(&quot;;[.B10];&quot;) AS &quot;;[.B10];&quot;_avg,&quot;)" office:value-type="string" office:string-value="AVG(mactivos_margen) AS mactivos_margen_avg," calcext:value-type="string">
            <text:p>AVG(mactivos_margen) AS mactivos_margen_avg,</text:p>
          </table:table-cell>
          <table:table-cell table:formula="of:=CONCATENATE(&quot;MAX(&quot;;[.B10];&quot;) AS &quot;;[.B10];&quot;_max,&quot;)" office:value-type="string" office:string-value="MAX(mactivos_margen) AS mactivos_margen_max," calcext:value-type="string">
            <text:p>MAX(mactivos_margen) AS mactivos_margen_max,</text:p>
          </table:table-cell>
          <table:table-cell table:formula="of:=CONCATENATE(&quot;MIN(&quot;;[.B10];&quot;) AS &quot;;[.B10];&quot;_min,&quot;)" office:value-type="string" office:string-value="MIN(mactivos_margen) AS mactivos_margen_min," calcext:value-type="string">
            <text:p>MIN(mactivos_margen) AS mactivos_margen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asivos_margen</text:p>
          </table:table-cell>
          <table:table-cell table:formula="of:=CONCATENATE(&quot;AVG(&quot;;[.B11];&quot;) AS &quot;;[.B11];&quot;_avg,&quot;)" office:value-type="string" office:string-value="AVG(mpasivos_margen) AS mpasivos_margen_avg," calcext:value-type="string">
            <text:p>AVG(mpasivos_margen) AS mpasivos_margen_avg,</text:p>
          </table:table-cell>
          <table:table-cell table:formula="of:=CONCATENATE(&quot;MAX(&quot;;[.B11];&quot;) AS &quot;;[.B11];&quot;_max,&quot;)" office:value-type="string" office:string-value="MAX(mpasivos_margen) AS mpasivos_margen_max," calcext:value-type="string">
            <text:p>MAX(mpasivos_margen) AS mpasivos_margen_max,</text:p>
          </table:table-cell>
          <table:table-cell table:formula="of:=CONCATENATE(&quot;MIN(&quot;;[.B11];&quot;) AS &quot;;[.B11];&quot;_min,&quot;)" office:value-type="string" office:string-value="MIN(mpasivos_margen) AS mpasivos_margen_min," calcext:value-type="string">
            <text:p>MIN(mpasivos_margen) AS mpasivos_margen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arketing_coss_selling</text:p>
          </table:table-cell>
          <table:table-cell table:formula="of:=CONCATENATE(&quot;AVG(&quot;;[.B12];&quot;) AS &quot;;[.B12];&quot;_avg,&quot;)" office:value-type="string" office:string-value="AVG(marketing_coss_selling) AS marketing_coss_selling_avg," calcext:value-type="string">
            <text:p>AVG(marketing_coss_selling) AS marketing_coss_selling_avg,</text:p>
          </table:table-cell>
          <table:table-cell table:formula="of:=CONCATENATE(&quot;MAX(&quot;;[.B12];&quot;) AS &quot;;[.B12];&quot;_max,&quot;)" office:value-type="string" office:string-value="MAX(marketing_coss_selling) AS marketing_coss_selling_max," calcext:value-type="string">
            <text:p>MAX(marketing_coss_selling) AS marketing_coss_selling_max,</text:p>
          </table:table-cell>
          <table:table-cell table:formula="of:=CONCATENATE(&quot;MIN(&quot;;[.B12];&quot;) AS &quot;;[.B12];&quot;_min,&quot;)" office:value-type="string" office:string-value="MIN(marketing_coss_selling) AS marketing_coss_selling_min," calcext:value-type="string">
            <text:p>MIN(marketing_coss_selling) AS marketing_coss_selling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_premium</text:p>
          </table:table-cell>
          <table:table-cell table:formula="of:=CONCATENATE(&quot;AVG(&quot;;[.B13];&quot;) AS &quot;;[.B13];&quot;_avg,&quot;)" office:value-type="string" office:string-value="AVG(tpaquete_premium) AS tpaquete_premium_avg," calcext:value-type="string">
            <text:p>AVG(tpaquete_premium) AS tpaquete_premium_avg,</text:p>
          </table:table-cell>
          <table:table-cell table:formula="of:=CONCATENATE(&quot;MAX(&quot;;[.B13];&quot;) AS &quot;;[.B13];&quot;_max,&quot;)" office:value-type="string" office:string-value="MAX(tpaquete_premium) AS tpaquete_premium_max," calcext:value-type="string">
            <text:p>MAX(tpaquete_premium) AS tpaquete_premium_max,</text:p>
          </table:table-cell>
          <table:table-cell table:formula="of:=CONCATENATE(&quot;MIN(&quot;;[.B13];&quot;) AS &quot;;[.B13];&quot;_min,&quot;)" office:value-type="string" office:string-value="MIN(tpaquete_premium) AS tpaquete_premium_min," calcext:value-type="string">
            <text:p>MIN(tpaquete_premium) AS tpaquete_premium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2</text:p>
          </table:table-cell>
          <table:table-cell table:formula="of:=CONCATENATE(&quot;AVG(&quot;;[.B14];&quot;) AS &quot;;[.B14];&quot;_avg,&quot;)" office:value-type="string" office:string-value="AVG(tpaquete2) AS tpaquete2_avg," calcext:value-type="string">
            <text:p>AVG(tpaquete2) AS tpaquete2_avg,</text:p>
          </table:table-cell>
          <table:table-cell table:formula="of:=CONCATENATE(&quot;MAX(&quot;;[.B14];&quot;) AS &quot;;[.B14];&quot;_max,&quot;)" office:value-type="string" office:string-value="MAX(tpaquete2) AS tpaquete2_max," calcext:value-type="string">
            <text:p>MAX(tpaquete2) AS tpaquete2_max,</text:p>
          </table:table-cell>
          <table:table-cell table:formula="of:=CONCATENATE(&quot;MIN(&quot;;[.B14];&quot;) AS &quot;;[.B14];&quot;_min,&quot;)" office:value-type="string" office:string-value="MIN(tpaquete2) AS tpaquete2_min," calcext:value-type="string">
            <text:p>MIN(tpaquete2) AS tpaquete2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3</text:p>
          </table:table-cell>
          <table:table-cell table:formula="of:=CONCATENATE(&quot;AVG(&quot;;[.B15];&quot;) AS &quot;;[.B15];&quot;_avg,&quot;)" office:value-type="string" office:string-value="AVG(tpaquete3) AS tpaquete3_avg," calcext:value-type="string">
            <text:p>AVG(tpaquete3) AS tpaquete3_avg,</text:p>
          </table:table-cell>
          <table:table-cell table:formula="of:=CONCATENATE(&quot;MAX(&quot;;[.B15];&quot;) AS &quot;;[.B15];&quot;_max,&quot;)" office:value-type="string" office:string-value="MAX(tpaquete3) AS tpaquete3_max," calcext:value-type="string">
            <text:p>MAX(tpaquete3) AS tpaquete3_max,</text:p>
          </table:table-cell>
          <table:table-cell table:formula="of:=CONCATENATE(&quot;MIN(&quot;;[.B15];&quot;) AS &quot;;[.B15];&quot;_min,&quot;)" office:value-type="string" office:string-value="MIN(tpaquete3) AS tpaquete3_min," calcext:value-type="string">
            <text:p>MIN(tpaquete3) AS tpaquete3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4</text:p>
          </table:table-cell>
          <table:table-cell table:formula="of:=CONCATENATE(&quot;AVG(&quot;;[.B16];&quot;) AS &quot;;[.B16];&quot;_avg,&quot;)" office:value-type="string" office:string-value="AVG(tpaquete4) AS tpaquete4_avg," calcext:value-type="string">
            <text:p>AVG(tpaquete4) AS tpaquete4_avg,</text:p>
          </table:table-cell>
          <table:table-cell table:formula="of:=CONCATENATE(&quot;MAX(&quot;;[.B16];&quot;) AS &quot;;[.B16];&quot;_max,&quot;)" office:value-type="string" office:string-value="MAX(tpaquete4) AS tpaquete4_max," calcext:value-type="string">
            <text:p>MAX(tpaquete4) AS tpaquete4_max,</text:p>
          </table:table-cell>
          <table:table-cell table:formula="of:=CONCATENATE(&quot;MIN(&quot;;[.B16];&quot;) AS &quot;;[.B16];&quot;_min,&quot;)" office:value-type="string" office:string-value="MIN(tpaquete4) AS tpaquete4_min," calcext:value-type="string">
            <text:p>MIN(tpaquete4) AS tpaquete4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5</text:p>
          </table:table-cell>
          <table:table-cell table:formula="of:=CONCATENATE(&quot;AVG(&quot;;[.B17];&quot;) AS &quot;;[.B17];&quot;_avg,&quot;)" office:value-type="string" office:string-value="AVG(tpaquete5) AS tpaquete5_avg," calcext:value-type="string">
            <text:p>AVG(tpaquete5) AS tpaquete5_avg,</text:p>
          </table:table-cell>
          <table:table-cell table:formula="of:=CONCATENATE(&quot;MAX(&quot;;[.B17];&quot;) AS &quot;;[.B17];&quot;_max,&quot;)" office:value-type="string" office:string-value="MAX(tpaquete5) AS tpaquete5_max," calcext:value-type="string">
            <text:p>MAX(tpaquete5) AS tpaquete5_max,</text:p>
          </table:table-cell>
          <table:table-cell table:formula="of:=CONCATENATE(&quot;MIN(&quot;;[.B17];&quot;) AS &quot;;[.B17];&quot;_min,&quot;)" office:value-type="string" office:string-value="MIN(tpaquete5) AS tpaquete5_min," calcext:value-type="string">
            <text:p>MIN(tpaquete5) AS tpaquete5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6</text:p>
          </table:table-cell>
          <table:table-cell table:formula="of:=CONCATENATE(&quot;AVG(&quot;;[.B18];&quot;) AS &quot;;[.B18];&quot;_avg,&quot;)" office:value-type="string" office:string-value="AVG(tpaquete6) AS tpaquete6_avg," calcext:value-type="string">
            <text:p>AVG(tpaquete6) AS tpaquete6_avg,</text:p>
          </table:table-cell>
          <table:table-cell table:formula="of:=CONCATENATE(&quot;MAX(&quot;;[.B18];&quot;) AS &quot;;[.B18];&quot;_max,&quot;)" office:value-type="string" office:string-value="MAX(tpaquete6) AS tpaquete6_max," calcext:value-type="string">
            <text:p>MAX(tpaquete6) AS tpaquete6_max,</text:p>
          </table:table-cell>
          <table:table-cell table:formula="of:=CONCATENATE(&quot;MIN(&quot;;[.B18];&quot;) AS &quot;;[.B18];&quot;_min,&quot;)" office:value-type="string" office:string-value="MIN(tpaquete6) AS tpaquete6_min," calcext:value-type="string">
            <text:p>MIN(tpaquete6) AS tpaquete6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7</text:p>
          </table:table-cell>
          <table:table-cell table:formula="of:=CONCATENATE(&quot;AVG(&quot;;[.B19];&quot;) AS &quot;;[.B19];&quot;_avg,&quot;)" office:value-type="string" office:string-value="AVG(tpaquete7) AS tpaquete7_avg," calcext:value-type="string">
            <text:p>AVG(tpaquete7) AS tpaquete7_avg,</text:p>
          </table:table-cell>
          <table:table-cell table:formula="of:=CONCATENATE(&quot;MAX(&quot;;[.B19];&quot;) AS &quot;;[.B19];&quot;_max,&quot;)" office:value-type="string" office:string-value="MAX(tpaquete7) AS tpaquete7_max," calcext:value-type="string">
            <text:p>MAX(tpaquete7) AS tpaquete7_max,</text:p>
          </table:table-cell>
          <table:table-cell table:formula="of:=CONCATENATE(&quot;MIN(&quot;;[.B19];&quot;) AS &quot;;[.B19];&quot;_min,&quot;)" office:value-type="string" office:string-value="MIN(tpaquete7) AS tpaquete7_min," calcext:value-type="string">
            <text:p>MIN(tpaquete7) AS tpaquete7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8</text:p>
          </table:table-cell>
          <table:table-cell table:formula="of:=CONCATENATE(&quot;AVG(&quot;;[.B20];&quot;) AS &quot;;[.B20];&quot;_avg,&quot;)" office:value-type="string" office:string-value="AVG(tpaquete8) AS tpaquete8_avg," calcext:value-type="string">
            <text:p>AVG(tpaquete8) AS tpaquete8_avg,</text:p>
          </table:table-cell>
          <table:table-cell table:formula="of:=CONCATENATE(&quot;MAX(&quot;;[.B20];&quot;) AS &quot;;[.B20];&quot;_max,&quot;)" office:value-type="string" office:string-value="MAX(tpaquete8) AS tpaquete8_max," calcext:value-type="string">
            <text:p>MAX(tpaquete8) AS tpaquete8_max,</text:p>
          </table:table-cell>
          <table:table-cell table:formula="of:=CONCATENATE(&quot;MIN(&quot;;[.B20];&quot;) AS &quot;;[.B20];&quot;_min,&quot;)" office:value-type="string" office:string-value="MIN(tpaquete8) AS tpaquete8_min," calcext:value-type="string">
            <text:p>MIN(tpaquete8) AS tpaquete8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9</text:p>
          </table:table-cell>
          <table:table-cell table:formula="of:=CONCATENATE(&quot;AVG(&quot;;[.B21];&quot;) AS &quot;;[.B21];&quot;_avg,&quot;)" office:value-type="string" office:string-value="AVG(tpaquete9) AS tpaquete9_avg," calcext:value-type="string">
            <text:p>AVG(tpaquete9) AS tpaquete9_avg,</text:p>
          </table:table-cell>
          <table:table-cell table:formula="of:=CONCATENATE(&quot;MAX(&quot;;[.B21];&quot;) AS &quot;;[.B21];&quot;_max,&quot;)" office:value-type="string" office:string-value="MAX(tpaquete9) AS tpaquete9_max," calcext:value-type="string">
            <text:p>MAX(tpaquete9) AS tpaquete9_max,</text:p>
          </table:table-cell>
          <table:table-cell table:formula="of:=CONCATENATE(&quot;MIN(&quot;;[.B21];&quot;) AS &quot;;[.B21];&quot;_min,&quot;)" office:value-type="string" office:string-value="MIN(tpaquete9) AS tpaquete9_min," calcext:value-type="string">
            <text:p>MIN(tpaquete9) AS tpaquete9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cuentas</text:p>
          </table:table-cell>
          <table:table-cell table:formula="of:=CONCATENATE(&quot;AVG(&quot;;[.B22];&quot;) AS &quot;;[.B22];&quot;_avg,&quot;)" office:value-type="string" office:string-value="AVG(tcuentas) AS tcuentas_avg," calcext:value-type="string">
            <text:p>AVG(tcuentas) AS tcuentas_avg,</text:p>
          </table:table-cell>
          <table:table-cell table:formula="of:=CONCATENATE(&quot;MAX(&quot;;[.B22];&quot;) AS &quot;;[.B22];&quot;_max,&quot;)" office:value-type="string" office:string-value="MAX(tcuentas) AS tcuentas_max," calcext:value-type="string">
            <text:p>MAX(tcuentas) AS tcuentas_max,</text:p>
          </table:table-cell>
          <table:table-cell table:formula="of:=CONCATENATE(&quot;MIN(&quot;;[.B22];&quot;) AS &quot;;[.B22];&quot;_min,&quot;)" office:value-type="string" office:string-value="MIN(tcuentas) AS tcuentas_min," calcext:value-type="string">
            <text:p>MIN(tcuentas) AS tcuenta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cuenta_corriente</text:p>
          </table:table-cell>
          <table:table-cell table:formula="of:=CONCATENATE(&quot;AVG(&quot;;[.B23];&quot;) AS &quot;;[.B23];&quot;_avg,&quot;)" office:value-type="string" office:string-value="AVG(tcuenta_corriente) AS tcuenta_corriente_avg," calcext:value-type="string">
            <text:p>AVG(tcuenta_corriente) AS tcuenta_corriente_avg,</text:p>
          </table:table-cell>
          <table:table-cell table:formula="of:=CONCATENATE(&quot;MAX(&quot;;[.B23];&quot;) AS &quot;;[.B23];&quot;_max,&quot;)" office:value-type="string" office:string-value="MAX(tcuenta_corriente) AS tcuenta_corriente_max," calcext:value-type="string">
            <text:p>MAX(tcuenta_corriente) AS tcuenta_corriente_max,</text:p>
          </table:table-cell>
          <table:table-cell table:formula="of:=CONCATENATE(&quot;MIN(&quot;;[.B23];&quot;) AS &quot;;[.B23];&quot;_min,&quot;)" office:value-type="string" office:string-value="MIN(tcuenta_corriente) AS tcuenta_corriente_min," calcext:value-type="string">
            <text:p>MIN(tcuenta_corriente) AS tcuenta_corrien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uenta_corriente_Nopaquete</text:p>
          </table:table-cell>
          <table:table-cell table:formula="of:=CONCATENATE(&quot;AVG(&quot;;[.B24];&quot;) AS &quot;;[.B24];&quot;_avg,&quot;)" office:value-type="string" office:string-value="AVG(mcuenta_corriente_Nopaquete) AS mcuenta_corriente_Nopaquete_avg," calcext:value-type="string">
            <text:p>AVG(mcuenta_corriente_Nopaquete) AS mcuenta_corriente_Nopaquete_avg,</text:p>
          </table:table-cell>
          <table:table-cell table:formula="of:=CONCATENATE(&quot;MAX(&quot;;[.B24];&quot;) AS &quot;;[.B24];&quot;_max,&quot;)" office:value-type="string" office:string-value="MAX(mcuenta_corriente_Nopaquete) AS mcuenta_corriente_Nopaquete_max," calcext:value-type="string">
            <text:p>MAX(mcuenta_corriente_Nopaquete) AS mcuenta_corriente_Nopaquete_max,</text:p>
          </table:table-cell>
          <table:table-cell table:formula="of:=CONCATENATE(&quot;MIN(&quot;;[.B24];&quot;) AS &quot;;[.B24];&quot;_min,&quot;)" office:value-type="string" office:string-value="MIN(mcuenta_corriente_Nopaquete) AS mcuenta_corriente_Nopaquete_min," calcext:value-type="string">
            <text:p>MIN(mcuenta_corriente_Nopaquete) AS mcuenta_corriente_Nopaque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uenta_corriente_Paquete</text:p>
          </table:table-cell>
          <table:table-cell table:formula="of:=CONCATENATE(&quot;AVG(&quot;;[.B25];&quot;) AS &quot;;[.B25];&quot;_avg,&quot;)" office:value-type="string" office:string-value="AVG(mcuenta_corriente_Paquete) AS mcuenta_corriente_Paquete_avg," calcext:value-type="string">
            <text:p>AVG(mcuenta_corriente_Paquete) AS mcuenta_corriente_Paquete_avg,</text:p>
          </table:table-cell>
          <table:table-cell table:formula="of:=CONCATENATE(&quot;MAX(&quot;;[.B25];&quot;) AS &quot;;[.B25];&quot;_max,&quot;)" office:value-type="string" office:string-value="MAX(mcuenta_corriente_Paquete) AS mcuenta_corriente_Paquete_max," calcext:value-type="string">
            <text:p>MAX(mcuenta_corriente_Paquete) AS mcuenta_corriente_Paquete_max,</text:p>
          </table:table-cell>
          <table:table-cell table:formula="of:=CONCATENATE(&quot;MIN(&quot;;[.B25];&quot;) AS &quot;;[.B25];&quot;_min,&quot;)" office:value-type="string" office:string-value="MIN(mcuenta_corriente_Paquete) AS mcuenta_corriente_Paquete_min," calcext:value-type="string">
            <text:p>MIN(mcuenta_corriente_Paquete) AS mcuenta_corriente_Paque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uenta_corriente_dolares</text:p>
          </table:table-cell>
          <table:table-cell table:formula="of:=CONCATENATE(&quot;AVG(&quot;;[.B26];&quot;) AS &quot;;[.B26];&quot;_avg,&quot;)" office:value-type="string" office:string-value="AVG(mcuenta_corriente_dolares) AS mcuenta_corriente_dolares_avg," calcext:value-type="string">
            <text:p>AVG(mcuenta_corriente_dolares) AS mcuenta_corriente_dolares_avg,</text:p>
          </table:table-cell>
          <table:table-cell table:formula="of:=CONCATENATE(&quot;MAX(&quot;;[.B26];&quot;) AS &quot;;[.B26];&quot;_max,&quot;)" office:value-type="string" office:string-value="MAX(mcuenta_corriente_dolares) AS mcuenta_corriente_dolares_max," calcext:value-type="string">
            <text:p>MAX(mcuenta_corriente_dolares) AS mcuenta_corriente_dolares_max,</text:p>
          </table:table-cell>
          <table:table-cell table:formula="of:=CONCATENATE(&quot;MIN(&quot;;[.B26];&quot;) AS &quot;;[.B26];&quot;_min,&quot;)" office:value-type="string" office:string-value="MIN(mcuenta_corriente_dolares) AS mcuenta_corriente_dolares_min," calcext:value-type="string">
            <text:p>MIN(mcuenta_corriente_dolares) AS mcuenta_corriente_dolar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caja_ahorro</text:p>
          </table:table-cell>
          <table:table-cell table:formula="of:=CONCATENATE(&quot;AVG(&quot;;[.B27];&quot;) AS &quot;;[.B27];&quot;_avg,&quot;)" office:value-type="string" office:string-value="AVG(tcaja_ahorro) AS tcaja_ahorro_avg," calcext:value-type="string">
            <text:p>AVG(tcaja_ahorro) AS tcaja_ahorro_avg,</text:p>
          </table:table-cell>
          <table:table-cell table:formula="of:=CONCATENATE(&quot;MAX(&quot;;[.B27];&quot;) AS &quot;;[.B27];&quot;_max,&quot;)" office:value-type="string" office:string-value="MAX(tcaja_ahorro) AS tcaja_ahorro_max," calcext:value-type="string">
            <text:p>MAX(tcaja_ahorro) AS tcaja_ahorro_max,</text:p>
          </table:table-cell>
          <table:table-cell table:formula="of:=CONCATENATE(&quot;MIN(&quot;;[.B27];&quot;) AS &quot;;[.B27];&quot;_min,&quot;)" office:value-type="string" office:string-value="MIN(tcaja_ahorro) AS tcaja_ahorro_min," calcext:value-type="string">
            <text:p>MIN(tcaja_ahorro) AS tcaja_ahorr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aja_ahorro_Paquete</text:p>
          </table:table-cell>
          <table:table-cell table:formula="of:=CONCATENATE(&quot;AVG(&quot;;[.B28];&quot;) AS &quot;;[.B28];&quot;_avg,&quot;)" office:value-type="string" office:string-value="AVG(mcaja_ahorro_Paquete) AS mcaja_ahorro_Paquete_avg," calcext:value-type="string">
            <text:p>AVG(mcaja_ahorro_Paquete) AS mcaja_ahorro_Paquete_avg,</text:p>
          </table:table-cell>
          <table:table-cell table:formula="of:=CONCATENATE(&quot;MAX(&quot;;[.B28];&quot;) AS &quot;;[.B28];&quot;_max,&quot;)" office:value-type="string" office:string-value="MAX(mcaja_ahorro_Paquete) AS mcaja_ahorro_Paquete_max," calcext:value-type="string">
            <text:p>MAX(mcaja_ahorro_Paquete) AS mcaja_ahorro_Paquete_max,</text:p>
          </table:table-cell>
          <table:table-cell table:formula="of:=CONCATENATE(&quot;MIN(&quot;;[.B28];&quot;) AS &quot;;[.B28];&quot;_min,&quot;)" office:value-type="string" office:string-value="MIN(mcaja_ahorro_Paquete) AS mcaja_ahorro_Paquete_min," calcext:value-type="string">
            <text:p>MIN(mcaja_ahorro_Paquete) AS mcaja_ahorro_Paque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aja_ahorro_Nopaquete</text:p>
          </table:table-cell>
          <table:table-cell table:formula="of:=CONCATENATE(&quot;AVG(&quot;;[.B29];&quot;) AS &quot;;[.B29];&quot;_avg,&quot;)" office:value-type="string" office:string-value="AVG(mcaja_ahorro_Nopaquete) AS mcaja_ahorro_Nopaquete_avg," calcext:value-type="string">
            <text:p>AVG(mcaja_ahorro_Nopaquete) AS mcaja_ahorro_Nopaquete_avg,</text:p>
          </table:table-cell>
          <table:table-cell table:formula="of:=CONCATENATE(&quot;MAX(&quot;;[.B29];&quot;) AS &quot;;[.B29];&quot;_max,&quot;)" office:value-type="string" office:string-value="MAX(mcaja_ahorro_Nopaquete) AS mcaja_ahorro_Nopaquete_max," calcext:value-type="string">
            <text:p>MAX(mcaja_ahorro_Nopaquete) AS mcaja_ahorro_Nopaquete_max,</text:p>
          </table:table-cell>
          <table:table-cell table:formula="of:=CONCATENATE(&quot;MIN(&quot;;[.B29];&quot;) AS &quot;;[.B29];&quot;_min,&quot;)" office:value-type="string" office:string-value="MIN(mcaja_ahorro_Nopaquete) AS mcaja_ahorro_Nopaquete_min," calcext:value-type="string">
            <text:p>MIN(mcaja_ahorro_Nopaquete) AS mcaja_ahorro_Nopaque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aja_ahorro_dolares</text:p>
          </table:table-cell>
          <table:table-cell table:formula="of:=CONCATENATE(&quot;AVG(&quot;;[.B30];&quot;) AS &quot;;[.B30];&quot;_avg,&quot;)" office:value-type="string" office:string-value="AVG(mcaja_ahorro_dolares) AS mcaja_ahorro_dolares_avg," calcext:value-type="string">
            <text:p>AVG(mcaja_ahorro_dolares) AS mcaja_ahorro_dolares_avg,</text:p>
          </table:table-cell>
          <table:table-cell table:formula="of:=CONCATENATE(&quot;MAX(&quot;;[.B30];&quot;) AS &quot;;[.B30];&quot;_max,&quot;)" office:value-type="string" office:string-value="MAX(mcaja_ahorro_dolares) AS mcaja_ahorro_dolares_max," calcext:value-type="string">
            <text:p>MAX(mcaja_ahorro_dolares) AS mcaja_ahorro_dolares_max,</text:p>
          </table:table-cell>
          <table:table-cell table:formula="of:=CONCATENATE(&quot;MIN(&quot;;[.B30];&quot;) AS &quot;;[.B30];&quot;_min,&quot;)" office:value-type="string" office:string-value="MIN(mcaja_ahorro_dolares) AS mcaja_ahorro_dolares_min," calcext:value-type="string">
            <text:p>MIN(mcaja_ahorro_dolares) AS mcaja_ahorro_dolar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descubierto_preacordado</text:p>
          </table:table-cell>
          <table:table-cell table:formula="of:=CONCATENATE(&quot;AVG(&quot;;[.B31];&quot;) AS &quot;;[.B31];&quot;_avg,&quot;)" office:value-type="string" office:string-value="AVG(mdescubierto_preacordado) AS mdescubierto_preacordado_avg," calcext:value-type="string">
            <text:p>AVG(mdescubierto_preacordado) AS mdescubierto_preacordado_avg,</text:p>
          </table:table-cell>
          <table:table-cell table:formula="of:=CONCATENATE(&quot;MAX(&quot;;[.B31];&quot;) AS &quot;;[.B31];&quot;_max,&quot;)" office:value-type="string" office:string-value="MAX(mdescubierto_preacordado) AS mdescubierto_preacordado_max," calcext:value-type="string">
            <text:p>MAX(mdescubierto_preacordado) AS mdescubierto_preacordado_max,</text:p>
          </table:table-cell>
          <table:table-cell table:formula="of:=CONCATENATE(&quot;MIN(&quot;;[.B31];&quot;) AS &quot;;[.B31];&quot;_min,&quot;)" office:value-type="string" office:string-value="MIN(mdescubierto_preacordado) AS mdescubierto_preacordado_min," calcext:value-type="string">
            <text:p>MIN(mdescubierto_preacordado) AS mdescubierto_preacordad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uentas_saldo</text:p>
          </table:table-cell>
          <table:table-cell table:formula="of:=CONCATENATE(&quot;AVG(&quot;;[.B32];&quot;) AS &quot;;[.B32];&quot;_avg,&quot;)" office:value-type="string" office:string-value="AVG(mcuentas_saldo) AS mcuentas_saldo_avg," calcext:value-type="string">
            <text:p>AVG(mcuentas_saldo) AS mcuentas_saldo_avg,</text:p>
          </table:table-cell>
          <table:table-cell table:formula="of:=CONCATENATE(&quot;MAX(&quot;;[.B32];&quot;) AS &quot;;[.B32];&quot;_max,&quot;)" office:value-type="string" office:string-value="MAX(mcuentas_saldo) AS mcuentas_saldo_max," calcext:value-type="string">
            <text:p>MAX(mcuentas_saldo) AS mcuentas_saldo_max,</text:p>
          </table:table-cell>
          <table:table-cell table:formula="of:=CONCATENATE(&quot;MIN(&quot;;[.B32];&quot;) AS &quot;;[.B32];&quot;_min,&quot;)" office:value-type="string" office:string-value="MIN(mcuentas_saldo) AS mcuentas_saldo_min," calcext:value-type="string">
            <text:p>MIN(mcuentas_saldo) AS mcuentas_sald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tarjeta_debito</text:p>
          </table:table-cell>
          <table:table-cell table:formula="of:=CONCATENATE(&quot;AVG(&quot;;[.B33];&quot;) AS &quot;;[.B33];&quot;_avg,&quot;)" office:value-type="string" office:string-value="AVG(ttarjeta_debito) AS ttarjeta_debito_avg," calcext:value-type="string">
            <text:p>AVG(ttarjeta_debito) AS ttarjeta_debito_avg,</text:p>
          </table:table-cell>
          <table:table-cell table:formula="of:=CONCATENATE(&quot;MAX(&quot;;[.B33];&quot;) AS &quot;;[.B33];&quot;_max,&quot;)" office:value-type="string" office:string-value="MAX(ttarjeta_debito) AS ttarjeta_debito_max," calcext:value-type="string">
            <text:p>MAX(ttarjeta_debito) AS ttarjeta_debito_max,</text:p>
          </table:table-cell>
          <table:table-cell table:formula="of:=CONCATENATE(&quot;MIN(&quot;;[.B33];&quot;) AS &quot;;[.B33];&quot;_min,&quot;)" office:value-type="string" office:string-value="MIN(ttarjeta_debito) AS ttarjeta_debito_min," calcext:value-type="string">
            <text:p>MIN(ttarjeta_debito) AS ttarjeta_debit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tarjeta_debito_transacciones</text:p>
          </table:table-cell>
          <table:table-cell table:formula="of:=CONCATENATE(&quot;AVG(&quot;;[.B34];&quot;) AS &quot;;[.B34];&quot;_avg,&quot;)" office:value-type="string" office:string-value="AVG(ctarjeta_debito_transacciones) AS ctarjeta_debito_transacciones_avg," calcext:value-type="string">
            <text:p>AVG(ctarjeta_debito_transacciones) AS ctarjeta_debito_transacciones_avg,</text:p>
          </table:table-cell>
          <table:table-cell table:formula="of:=CONCATENATE(&quot;MAX(&quot;;[.B34];&quot;) AS &quot;;[.B34];&quot;_max,&quot;)" office:value-type="string" office:string-value="MAX(ctarjeta_debito_transacciones) AS ctarjeta_debito_transacciones_max," calcext:value-type="string">
            <text:p>MAX(ctarjeta_debito_transacciones) AS ctarjeta_debito_transacciones_max,</text:p>
          </table:table-cell>
          <table:table-cell table:formula="of:=CONCATENATE(&quot;MIN(&quot;;[.B34];&quot;) AS &quot;;[.B34];&quot;_min,&quot;)" office:value-type="string" office:string-value="MIN(ctarjeta_debito_transacciones) AS ctarjeta_debito_transacciones_min," calcext:value-type="string">
            <text:p>MIN(ctarjeta_debito_transacciones) AS ctarjeta_debito_transaccion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autoservicio</text:p>
          </table:table-cell>
          <table:table-cell table:formula="of:=CONCATENATE(&quot;AVG(&quot;;[.B35];&quot;) AS &quot;;[.B35];&quot;_avg,&quot;)" office:value-type="string" office:string-value="AVG(mautoservicio) AS mautoservicio_avg," calcext:value-type="string">
            <text:p>AVG(mautoservicio) AS mautoservicio_avg,</text:p>
          </table:table-cell>
          <table:table-cell table:formula="of:=CONCATENATE(&quot;MAX(&quot;;[.B35];&quot;) AS &quot;;[.B35];&quot;_max,&quot;)" office:value-type="string" office:string-value="MAX(mautoservicio) AS mautoservicio_max," calcext:value-type="string">
            <text:p>MAX(mautoservicio) AS mautoservicio_max,</text:p>
          </table:table-cell>
          <table:table-cell table:formula="of:=CONCATENATE(&quot;MIN(&quot;;[.B35];&quot;) AS &quot;;[.B35];&quot;_min,&quot;)" office:value-type="string" office:string-value="MIN(mautoservicio) AS mautoservicio_min," calcext:value-type="string">
            <text:p>MIN(mautoservicio) AS mautoservici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tarjeta_visa</text:p>
          </table:table-cell>
          <table:table-cell table:formula="of:=CONCATENATE(&quot;AVG(&quot;;[.B36];&quot;) AS &quot;;[.B36];&quot;_avg,&quot;)" office:value-type="string" office:string-value="AVG(ttarjeta_visa) AS ttarjeta_visa_avg," calcext:value-type="string">
            <text:p>AVG(ttarjeta_visa) AS ttarjeta_visa_avg,</text:p>
          </table:table-cell>
          <table:table-cell table:formula="of:=CONCATENATE(&quot;MAX(&quot;;[.B36];&quot;) AS &quot;;[.B36];&quot;_max,&quot;)" office:value-type="string" office:string-value="MAX(ttarjeta_visa) AS ttarjeta_visa_max," calcext:value-type="string">
            <text:p>MAX(ttarjeta_visa) AS ttarjeta_visa_max,</text:p>
          </table:table-cell>
          <table:table-cell table:formula="of:=CONCATENATE(&quot;MIN(&quot;;[.B36];&quot;) AS &quot;;[.B36];&quot;_min,&quot;)" office:value-type="string" office:string-value="MIN(ttarjeta_visa) AS ttarjeta_visa_min," calcext:value-type="string">
            <text:p>MIN(ttarjeta_visa) AS ttarjeta_visa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tarjeta_visa_transacciones</text:p>
          </table:table-cell>
          <table:table-cell table:formula="of:=CONCATENATE(&quot;AVG(&quot;;[.B37];&quot;) AS &quot;;[.B37];&quot;_avg,&quot;)" office:value-type="string" office:string-value="AVG(ctarjeta_visa_transacciones) AS ctarjeta_visa_transacciones_avg," calcext:value-type="string">
            <text:p>AVG(ctarjeta_visa_transacciones) AS ctarjeta_visa_transacciones_avg,</text:p>
          </table:table-cell>
          <table:table-cell table:formula="of:=CONCATENATE(&quot;MAX(&quot;;[.B37];&quot;) AS &quot;;[.B37];&quot;_max,&quot;)" office:value-type="string" office:string-value="MAX(ctarjeta_visa_transacciones) AS ctarjeta_visa_transacciones_max," calcext:value-type="string">
            <text:p>MAX(ctarjeta_visa_transacciones) AS ctarjeta_visa_transacciones_max,</text:p>
          </table:table-cell>
          <table:table-cell table:formula="of:=CONCATENATE(&quot;MIN(&quot;;[.B37];&quot;) AS &quot;;[.B37];&quot;_min,&quot;)" office:value-type="string" office:string-value="MIN(ctarjeta_visa_transacciones) AS ctarjeta_visa_transacciones_min," calcext:value-type="string">
            <text:p>MIN(ctarjeta_visa_transacciones) AS ctarjeta_visa_transaccion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tarjeta_visa_consumo</text:p>
          </table:table-cell>
          <table:table-cell table:formula="of:=CONCATENATE(&quot;AVG(&quot;;[.B38];&quot;) AS &quot;;[.B38];&quot;_avg,&quot;)" office:value-type="string" office:string-value="AVG(mtarjeta_visa_consumo) AS mtarjeta_visa_consumo_avg," calcext:value-type="string">
            <text:p>AVG(mtarjeta_visa_consumo) AS mtarjeta_visa_consumo_avg,</text:p>
          </table:table-cell>
          <table:table-cell table:formula="of:=CONCATENATE(&quot;MAX(&quot;;[.B38];&quot;) AS &quot;;[.B38];&quot;_max,&quot;)" office:value-type="string" office:string-value="MAX(mtarjeta_visa_consumo) AS mtarjeta_visa_consumo_max," calcext:value-type="string">
            <text:p>MAX(mtarjeta_visa_consumo) AS mtarjeta_visa_consumo_max,</text:p>
          </table:table-cell>
          <table:table-cell table:formula="of:=CONCATENATE(&quot;MIN(&quot;;[.B38];&quot;) AS &quot;;[.B38];&quot;_min,&quot;)" office:value-type="string" office:string-value="MIN(mtarjeta_visa_consumo) AS mtarjeta_visa_consumo_min," calcext:value-type="string">
            <text:p>MIN(mtarjeta_visa_consumo) AS mtarjeta_visa_consum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tarjeta_master</text:p>
          </table:table-cell>
          <table:table-cell table:formula="of:=CONCATENATE(&quot;AVG(&quot;;[.B39];&quot;) AS &quot;;[.B39];&quot;_avg,&quot;)" office:value-type="string" office:string-value="AVG(ttarjeta_master) AS ttarjeta_master_avg," calcext:value-type="string">
            <text:p>AVG(ttarjeta_master) AS ttarjeta_master_avg,</text:p>
          </table:table-cell>
          <table:table-cell table:formula="of:=CONCATENATE(&quot;MAX(&quot;;[.B39];&quot;) AS &quot;;[.B39];&quot;_max,&quot;)" office:value-type="string" office:string-value="MAX(ttarjeta_master) AS ttarjeta_master_max," calcext:value-type="string">
            <text:p>MAX(ttarjeta_master) AS ttarjeta_master_max,</text:p>
          </table:table-cell>
          <table:table-cell table:formula="of:=CONCATENATE(&quot;MIN(&quot;;[.B39];&quot;) AS &quot;;[.B39];&quot;_min,&quot;)" office:value-type="string" office:string-value="MIN(ttarjeta_master) AS ttarjeta_master_min," calcext:value-type="string">
            <text:p>MIN(ttarjeta_master) AS ttarjeta_master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tarjeta_master_transacciones</text:p>
          </table:table-cell>
          <table:table-cell table:formula="of:=CONCATENATE(&quot;AVG(&quot;;[.B40];&quot;) AS &quot;;[.B40];&quot;_avg,&quot;)" office:value-type="string" office:string-value="AVG(ctarjeta_master_transacciones) AS ctarjeta_master_transacciones_avg," calcext:value-type="string">
            <text:p>AVG(ctarjeta_master_transacciones) AS ctarjeta_master_transacciones_avg,</text:p>
          </table:table-cell>
          <table:table-cell table:formula="of:=CONCATENATE(&quot;MAX(&quot;;[.B40];&quot;) AS &quot;;[.B40];&quot;_max,&quot;)" office:value-type="string" office:string-value="MAX(ctarjeta_master_transacciones) AS ctarjeta_master_transacciones_max," calcext:value-type="string">
            <text:p>MAX(ctarjeta_master_transacciones) AS ctarjeta_master_transacciones_max,</text:p>
          </table:table-cell>
          <table:table-cell table:formula="of:=CONCATENATE(&quot;MIN(&quot;;[.B40];&quot;) AS &quot;;[.B40];&quot;_min,&quot;)" office:value-type="string" office:string-value="MIN(ctarjeta_master_transacciones) AS ctarjeta_master_transacciones_min," calcext:value-type="string">
            <text:p>MIN(ctarjeta_master_transacciones) AS ctarjeta_master_transaccion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tarjeta_master_consumo</text:p>
          </table:table-cell>
          <table:table-cell table:formula="of:=CONCATENATE(&quot;AVG(&quot;;[.B41];&quot;) AS &quot;;[.B41];&quot;_avg,&quot;)" office:value-type="string" office:string-value="AVG(mtarjeta_master_consumo) AS mtarjeta_master_consumo_avg," calcext:value-type="string">
            <text:p>AVG(mtarjeta_master_consumo) AS mtarjeta_master_consumo_avg,</text:p>
          </table:table-cell>
          <table:table-cell table:formula="of:=CONCATENATE(&quot;MAX(&quot;;[.B41];&quot;) AS &quot;;[.B41];&quot;_max,&quot;)" office:value-type="string" office:string-value="MAX(mtarjeta_master_consumo) AS mtarjeta_master_consumo_max," calcext:value-type="string">
            <text:p>MAX(mtarjeta_master_consumo) AS mtarjeta_master_consumo_max,</text:p>
          </table:table-cell>
          <table:table-cell table:formula="of:=CONCATENATE(&quot;MIN(&quot;;[.B41];&quot;) AS &quot;;[.B41];&quot;_min,&quot;)" office:value-type="string" office:string-value="MIN(mtarjeta_master_consumo) AS mtarjeta_master_consumo_min," calcext:value-type="string">
            <text:p>MIN(mtarjeta_master_consumo) AS mtarjeta_master_consum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prestamos_personales</text:p>
          </table:table-cell>
          <table:table-cell table:formula="of:=CONCATENATE(&quot;AVG(&quot;;[.B42];&quot;) AS &quot;;[.B42];&quot;_avg,&quot;)" office:value-type="string" office:string-value="AVG(cprestamos_personales) AS cprestamos_personales_avg," calcext:value-type="string">
            <text:p>AVG(cprestamos_personales) AS cprestamos_personales_avg,</text:p>
          </table:table-cell>
          <table:table-cell table:formula="of:=CONCATENATE(&quot;MAX(&quot;;[.B42];&quot;) AS &quot;;[.B42];&quot;_max,&quot;)" office:value-type="string" office:string-value="MAX(cprestamos_personales) AS cprestamos_personales_max," calcext:value-type="string">
            <text:p>MAX(cprestamos_personales) AS cprestamos_personales_max,</text:p>
          </table:table-cell>
          <table:table-cell table:formula="of:=CONCATENATE(&quot;MIN(&quot;;[.B42];&quot;) AS &quot;;[.B42];&quot;_min,&quot;)" office:value-type="string" office:string-value="MIN(cprestamos_personales) AS cprestamos_personales_min," calcext:value-type="string">
            <text:p>MIN(cprestamos_personales) AS cprestamos_personal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restamos_personales</text:p>
          </table:table-cell>
          <table:table-cell table:formula="of:=CONCATENATE(&quot;AVG(&quot;;[.B43];&quot;) AS &quot;;[.B43];&quot;_avg,&quot;)" office:value-type="string" office:string-value="AVG(mprestamos_personales) AS mprestamos_personales_avg," calcext:value-type="string">
            <text:p>AVG(mprestamos_personales) AS mprestamos_personales_avg,</text:p>
          </table:table-cell>
          <table:table-cell table:formula="of:=CONCATENATE(&quot;MAX(&quot;;[.B43];&quot;) AS &quot;;[.B43];&quot;_max,&quot;)" office:value-type="string" office:string-value="MAX(mprestamos_personales) AS mprestamos_personales_max," calcext:value-type="string">
            <text:p>MAX(mprestamos_personales) AS mprestamos_personales_max,</text:p>
          </table:table-cell>
          <table:table-cell table:formula="of:=CONCATENATE(&quot;MIN(&quot;;[.B43];&quot;) AS &quot;;[.B43];&quot;_min,&quot;)" office:value-type="string" office:string-value="MIN(mprestamos_personales) AS mprestamos_personales_min," calcext:value-type="string">
            <text:p>MIN(mprestamos_personales) AS mprestamos_personal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prestamos_prendarios</text:p>
          </table:table-cell>
          <table:table-cell table:formula="of:=CONCATENATE(&quot;AVG(&quot;;[.B44];&quot;) AS &quot;;[.B44];&quot;_avg,&quot;)" office:value-type="string" office:string-value="AVG(cprestamos_prendarios) AS cprestamos_prendarios_avg," calcext:value-type="string">
            <text:p>AVG(cprestamos_prendarios) AS cprestamos_prendarios_avg,</text:p>
          </table:table-cell>
          <table:table-cell table:formula="of:=CONCATENATE(&quot;MAX(&quot;;[.B44];&quot;) AS &quot;;[.B44];&quot;_max,&quot;)" office:value-type="string" office:string-value="MAX(cprestamos_prendarios) AS cprestamos_prendarios_max," calcext:value-type="string">
            <text:p>MAX(cprestamos_prendarios) AS cprestamos_prendarios_max,</text:p>
          </table:table-cell>
          <table:table-cell table:formula="of:=CONCATENATE(&quot;MIN(&quot;;[.B44];&quot;) AS &quot;;[.B44];&quot;_min,&quot;)" office:value-type="string" office:string-value="MIN(cprestamos_prendarios) AS cprestamos_prendarios_min," calcext:value-type="string">
            <text:p>MIN(cprestamos_prendarios) AS cprestamos_prendari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restamos_prendarios</text:p>
          </table:table-cell>
          <table:table-cell table:formula="of:=CONCATENATE(&quot;AVG(&quot;;[.B45];&quot;) AS &quot;;[.B45];&quot;_avg,&quot;)" office:value-type="string" office:string-value="AVG(mprestamos_prendarios) AS mprestamos_prendarios_avg," calcext:value-type="string">
            <text:p>AVG(mprestamos_prendarios) AS mprestamos_prendarios_avg,</text:p>
          </table:table-cell>
          <table:table-cell table:formula="of:=CONCATENATE(&quot;MAX(&quot;;[.B45];&quot;) AS &quot;;[.B45];&quot;_max,&quot;)" office:value-type="string" office:string-value="MAX(mprestamos_prendarios) AS mprestamos_prendarios_max," calcext:value-type="string">
            <text:p>MAX(mprestamos_prendarios) AS mprestamos_prendarios_max,</text:p>
          </table:table-cell>
          <table:table-cell table:formula="of:=CONCATENATE(&quot;MIN(&quot;;[.B45];&quot;) AS &quot;;[.B45];&quot;_min,&quot;)" office:value-type="string" office:string-value="MIN(mprestamos_prendarios) AS mprestamos_prendarios_min," calcext:value-type="string">
            <text:p>MIN(mprestamos_prendarios) AS mprestamos_prendari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prestamos_hipotecarios</text:p>
          </table:table-cell>
          <table:table-cell table:formula="of:=CONCATENATE(&quot;AVG(&quot;;[.B46];&quot;) AS &quot;;[.B46];&quot;_avg,&quot;)" office:value-type="string" office:string-value="AVG(cprestamos_hipotecarios) AS cprestamos_hipotecarios_avg," calcext:value-type="string">
            <text:p>AVG(cprestamos_hipotecarios) AS cprestamos_hipotecarios_avg,</text:p>
          </table:table-cell>
          <table:table-cell table:formula="of:=CONCATENATE(&quot;MAX(&quot;;[.B46];&quot;) AS &quot;;[.B46];&quot;_max,&quot;)" office:value-type="string" office:string-value="MAX(cprestamos_hipotecarios) AS cprestamos_hipotecarios_max," calcext:value-type="string">
            <text:p>MAX(cprestamos_hipotecarios) AS cprestamos_hipotecarios_max,</text:p>
          </table:table-cell>
          <table:table-cell table:formula="of:=CONCATENATE(&quot;MIN(&quot;;[.B46];&quot;) AS &quot;;[.B46];&quot;_min,&quot;)" office:value-type="string" office:string-value="MIN(cprestamos_hipotecarios) AS cprestamos_hipotecarios_min," calcext:value-type="string">
            <text:p>MIN(cprestamos_hipotecarios) AS cprestamos_hipotecari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restamos_hipotecarios</text:p>
          </table:table-cell>
          <table:table-cell table:formula="of:=CONCATENATE(&quot;AVG(&quot;;[.B47];&quot;) AS &quot;;[.B47];&quot;_avg,&quot;)" office:value-type="string" office:string-value="AVG(mprestamos_hipotecarios) AS mprestamos_hipotecarios_avg," calcext:value-type="string">
            <text:p>AVG(mprestamos_hipotecarios) AS mprestamos_hipotecarios_avg,</text:p>
          </table:table-cell>
          <table:table-cell table:formula="of:=CONCATENATE(&quot;MAX(&quot;;[.B47];&quot;) AS &quot;;[.B47];&quot;_max,&quot;)" office:value-type="string" office:string-value="MAX(mprestamos_hipotecarios) AS mprestamos_hipotecarios_max," calcext:value-type="string">
            <text:p>MAX(mprestamos_hipotecarios) AS mprestamos_hipotecarios_max,</text:p>
          </table:table-cell>
          <table:table-cell table:formula="of:=CONCATENATE(&quot;MIN(&quot;;[.B47];&quot;) AS &quot;;[.B47];&quot;_min,&quot;)" office:value-type="string" office:string-value="MIN(mprestamos_hipotecarios) AS mprestamos_hipotecarios_min," calcext:value-type="string">
            <text:p>MIN(mprestamos_hipotecarios) AS mprestamos_hipotecari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lazo_fijo</text:p>
          </table:table-cell>
          <table:table-cell table:formula="of:=CONCATENATE(&quot;AVG(&quot;;[.B48];&quot;) AS &quot;;[.B48];&quot;_avg,&quot;)" office:value-type="string" office:string-value="AVG(tplazo_fijo) AS tplazo_fijo_avg," calcext:value-type="string">
            <text:p>AVG(tplazo_fijo) AS tplazo_fijo_avg,</text:p>
          </table:table-cell>
          <table:table-cell table:formula="of:=CONCATENATE(&quot;MAX(&quot;;[.B48];&quot;) AS &quot;;[.B48];&quot;_max,&quot;)" office:value-type="string" office:string-value="MAX(tplazo_fijo) AS tplazo_fijo_max," calcext:value-type="string">
            <text:p>MAX(tplazo_fijo) AS tplazo_fijo_max,</text:p>
          </table:table-cell>
          <table:table-cell table:formula="of:=CONCATENATE(&quot;MIN(&quot;;[.B48];&quot;) AS &quot;;[.B48];&quot;_min,&quot;)" office:value-type="string" office:string-value="MIN(tplazo_fijo) AS tplazo_fijo_min," calcext:value-type="string">
            <text:p>MIN(tplazo_fijo) AS tplazo_fij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lazo_fijo_dolares</text:p>
          </table:table-cell>
          <table:table-cell table:formula="of:=CONCATENATE(&quot;AVG(&quot;;[.B49];&quot;) AS &quot;;[.B49];&quot;_avg,&quot;)" office:value-type="string" office:string-value="AVG(mplazo_fijo_dolares) AS mplazo_fijo_dolares_avg," calcext:value-type="string">
            <text:p>AVG(mplazo_fijo_dolares) AS mplazo_fijo_dolares_avg,</text:p>
          </table:table-cell>
          <table:table-cell table:formula="of:=CONCATENATE(&quot;MAX(&quot;;[.B49];&quot;) AS &quot;;[.B49];&quot;_max,&quot;)" office:value-type="string" office:string-value="MAX(mplazo_fijo_dolares) AS mplazo_fijo_dolares_max," calcext:value-type="string">
            <text:p>MAX(mplazo_fijo_dolares) AS mplazo_fijo_dolares_max,</text:p>
          </table:table-cell>
          <table:table-cell table:formula="of:=CONCATENATE(&quot;MIN(&quot;;[.B49];&quot;) AS &quot;;[.B49];&quot;_min,&quot;)" office:value-type="string" office:string-value="MIN(mplazo_fijo_dolares) AS mplazo_fijo_dolares_min," calcext:value-type="string">
            <text:p>MIN(mplazo_fijo_dolares) AS mplazo_fijo_dolar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lazo_fijo_pesos</text:p>
          </table:table-cell>
          <table:table-cell table:formula="of:=CONCATENATE(&quot;AVG(&quot;;[.B50];&quot;) AS &quot;;[.B50];&quot;_avg,&quot;)" office:value-type="string" office:string-value="AVG(mplazo_fijo_pesos) AS mplazo_fijo_pesos_avg," calcext:value-type="string">
            <text:p>AVG(mplazo_fijo_pesos) AS mplazo_fijo_pesos_avg,</text:p>
          </table:table-cell>
          <table:table-cell table:formula="of:=CONCATENATE(&quot;MAX(&quot;;[.B50];&quot;) AS &quot;;[.B50];&quot;_max,&quot;)" office:value-type="string" office:string-value="MAX(mplazo_fijo_pesos) AS mplazo_fijo_pesos_max," calcext:value-type="string">
            <text:p>MAX(mplazo_fijo_pesos) AS mplazo_fijo_pesos_max,</text:p>
          </table:table-cell>
          <table:table-cell table:formula="of:=CONCATENATE(&quot;MIN(&quot;;[.B50];&quot;) AS &quot;;[.B50];&quot;_min,&quot;)" office:value-type="string" office:string-value="MIN(mplazo_fijo_pesos) AS mplazo_fijo_pesos_min," calcext:value-type="string">
            <text:p>MIN(mplazo_fijo_pesos) AS mplazo_fijo_pes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fondos_comunes_inversion</text:p>
          </table:table-cell>
          <table:table-cell table:formula="of:=CONCATENATE(&quot;AVG(&quot;;[.B51];&quot;) AS &quot;;[.B51];&quot;_avg,&quot;)" office:value-type="string" office:string-value="AVG(tfondos_comunes_inversion) AS tfondos_comunes_inversion_avg," calcext:value-type="string">
            <text:p>AVG(tfondos_comunes_inversion) AS tfondos_comunes_inversion_avg,</text:p>
          </table:table-cell>
          <table:table-cell table:formula="of:=CONCATENATE(&quot;MAX(&quot;;[.B51];&quot;) AS &quot;;[.B51];&quot;_max,&quot;)" office:value-type="string" office:string-value="MAX(tfondos_comunes_inversion) AS tfondos_comunes_inversion_max," calcext:value-type="string">
            <text:p>MAX(tfondos_comunes_inversion) AS tfondos_comunes_inversion_max,</text:p>
          </table:table-cell>
          <table:table-cell table:formula="of:=CONCATENATE(&quot;MIN(&quot;;[.B51];&quot;) AS &quot;;[.B51];&quot;_min,&quot;)" office:value-type="string" office:string-value="MIN(tfondos_comunes_inversion) AS tfondos_comunes_inversion_min," calcext:value-type="string">
            <text:p>MIN(tfondos_comunes_inversion) AS tfondos_comunes_inversion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fondos_comunes_inversion_pesos</text:p>
          </table:table-cell>
          <table:table-cell table:formula="of:=CONCATENATE(&quot;AVG(&quot;;[.B52];&quot;) AS &quot;;[.B52];&quot;_avg,&quot;)" office:value-type="string" office:string-value="AVG(mfondos_comunes_inversion_pesos) AS mfondos_comunes_inversion_pesos_avg," calcext:value-type="string">
            <text:p>AVG(mfondos_comunes_inversion_pesos) AS mfondos_comunes_inversion_pesos_avg,</text:p>
          </table:table-cell>
          <table:table-cell table:formula="of:=CONCATENATE(&quot;MAX(&quot;;[.B52];&quot;) AS &quot;;[.B52];&quot;_max,&quot;)" office:value-type="string" office:string-value="MAX(mfondos_comunes_inversion_pesos) AS mfondos_comunes_inversion_pesos_max," calcext:value-type="string">
            <text:p>MAX(mfondos_comunes_inversion_pesos) AS mfondos_comunes_inversion_pesos_max,</text:p>
          </table:table-cell>
          <table:table-cell table:formula="of:=CONCATENATE(&quot;MIN(&quot;;[.B52];&quot;) AS &quot;;[.B52];&quot;_min,&quot;)" office:value-type="string" office:string-value="MIN(mfondos_comunes_inversion_pesos) AS mfondos_comunes_inversion_pesos_min," calcext:value-type="string">
            <text:p>MIN(mfondos_comunes_inversion_pesos) AS mfondos_comunes_inversion_pes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fondos_comunes_inversion_dolares</text:p>
          </table:table-cell>
          <table:table-cell table:formula="of:=CONCATENATE(&quot;AVG(&quot;;[.B53];&quot;) AS &quot;;[.B53];&quot;_avg,&quot;)" office:value-type="string" office:string-value="AVG(mfondos_comunes_inversion_dolares) AS mfondos_comunes_inversion_dolares_avg," calcext:value-type="string">
            <text:p>AVG(mfondos_comunes_inversion_dolares) AS mfondos_comunes_inversion_dolares_avg,</text:p>
          </table:table-cell>
          <table:table-cell table:formula="of:=CONCATENATE(&quot;MAX(&quot;;[.B53];&quot;) AS &quot;;[.B53];&quot;_max,&quot;)" office:value-type="string" office:string-value="MAX(mfondos_comunes_inversion_dolares) AS mfondos_comunes_inversion_dolares_max," calcext:value-type="string">
            <text:p>MAX(mfondos_comunes_inversion_dolares) AS mfondos_comunes_inversion_dolares_max,</text:p>
          </table:table-cell>
          <table:table-cell table:formula="of:=CONCATENATE(&quot;MIN(&quot;;[.B53];&quot;) AS &quot;;[.B53];&quot;_min,&quot;)" office:value-type="string" office:string-value="MIN(mfondos_comunes_inversion_dolares) AS mfondos_comunes_inversion_dolares_min," calcext:value-type="string">
            <text:p>MIN(mfondos_comunes_inversion_dolares) AS mfondos_comunes_inversion_dolar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titulos</text:p>
          </table:table-cell>
          <table:table-cell table:formula="of:=CONCATENATE(&quot;AVG(&quot;;[.B54];&quot;) AS &quot;;[.B54];&quot;_avg,&quot;)" office:value-type="string" office:string-value="AVG(ttitulos) AS ttitulos_avg," calcext:value-type="string">
            <text:p>AVG(ttitulos) AS ttitulos_avg,</text:p>
          </table:table-cell>
          <table:table-cell table:formula="of:=CONCATENATE(&quot;MAX(&quot;;[.B54];&quot;) AS &quot;;[.B54];&quot;_max,&quot;)" office:value-type="string" office:string-value="MAX(ttitulos) AS ttitulos_max," calcext:value-type="string">
            <text:p>MAX(ttitulos) AS ttitulos_max,</text:p>
          </table:table-cell>
          <table:table-cell table:formula="of:=CONCATENATE(&quot;MIN(&quot;;[.B54];&quot;) AS &quot;;[.B54];&quot;_min,&quot;)" office:value-type="string" office:string-value="MIN(ttitulos) AS ttitulos_min," calcext:value-type="string">
            <text:p>MIN(ttitulos) AS ttitul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titulos</text:p>
          </table:table-cell>
          <table:table-cell table:formula="of:=CONCATENATE(&quot;AVG(&quot;;[.B55];&quot;) AS &quot;;[.B55];&quot;_avg,&quot;)" office:value-type="string" office:string-value="AVG(mtitulos) AS mtitulos_avg," calcext:value-type="string">
            <text:p>AVG(mtitulos) AS mtitulos_avg,</text:p>
          </table:table-cell>
          <table:table-cell table:formula="of:=CONCATENATE(&quot;MAX(&quot;;[.B55];&quot;) AS &quot;;[.B55];&quot;_max,&quot;)" office:value-type="string" office:string-value="MAX(mtitulos) AS mtitulos_max," calcext:value-type="string">
            <text:p>MAX(mtitulos) AS mtitulos_max,</text:p>
          </table:table-cell>
          <table:table-cell table:formula="of:=CONCATENATE(&quot;MIN(&quot;;[.B55];&quot;) AS &quot;;[.B55];&quot;_min,&quot;)" office:value-type="string" office:string-value="MIN(mtitulos) AS mtitulos_min," calcext:value-type="string">
            <text:p>MIN(mtitulos) AS mtitul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seguro_vida_mercado_abierto</text:p>
          </table:table-cell>
          <table:table-cell table:formula="of:=CONCATENATE(&quot;AVG(&quot;;[.B56];&quot;) AS &quot;;[.B56];&quot;_avg,&quot;)" office:value-type="string" office:string-value="AVG(tseguro_vida_mercado_abierto) AS tseguro_vida_mercado_abierto_avg," calcext:value-type="string">
            <text:p>AVG(tseguro_vida_mercado_abierto) AS tseguro_vida_mercado_abierto_avg,</text:p>
          </table:table-cell>
          <table:table-cell table:formula="of:=CONCATENATE(&quot;MAX(&quot;;[.B56];&quot;) AS &quot;;[.B56];&quot;_max,&quot;)" office:value-type="string" office:string-value="MAX(tseguro_vida_mercado_abierto) AS tseguro_vida_mercado_abierto_max," calcext:value-type="string">
            <text:p>MAX(tseguro_vida_mercado_abierto) AS tseguro_vida_mercado_abierto_max,</text:p>
          </table:table-cell>
          <table:table-cell table:formula="of:=CONCATENATE(&quot;MIN(&quot;;[.B56];&quot;) AS &quot;;[.B56];&quot;_min,&quot;)" office:value-type="string" office:string-value="MIN(tseguro_vida_mercado_abierto) AS tseguro_vida_mercado_abierto_min," calcext:value-type="string">
            <text:p>MIN(tseguro_vida_mercado_abierto) AS tseguro_vida_mercado_abiert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seguro_auto</text:p>
          </table:table-cell>
          <table:table-cell table:formula="of:=CONCATENATE(&quot;AVG(&quot;;[.B57];&quot;) AS &quot;;[.B57];&quot;_avg,&quot;)" office:value-type="string" office:string-value="AVG(tseguro_auto) AS tseguro_auto_avg," calcext:value-type="string">
            <text:p>AVG(tseguro_auto) AS tseguro_auto_avg,</text:p>
          </table:table-cell>
          <table:table-cell table:formula="of:=CONCATENATE(&quot;MAX(&quot;;[.B57];&quot;) AS &quot;;[.B57];&quot;_max,&quot;)" office:value-type="string" office:string-value="MAX(tseguro_auto) AS tseguro_auto_max," calcext:value-type="string">
            <text:p>MAX(tseguro_auto) AS tseguro_auto_max,</text:p>
          </table:table-cell>
          <table:table-cell table:formula="of:=CONCATENATE(&quot;MIN(&quot;;[.B57];&quot;) AS &quot;;[.B57];&quot;_min,&quot;)" office:value-type="string" office:string-value="MIN(tseguro_auto) AS tseguro_auto_min," calcext:value-type="string">
            <text:p>MIN(tseguro_auto) AS tseguro_aut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seguro_vivienda</text:p>
          </table:table-cell>
          <table:table-cell table:formula="of:=CONCATENATE(&quot;AVG(&quot;;[.B58];&quot;) AS &quot;;[.B58];&quot;_avg,&quot;)" office:value-type="string" office:string-value="AVG(tseguro_vivienda) AS tseguro_vivienda_avg," calcext:value-type="string">
            <text:p>AVG(tseguro_vivienda) AS tseguro_vivienda_avg,</text:p>
          </table:table-cell>
          <table:table-cell table:formula="of:=CONCATENATE(&quot;MAX(&quot;;[.B58];&quot;) AS &quot;;[.B58];&quot;_max,&quot;)" office:value-type="string" office:string-value="MAX(tseguro_vivienda) AS tseguro_vivienda_max," calcext:value-type="string">
            <text:p>MAX(tseguro_vivienda) AS tseguro_vivienda_max,</text:p>
          </table:table-cell>
          <table:table-cell table:formula="of:=CONCATENATE(&quot;MIN(&quot;;[.B58];&quot;) AS &quot;;[.B58];&quot;_min,&quot;)" office:value-type="string" office:string-value="MIN(tseguro_vivienda) AS tseguro_vivienda_min," calcext:value-type="string">
            <text:p>MIN(tseguro_vivienda) AS tseguro_vivienda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seguro_accidentes_personales</text:p>
          </table:table-cell>
          <table:table-cell table:formula="of:=CONCATENATE(&quot;AVG(&quot;;[.B59];&quot;) AS &quot;;[.B59];&quot;_avg,&quot;)" office:value-type="string" office:string-value="AVG(tseguro_accidentes_personales) AS tseguro_accidentes_personales_avg," calcext:value-type="string">
            <text:p>AVG(tseguro_accidentes_personales) AS tseguro_accidentes_personales_avg,</text:p>
          </table:table-cell>
          <table:table-cell table:formula="of:=CONCATENATE(&quot;MAX(&quot;;[.B59];&quot;) AS &quot;;[.B59];&quot;_max,&quot;)" office:value-type="string" office:string-value="MAX(tseguro_accidentes_personales) AS tseguro_accidentes_personales_max," calcext:value-type="string">
            <text:p>MAX(tseguro_accidentes_personales) AS tseguro_accidentes_personales_max,</text:p>
          </table:table-cell>
          <table:table-cell table:formula="of:=CONCATENATE(&quot;MIN(&quot;;[.B59];&quot;) AS &quot;;[.B59];&quot;_min,&quot;)" office:value-type="string" office:string-value="MIN(tseguro_accidentes_personales) AS tseguro_accidentes_personales_min," calcext:value-type="string">
            <text:p>MIN(tseguro_accidentes_personales) AS tseguro_accidentes_personal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caja_seguridad</text:p>
          </table:table-cell>
          <table:table-cell table:formula="of:=CONCATENATE(&quot;AVG(&quot;;[.B60];&quot;) AS &quot;;[.B60];&quot;_avg,&quot;)" office:value-type="string" office:string-value="AVG(tcaja_seguridad) AS tcaja_seguridad_avg," calcext:value-type="string">
            <text:p>AVG(tcaja_seguridad) AS tcaja_seguridad_avg,</text:p>
          </table:table-cell>
          <table:table-cell table:formula="of:=CONCATENATE(&quot;MAX(&quot;;[.B60];&quot;) AS &quot;;[.B60];&quot;_max,&quot;)" office:value-type="string" office:string-value="MAX(tcaja_seguridad) AS tcaja_seguridad_max," calcext:value-type="string">
            <text:p>MAX(tcaja_seguridad) AS tcaja_seguridad_max,</text:p>
          </table:table-cell>
          <table:table-cell table:formula="of:=CONCATENATE(&quot;MIN(&quot;;[.B60];&quot;) AS &quot;;[.B60];&quot;_min,&quot;)" office:value-type="string" office:string-value="MIN(tcaja_seguridad) AS tcaja_seguridad_min," calcext:value-type="string">
            <text:p>MIN(tcaja_seguridad) AS tcaja_seguridad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bonos_gobierno</text:p>
          </table:table-cell>
          <table:table-cell table:formula="of:=CONCATENATE(&quot;AVG(&quot;;[.B61];&quot;) AS &quot;;[.B61];&quot;_avg,&quot;)" office:value-type="string" office:string-value="AVG(mbonos_gobierno) AS mbonos_gobierno_avg," calcext:value-type="string">
            <text:p>AVG(mbonos_gobierno) AS mbonos_gobierno_avg,</text:p>
          </table:table-cell>
          <table:table-cell table:formula="of:=CONCATENATE(&quot;MAX(&quot;;[.B61];&quot;) AS &quot;;[.B61];&quot;_max,&quot;)" office:value-type="string" office:string-value="MAX(mbonos_gobierno) AS mbonos_gobierno_max," calcext:value-type="string">
            <text:p>MAX(mbonos_gobierno) AS mbonos_gobierno_max,</text:p>
          </table:table-cell>
          <table:table-cell table:formula="of:=CONCATENATE(&quot;MIN(&quot;;[.B61];&quot;) AS &quot;;[.B61];&quot;_min,&quot;)" office:value-type="string" office:string-value="MIN(mbonos_gobierno) AS mbonos_gobierno_min," calcext:value-type="string">
            <text:p>MIN(mbonos_gobierno) AS mbonos_gobiern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monedas_extranjeras</text:p>
          </table:table-cell>
          <table:table-cell table:formula="of:=CONCATENATE(&quot;AVG(&quot;;[.B62];&quot;) AS &quot;;[.B62];&quot;_avg,&quot;)" office:value-type="string" office:string-value="AVG(mmonedas_extranjeras) AS mmonedas_extranjeras_avg," calcext:value-type="string">
            <text:p>AVG(mmonedas_extranjeras) AS mmonedas_extranjeras_avg,</text:p>
          </table:table-cell>
          <table:table-cell table:formula="of:=CONCATENATE(&quot;MAX(&quot;;[.B62];&quot;) AS &quot;;[.B62];&quot;_max,&quot;)" office:value-type="string" office:string-value="MAX(mmonedas_extranjeras) AS mmonedas_extranjeras_max," calcext:value-type="string">
            <text:p>MAX(mmonedas_extranjeras) AS mmonedas_extranjeras_max,</text:p>
          </table:table-cell>
          <table:table-cell table:formula="of:=CONCATENATE(&quot;MIN(&quot;;[.B62];&quot;) AS &quot;;[.B62];&quot;_min,&quot;)" office:value-type="string" office:string-value="MIN(mmonedas_extranjeras) AS mmonedas_extranjeras_min," calcext:value-type="string">
            <text:p>MIN(mmonedas_extranjeras) AS mmonedas_extranjer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inversiones_otras</text:p>
          </table:table-cell>
          <table:table-cell table:formula="of:=CONCATENATE(&quot;AVG(&quot;;[.B63];&quot;) AS &quot;;[.B63];&quot;_avg,&quot;)" office:value-type="string" office:string-value="AVG(minversiones_otras) AS minversiones_otras_avg," calcext:value-type="string">
            <text:p>AVG(minversiones_otras) AS minversiones_otras_avg,</text:p>
          </table:table-cell>
          <table:table-cell table:formula="of:=CONCATENATE(&quot;MAX(&quot;;[.B63];&quot;) AS &quot;;[.B63];&quot;_max,&quot;)" office:value-type="string" office:string-value="MAX(minversiones_otras) AS minversiones_otras_max," calcext:value-type="string">
            <text:p>MAX(minversiones_otras) AS minversiones_otras_max,</text:p>
          </table:table-cell>
          <table:table-cell table:formula="of:=CONCATENATE(&quot;MIN(&quot;;[.B63];&quot;) AS &quot;;[.B63];&quot;_min,&quot;)" office:value-type="string" office:string-value="MIN(minversiones_otras) AS minversiones_otras_min," calcext:value-type="string">
            <text:p>MIN(minversiones_otras) AS minversiones_otr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plan_sueldo</text:p>
          </table:table-cell>
          <table:table-cell table:formula="of:=CONCATENATE(&quot;AVG(&quot;;[.B64];&quot;) AS &quot;;[.B64];&quot;_avg,&quot;)" office:value-type="string" office:string-value="AVG(tplan_sueldo) AS tplan_sueldo_avg," calcext:value-type="string">
            <text:p>AVG(tplan_sueldo) AS tplan_sueldo_avg,</text:p>
          </table:table-cell>
          <table:table-cell table:formula="of:=CONCATENATE(&quot;MAX(&quot;;[.B64];&quot;) AS &quot;;[.B64];&quot;_max,&quot;)" office:value-type="string" office:string-value="MAX(tplan_sueldo) AS tplan_sueldo_max," calcext:value-type="string">
            <text:p>MAX(tplan_sueldo) AS tplan_sueldo_max,</text:p>
          </table:table-cell>
          <table:table-cell table:formula="of:=CONCATENATE(&quot;MIN(&quot;;[.B64];&quot;) AS &quot;;[.B64];&quot;_min,&quot;)" office:value-type="string" office:string-value="MIN(tplan_sueldo) AS tplan_sueldo_min," calcext:value-type="string">
            <text:p>MIN(tplan_sueldo) AS tplan_sueld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plan_sueldo</text:p>
          </table:table-cell>
          <table:table-cell table:formula="of:=CONCATENATE(&quot;AVG(&quot;;[.B65];&quot;) AS &quot;;[.B65];&quot;_avg,&quot;)" office:value-type="string" office:string-value="AVG(mplan_sueldo) AS mplan_sueldo_avg," calcext:value-type="string">
            <text:p>AVG(mplan_sueldo) AS mplan_sueldo_avg,</text:p>
          </table:table-cell>
          <table:table-cell table:formula="of:=CONCATENATE(&quot;MAX(&quot;;[.B65];&quot;) AS &quot;;[.B65];&quot;_max,&quot;)" office:value-type="string" office:string-value="MAX(mplan_sueldo) AS mplan_sueldo_max," calcext:value-type="string">
            <text:p>MAX(mplan_sueldo) AS mplan_sueldo_max,</text:p>
          </table:table-cell>
          <table:table-cell table:formula="of:=CONCATENATE(&quot;MIN(&quot;;[.B65];&quot;) AS &quot;;[.B65];&quot;_min,&quot;)" office:value-type="string" office:string-value="MIN(mplan_sueldo) AS mplan_sueldo_min," calcext:value-type="string">
            <text:p>MIN(mplan_sueldo) AS mplan_sueld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plan_sueldo_manual</text:p>
          </table:table-cell>
          <table:table-cell table:formula="of:=CONCATENATE(&quot;AVG(&quot;;[.B66];&quot;) AS &quot;;[.B66];&quot;_avg,&quot;)" office:value-type="string" office:string-value="AVG(mplan_sueldo_manual) AS mplan_sueldo_manual_avg," calcext:value-type="string">
            <text:p>AVG(mplan_sueldo_manual) AS mplan_sueldo_manual_avg,</text:p>
          </table:table-cell>
          <table:table-cell table:formula="of:=CONCATENATE(&quot;MAX(&quot;;[.B66];&quot;) AS &quot;;[.B66];&quot;_max,&quot;)" office:value-type="string" office:string-value="MAX(mplan_sueldo_manual) AS mplan_sueldo_manual_max," calcext:value-type="string">
            <text:p>MAX(mplan_sueldo_manual) AS mplan_sueldo_manual_max,</text:p>
          </table:table-cell>
          <table:table-cell table:formula="of:=CONCATENATE(&quot;MIN(&quot;;[.B66];&quot;) AS &quot;;[.B66];&quot;_min,&quot;)" office:value-type="string" office:string-value="MIN(mplan_sueldo_manual) AS mplan_sueldo_manual_min," calcext:value-type="string">
            <text:p>MIN(mplan_sueldo_manual) AS mplan_sueldo_manual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plan_sueldo_transaccion</text:p>
          </table:table-cell>
          <table:table-cell table:formula="of:=CONCATENATE(&quot;AVG(&quot;;[.B67];&quot;) AS &quot;;[.B67];&quot;_avg,&quot;)" office:value-type="string" office:string-value="AVG(cplan_sueldo_transaccion) AS cplan_sueldo_transaccion_avg," calcext:value-type="string">
            <text:p>AVG(cplan_sueldo_transaccion) AS cplan_sueldo_transaccion_avg,</text:p>
          </table:table-cell>
          <table:table-cell table:formula="of:=CONCATENATE(&quot;MAX(&quot;;[.B67];&quot;) AS &quot;;[.B67];&quot;_max,&quot;)" office:value-type="string" office:string-value="MAX(cplan_sueldo_transaccion) AS cplan_sueldo_transaccion_max," calcext:value-type="string">
            <text:p>MAX(cplan_sueldo_transaccion) AS cplan_sueldo_transaccion_max,</text:p>
          </table:table-cell>
          <table:table-cell table:formula="of:=CONCATENATE(&quot;MIN(&quot;;[.B67];&quot;) AS &quot;;[.B67];&quot;_min,&quot;)" office:value-type="string" office:string-value="MIN(cplan_sueldo_transaccion) AS cplan_sueldo_transaccion_min," calcext:value-type="string">
            <text:p>MIN(cplan_sueldo_transaccion) AS cplan_sueldo_transaccion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uenta_debitos_automaticos</text:p>
          </table:table-cell>
          <table:table-cell table:formula="of:=CONCATENATE(&quot;AVG(&quot;;[.B68];&quot;) AS &quot;;[.B68];&quot;_avg,&quot;)" office:value-type="string" office:string-value="AVG(tcuenta_debitos_automaticos) AS tcuenta_debitos_automaticos_avg," calcext:value-type="string">
            <text:p>AVG(tcuenta_debitos_automaticos) AS tcuenta_debitos_automaticos_avg,</text:p>
          </table:table-cell>
          <table:table-cell table:formula="of:=CONCATENATE(&quot;MAX(&quot;;[.B68];&quot;) AS &quot;;[.B68];&quot;_max,&quot;)" office:value-type="string" office:string-value="MAX(tcuenta_debitos_automaticos) AS tcuenta_debitos_automaticos_max," calcext:value-type="string">
            <text:p>MAX(tcuenta_debitos_automaticos) AS tcuenta_debitos_automaticos_max,</text:p>
          </table:table-cell>
          <table:table-cell table:formula="of:=CONCATENATE(&quot;MIN(&quot;;[.B68];&quot;) AS &quot;;[.B68];&quot;_min,&quot;)" office:value-type="string" office:string-value="MIN(tcuenta_debitos_automaticos) AS tcuenta_debitos_automaticos_min," calcext:value-type="string">
            <text:p>MIN(tcuenta_debitos_automaticos) AS tcuenta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uenta_debitos_automaticos</text:p>
          </table:table-cell>
          <table:table-cell table:formula="of:=CONCATENATE(&quot;AVG(&quot;;[.B69];&quot;) AS &quot;;[.B69];&quot;_avg,&quot;)" office:value-type="string" office:string-value="AVG(mcuenta_debitos_automaticos) AS mcuenta_debitos_automaticos_avg," calcext:value-type="string">
            <text:p>AVG(mcuenta_debitos_automaticos) AS mcuenta_debitos_automaticos_avg,</text:p>
          </table:table-cell>
          <table:table-cell table:formula="of:=CONCATENATE(&quot;MAX(&quot;;[.B69];&quot;) AS &quot;;[.B69];&quot;_max,&quot;)" office:value-type="string" office:string-value="MAX(mcuenta_debitos_automaticos) AS mcuenta_debitos_automaticos_max," calcext:value-type="string">
            <text:p>MAX(mcuenta_debitos_automaticos) AS mcuenta_debitos_automaticos_max,</text:p>
          </table:table-cell>
          <table:table-cell table:formula="of:=CONCATENATE(&quot;MIN(&quot;;[.B69];&quot;) AS &quot;;[.B69];&quot;_min,&quot;)" office:value-type="string" office:string-value="MIN(mcuenta_debitos_automaticos) AS mcuenta_debitos_automaticos_min," calcext:value-type="string">
            <text:p>MIN(mcuenta_debitos_automaticos) AS mcuenta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tarjeta_visa_debitos_automaticos</text:p>
          </table:table-cell>
          <table:table-cell table:formula="of:=CONCATENATE(&quot;AVG(&quot;;[.B70];&quot;) AS &quot;;[.B70];&quot;_avg,&quot;)" office:value-type="string" office:string-value="AVG(ttarjeta_visa_debitos_automaticos) AS ttarjeta_visa_debitos_automaticos_avg," calcext:value-type="string">
            <text:p>AVG(ttarjeta_visa_debitos_automaticos) AS ttarjeta_visa_debitos_automaticos_avg,</text:p>
          </table:table-cell>
          <table:table-cell table:formula="of:=CONCATENATE(&quot;MAX(&quot;;[.B70];&quot;) AS &quot;;[.B70];&quot;_max,&quot;)" office:value-type="string" office:string-value="MAX(ttarjeta_visa_debitos_automaticos) AS ttarjeta_visa_debitos_automaticos_max," calcext:value-type="string">
            <text:p>MAX(ttarjeta_visa_debitos_automaticos) AS ttarjeta_visa_debitos_automaticos_max,</text:p>
          </table:table-cell>
          <table:table-cell table:formula="of:=CONCATENATE(&quot;MIN(&quot;;[.B70];&quot;) AS &quot;;[.B70];&quot;_min,&quot;)" office:value-type="string" office:string-value="MIN(ttarjeta_visa_debitos_automaticos) AS ttarjeta_visa_debitos_automaticos_min," calcext:value-type="string">
            <text:p>MIN(ttarjeta_visa_debitos_automaticos) AS ttarjeta_visa_debitos_automatico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tarjeta_visa_debitos_automaticos</text:p>
          </table:table-cell>
          <table:table-cell table:formula="of:=CONCATENATE(&quot;AVG(&quot;;[.B71];&quot;) AS &quot;;[.B71];&quot;_avg,&quot;)" office:value-type="string" office:string-value="AVG(mttarjeta_visa_debitos_automaticos) AS mttarjeta_visa_debitos_automaticos_avg," calcext:value-type="string">
            <text:p>AVG(mttarjeta_visa_debitos_automaticos) AS mttarjeta_visa_debitos_automaticos_avg,</text:p>
          </table:table-cell>
          <table:table-cell table:formula="of:=CONCATENATE(&quot;MAX(&quot;;[.B71];&quot;) AS &quot;;[.B71];&quot;_max,&quot;)" office:value-type="string" office:string-value="MAX(mttarjeta_visa_debitos_automaticos) AS mttarjeta_visa_debitos_automaticos_max," calcext:value-type="string">
            <text:p>MAX(mttarjeta_visa_debitos_automaticos) AS mttarjeta_visa_debitos_automaticos_max,</text:p>
          </table:table-cell>
          <table:table-cell table:formula="of:=CONCATENATE(&quot;MIN(&quot;;[.B71];&quot;) AS &quot;;[.B71];&quot;_min,&quot;)" office:value-type="string" office:string-value="MIN(mttarjeta_visa_debitos_automaticos) AS mttarjeta_visa_debitos_automaticos_min," calcext:value-type="string">
            <text:p>MIN(mttarjeta_visa_debitos_automaticos) AS mttarjeta_visa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tarjeta_master_debitos_automaticos</text:p>
          </table:table-cell>
          <table:table-cell table:formula="of:=CONCATENATE(&quot;AVG(&quot;;[.B72];&quot;) AS &quot;;[.B72];&quot;_avg,&quot;)" office:value-type="string" office:string-value="AVG(ttarjeta_master_debitos_automaticos) AS ttarjeta_master_debitos_automaticos_avg," calcext:value-type="string">
            <text:p>AVG(ttarjeta_master_debitos_automaticos) AS ttarjeta_master_debitos_automaticos_avg,</text:p>
          </table:table-cell>
          <table:table-cell table:formula="of:=CONCATENATE(&quot;MAX(&quot;;[.B72];&quot;) AS &quot;;[.B72];&quot;_max,&quot;)" office:value-type="string" office:string-value="MAX(ttarjeta_master_debitos_automaticos) AS ttarjeta_master_debitos_automaticos_max," calcext:value-type="string">
            <text:p>MAX(ttarjeta_master_debitos_automaticos) AS ttarjeta_master_debitos_automaticos_max,</text:p>
          </table:table-cell>
          <table:table-cell table:formula="of:=CONCATENATE(&quot;MIN(&quot;;[.B72];&quot;) AS &quot;;[.B72];&quot;_min,&quot;)" office:value-type="string" office:string-value="MIN(ttarjeta_master_debitos_automaticos) AS ttarjeta_master_debitos_automaticos_min," calcext:value-type="string">
            <text:p>MIN(ttarjeta_master_debitos_automaticos) AS ttarjeta_master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tarjeta_master_debitos_automaticos</text:p>
          </table:table-cell>
          <table:table-cell table:formula="of:=CONCATENATE(&quot;AVG(&quot;;[.B73];&quot;) AS &quot;;[.B73];&quot;_avg,&quot;)" office:value-type="string" office:string-value="AVG(mttarjeta_master_debitos_automaticos) AS mttarjeta_master_debitos_automaticos_avg," calcext:value-type="string">
            <text:p>AVG(mttarjeta_master_debitos_automaticos) AS mttarjeta_master_debitos_automaticos_avg,</text:p>
          </table:table-cell>
          <table:table-cell table:formula="of:=CONCATENATE(&quot;MAX(&quot;;[.B73];&quot;) AS &quot;;[.B73];&quot;_max,&quot;)" office:value-type="string" office:string-value="MAX(mttarjeta_master_debitos_automaticos) AS mttarjeta_master_debitos_automaticos_max," calcext:value-type="string">
            <text:p>MAX(mttarjeta_master_debitos_automaticos) AS mttarjeta_master_debitos_automaticos_max,</text:p>
          </table:table-cell>
          <table:table-cell table:formula="of:=CONCATENATE(&quot;MIN(&quot;;[.B73];&quot;) AS &quot;;[.B73];&quot;_min,&quot;)" office:value-type="string" office:string-value="MIN(mttarjeta_master_debitos_automaticos) AS mttarjeta_master_debitos_automaticos_min," calcext:value-type="string">
            <text:p>MIN(mttarjeta_master_debitos_automaticos) AS mttarjeta_master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pagodeservicios</text:p>
          </table:table-cell>
          <table:table-cell table:formula="of:=CONCATENATE(&quot;AVG(&quot;;[.B74];&quot;) AS &quot;;[.B74];&quot;_avg,&quot;)" office:value-type="string" office:string-value="AVG(tpagodeservicios) AS tpagodeservicios_avg," calcext:value-type="string">
            <text:p>AVG(tpagodeservicios) AS tpagodeservicios_avg,</text:p>
          </table:table-cell>
          <table:table-cell table:formula="of:=CONCATENATE(&quot;MAX(&quot;;[.B74];&quot;) AS &quot;;[.B74];&quot;_max,&quot;)" office:value-type="string" office:string-value="MAX(tpagodeservicios) AS tpagodeservicios_max," calcext:value-type="string">
            <text:p>MAX(tpagodeservicios) AS tpagodeservicios_max,</text:p>
          </table:table-cell>
          <table:table-cell table:formula="of:=CONCATENATE(&quot;MIN(&quot;;[.B74];&quot;) AS &quot;;[.B74];&quot;_min,&quot;)" office:value-type="string" office:string-value="MIN(tpagodeservicios) AS tpagodeservicios_min," calcext:value-type="string">
            <text:p>MIN(tpagodeservicios) AS tpagodeservici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pagodeservicios</text:p>
          </table:table-cell>
          <table:table-cell table:formula="of:=CONCATENATE(&quot;AVG(&quot;;[.B75];&quot;) AS &quot;;[.B75];&quot;_avg,&quot;)" office:value-type="string" office:string-value="AVG(mpagodeservicios) AS mpagodeservicios_avg," calcext:value-type="string">
            <text:p>AVG(mpagodeservicios) AS mpagodeservicios_avg,</text:p>
          </table:table-cell>
          <table:table-cell table:formula="of:=CONCATENATE(&quot;MAX(&quot;;[.B75];&quot;) AS &quot;;[.B75];&quot;_max,&quot;)" office:value-type="string" office:string-value="MAX(mpagodeservicios) AS mpagodeservicios_max," calcext:value-type="string">
            <text:p>MAX(mpagodeservicios) AS mpagodeservicios_max,</text:p>
          </table:table-cell>
          <table:table-cell table:formula="of:=CONCATENATE(&quot;MIN(&quot;;[.B75];&quot;) AS &quot;;[.B75];&quot;_min,&quot;)" office:value-type="string" office:string-value="MIN(mpagodeservicios) AS mpagodeservicios_min," calcext:value-type="string">
            <text:p>MIN(mpagodeservicios) AS mpagodeservici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pagomiscuentas</text:p>
          </table:table-cell>
          <table:table-cell table:formula="of:=CONCATENATE(&quot;AVG(&quot;;[.B76];&quot;) AS &quot;;[.B76];&quot;_avg,&quot;)" office:value-type="string" office:string-value="AVG(tpagomiscuentas) AS tpagomiscuentas_avg," calcext:value-type="string">
            <text:p>AVG(tpagomiscuentas) AS tpagomiscuentas_avg,</text:p>
          </table:table-cell>
          <table:table-cell table:formula="of:=CONCATENATE(&quot;MAX(&quot;;[.B76];&quot;) AS &quot;;[.B76];&quot;_max,&quot;)" office:value-type="string" office:string-value="MAX(tpagomiscuentas) AS tpagomiscuentas_max," calcext:value-type="string">
            <text:p>MAX(tpagomiscuentas) AS tpagomiscuentas_max,</text:p>
          </table:table-cell>
          <table:table-cell table:formula="of:=CONCATENATE(&quot;MIN(&quot;;[.B76];&quot;) AS &quot;;[.B76];&quot;_min,&quot;)" office:value-type="string" office:string-value="MIN(tpagomiscuentas) AS tpagomiscuentas_min," calcext:value-type="string">
            <text:p>MIN(tpagomiscuentas) AS tpagomiscuent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pagomiscuentas</text:p>
          </table:table-cell>
          <table:table-cell table:formula="of:=CONCATENATE(&quot;AVG(&quot;;[.B77];&quot;) AS &quot;;[.B77];&quot;_avg,&quot;)" office:value-type="string" office:string-value="AVG(mpagomiscuentas) AS mpagomiscuentas_avg," calcext:value-type="string">
            <text:p>AVG(mpagomiscuentas) AS mpagomiscuentas_avg,</text:p>
          </table:table-cell>
          <table:table-cell table:formula="of:=CONCATENATE(&quot;MAX(&quot;;[.B77];&quot;) AS &quot;;[.B77];&quot;_max,&quot;)" office:value-type="string" office:string-value="MAX(mpagomiscuentas) AS mpagomiscuentas_max," calcext:value-type="string">
            <text:p>MAX(mpagomiscuentas) AS mpagomiscuentas_max,</text:p>
          </table:table-cell>
          <table:table-cell table:formula="of:=CONCATENATE(&quot;MIN(&quot;;[.B77];&quot;) AS &quot;;[.B77];&quot;_min,&quot;)" office:value-type="string" office:string-value="MIN(mpagomiscuentas) AS mpagomiscuentas_min," calcext:value-type="string">
            <text:p>MIN(mpagomiscuentas) AS mpagomiscuent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jeros_propios_descuentos</text:p>
          </table:table-cell>
          <table:table-cell table:formula="of:=CONCATENATE(&quot;AVG(&quot;;[.B78];&quot;) AS &quot;;[.B78];&quot;_avg,&quot;)" office:value-type="string" office:string-value="AVG(ccajeros_propios_descuentos) AS ccajeros_propios_descuentos_avg," calcext:value-type="string">
            <text:p>AVG(ccajeros_propios_descuentos) AS ccajeros_propios_descuentos_avg,</text:p>
          </table:table-cell>
          <table:table-cell table:formula="of:=CONCATENATE(&quot;MAX(&quot;;[.B78];&quot;) AS &quot;;[.B78];&quot;_max,&quot;)" office:value-type="string" office:string-value="MAX(ccajeros_propios_descuentos) AS ccajeros_propios_descuentos_max," calcext:value-type="string">
            <text:p>MAX(ccajeros_propios_descuentos) AS ccajeros_propios_descuentos_max,</text:p>
          </table:table-cell>
          <table:table-cell table:formula="of:=CONCATENATE(&quot;MIN(&quot;;[.B78];&quot;) AS &quot;;[.B78];&quot;_min,&quot;)" office:value-type="string" office:string-value="MIN(ccajeros_propios_descuentos) AS ccajeros_propios_descuentos_min," calcext:value-type="string">
            <text:p>MIN(ccajeros_propios_descuentos) AS ccajeros_propios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jeros_propios_descuentos</text:p>
          </table:table-cell>
          <table:table-cell table:formula="of:=CONCATENATE(&quot;AVG(&quot;;[.B79];&quot;) AS &quot;;[.B79];&quot;_avg,&quot;)" office:value-type="string" office:string-value="AVG(mcajeros_propios_descuentos) AS mcajeros_propios_descuentos_avg," calcext:value-type="string">
            <text:p>AVG(mcajeros_propios_descuentos) AS mcajeros_propios_descuentos_avg,</text:p>
          </table:table-cell>
          <table:table-cell table:formula="of:=CONCATENATE(&quot;MAX(&quot;;[.B79];&quot;) AS &quot;;[.B79];&quot;_max,&quot;)" office:value-type="string" office:string-value="MAX(mcajeros_propios_descuentos) AS mcajeros_propios_descuentos_max," calcext:value-type="string">
            <text:p>MAX(mcajeros_propios_descuentos) AS mcajeros_propios_descuentos_max,</text:p>
          </table:table-cell>
          <table:table-cell table:formula="of:=CONCATENATE(&quot;MIN(&quot;;[.B79];&quot;) AS &quot;;[.B79];&quot;_min,&quot;)" office:value-type="string" office:string-value="MIN(mcajeros_propios_descuentos) AS mcajeros_propios_descuentos_min," calcext:value-type="string">
            <text:p>MIN(mcajeros_propios_descuentos) AS mcajeros_propios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tarjeta_visa_descuentos</text:p>
          </table:table-cell>
          <table:table-cell table:formula="of:=CONCATENATE(&quot;AVG(&quot;;[.B80];&quot;) AS &quot;;[.B80];&quot;_avg,&quot;)" office:value-type="string" office:string-value="AVG(ctarjeta_visa_descuentos) AS ctarjeta_visa_descuentos_avg," calcext:value-type="string">
            <text:p>AVG(ctarjeta_visa_descuentos) AS ctarjeta_visa_descuentos_avg,</text:p>
          </table:table-cell>
          <table:table-cell table:formula="of:=CONCATENATE(&quot;MAX(&quot;;[.B80];&quot;) AS &quot;;[.B80];&quot;_max,&quot;)" office:value-type="string" office:string-value="MAX(ctarjeta_visa_descuentos) AS ctarjeta_visa_descuentos_max," calcext:value-type="string">
            <text:p>MAX(ctarjeta_visa_descuentos) AS ctarjeta_visa_descuentos_max,</text:p>
          </table:table-cell>
          <table:table-cell table:formula="of:=CONCATENATE(&quot;MIN(&quot;;[.B80];&quot;) AS &quot;;[.B80];&quot;_min,&quot;)" office:value-type="string" office:string-value="MIN(ctarjeta_visa_descuentos) AS ctarjeta_visa_descuentos_min," calcext:value-type="string">
            <text:p>MIN(ctarjeta_visa_descuentos) AS ctarjeta_visa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arjeta_visa_descuentos</text:p>
          </table:table-cell>
          <table:table-cell table:formula="of:=CONCATENATE(&quot;AVG(&quot;;[.B81];&quot;) AS &quot;;[.B81];&quot;_avg,&quot;)" office:value-type="string" office:string-value="AVG(mtarjeta_visa_descuentos) AS mtarjeta_visa_descuentos_avg," calcext:value-type="string">
            <text:p>AVG(mtarjeta_visa_descuentos) AS mtarjeta_visa_descuentos_avg,</text:p>
          </table:table-cell>
          <table:table-cell table:formula="of:=CONCATENATE(&quot;MAX(&quot;;[.B81];&quot;) AS &quot;;[.B81];&quot;_max,&quot;)" office:value-type="string" office:string-value="MAX(mtarjeta_visa_descuentos) AS mtarjeta_visa_descuentos_max," calcext:value-type="string">
            <text:p>MAX(mtarjeta_visa_descuentos) AS mtarjeta_visa_descuentos_max,</text:p>
          </table:table-cell>
          <table:table-cell table:formula="of:=CONCATENATE(&quot;MIN(&quot;;[.B81];&quot;) AS &quot;;[.B81];&quot;_min,&quot;)" office:value-type="string" office:string-value="MIN(mtarjeta_visa_descuentos) AS mtarjeta_visa_descuentos_min," calcext:value-type="string">
            <text:p>MIN(mtarjeta_visa_descuentos) AS mtarjeta_visa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tarjeta_master_descuentos</text:p>
          </table:table-cell>
          <table:table-cell table:formula="of:=CONCATENATE(&quot;AVG(&quot;;[.B82];&quot;) AS &quot;;[.B82];&quot;_avg,&quot;)" office:value-type="string" office:string-value="AVG(ctarjeta_master_descuentos) AS ctarjeta_master_descuentos_avg," calcext:value-type="string">
            <text:p>AVG(ctarjeta_master_descuentos) AS ctarjeta_master_descuentos_avg,</text:p>
          </table:table-cell>
          <table:table-cell table:formula="of:=CONCATENATE(&quot;MAX(&quot;;[.B82];&quot;) AS &quot;;[.B82];&quot;_max,&quot;)" office:value-type="string" office:string-value="MAX(ctarjeta_master_descuentos) AS ctarjeta_master_descuentos_max," calcext:value-type="string">
            <text:p>MAX(ctarjeta_master_descuentos) AS ctarjeta_master_descuentos_max,</text:p>
          </table:table-cell>
          <table:table-cell table:formula="of:=CONCATENATE(&quot;MIN(&quot;;[.B82];&quot;) AS &quot;;[.B82];&quot;_min,&quot;)" office:value-type="string" office:string-value="MIN(ctarjeta_master_descuentos) AS ctarjeta_master_descuentos_min," calcext:value-type="string">
            <text:p>MIN(ctarjeta_master_descuentos) AS ctarjeta_master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arjeta_master_descuentos</text:p>
          </table:table-cell>
          <table:table-cell table:formula="of:=CONCATENATE(&quot;AVG(&quot;;[.B83];&quot;) AS &quot;;[.B83];&quot;_avg,&quot;)" office:value-type="string" office:string-value="AVG(mtarjeta_master_descuentos) AS mtarjeta_master_descuentos_avg," calcext:value-type="string">
            <text:p>AVG(mtarjeta_master_descuentos) AS mtarjeta_master_descuentos_avg,</text:p>
          </table:table-cell>
          <table:table-cell table:formula="of:=CONCATENATE(&quot;MAX(&quot;;[.B83];&quot;) AS &quot;;[.B83];&quot;_max,&quot;)" office:value-type="string" office:string-value="MAX(mtarjeta_master_descuentos) AS mtarjeta_master_descuentos_max," calcext:value-type="string">
            <text:p>MAX(mtarjeta_master_descuentos) AS mtarjeta_master_descuentos_max,</text:p>
          </table:table-cell>
          <table:table-cell table:formula="of:=CONCATENATE(&quot;MIN(&quot;;[.B83];&quot;) AS &quot;;[.B83];&quot;_min,&quot;)" office:value-type="string" office:string-value="MIN(mtarjeta_master_descuentos) AS mtarjeta_master_descuentos_min," calcext:value-type="string">
            <text:p>MIN(mtarjeta_master_descuentos) AS mtarjeta_master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uenta_descuentos</text:p>
          </table:table-cell>
          <table:table-cell table:formula="of:=CONCATENATE(&quot;AVG(&quot;;[.B84];&quot;) AS &quot;;[.B84];&quot;_avg,&quot;)" office:value-type="string" office:string-value="AVG(ccuenta_descuentos) AS ccuenta_descuentos_avg," calcext:value-type="string">
            <text:p>AVG(ccuenta_descuentos) AS ccuenta_descuentos_avg,</text:p>
          </table:table-cell>
          <table:table-cell table:formula="of:=CONCATENATE(&quot;MAX(&quot;;[.B84];&quot;) AS &quot;;[.B84];&quot;_max,&quot;)" office:value-type="string" office:string-value="MAX(ccuenta_descuentos) AS ccuenta_descuentos_max," calcext:value-type="string">
            <text:p>MAX(ccuenta_descuentos) AS ccuenta_descuentos_max,</text:p>
          </table:table-cell>
          <table:table-cell table:formula="of:=CONCATENATE(&quot;MIN(&quot;;[.B84];&quot;) AS &quot;;[.B84];&quot;_min,&quot;)" office:value-type="string" office:string-value="MIN(ccuenta_descuentos) AS ccuenta_descuentos_min," calcext:value-type="string">
            <text:p>MIN(ccuenta_descuentos) AS ccuenta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uenta_descuentos</text:p>
          </table:table-cell>
          <table:table-cell table:formula="of:=CONCATENATE(&quot;AVG(&quot;;[.B85];&quot;) AS &quot;;[.B85];&quot;_avg,&quot;)" office:value-type="string" office:string-value="AVG(mcuenta_descuentos) AS mcuenta_descuentos_avg," calcext:value-type="string">
            <text:p>AVG(mcuenta_descuentos) AS mcuenta_descuentos_avg,</text:p>
          </table:table-cell>
          <table:table-cell table:formula="of:=CONCATENATE(&quot;MAX(&quot;;[.B85];&quot;) AS &quot;;[.B85];&quot;_max,&quot;)" office:value-type="string" office:string-value="MAX(mcuenta_descuentos) AS mcuenta_descuentos_max," calcext:value-type="string">
            <text:p>MAX(mcuenta_descuentos) AS mcuenta_descuentos_max,</text:p>
          </table:table-cell>
          <table:table-cell table:formula="of:=CONCATENATE(&quot;MIN(&quot;;[.B85];&quot;) AS &quot;;[.B85];&quot;_min,&quot;)" office:value-type="string" office:string-value="MIN(mcuenta_descuentos) AS mcuenta_descuentos_min," calcext:value-type="string">
            <text:p>MIN(mcuenta_descuentos) AS mcuenta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omisiones_mantenimiento</text:p>
          </table:table-cell>
          <table:table-cell table:formula="of:=CONCATENATE(&quot;AVG(&quot;;[.B86];&quot;) AS &quot;;[.B86];&quot;_avg,&quot;)" office:value-type="string" office:string-value="AVG(ccomisiones_mantenimiento) AS ccomisiones_mantenimiento_avg," calcext:value-type="string">
            <text:p>AVG(ccomisiones_mantenimiento) AS ccomisiones_mantenimiento_avg,</text:p>
          </table:table-cell>
          <table:table-cell table:formula="of:=CONCATENATE(&quot;MAX(&quot;;[.B86];&quot;) AS &quot;;[.B86];&quot;_max,&quot;)" office:value-type="string" office:string-value="MAX(ccomisiones_mantenimiento) AS ccomisiones_mantenimiento_max," calcext:value-type="string">
            <text:p>MAX(ccomisiones_mantenimiento) AS ccomisiones_mantenimiento_max,</text:p>
          </table:table-cell>
          <table:table-cell table:formula="of:=CONCATENATE(&quot;MIN(&quot;;[.B86];&quot;) AS &quot;;[.B86];&quot;_min,&quot;)" office:value-type="string" office:string-value="MIN(ccomisiones_mantenimiento) AS ccomisiones_mantenimiento_min," calcext:value-type="string">
            <text:p>MIN(ccomisiones_mantenimiento) AS ccomisiones_mantenimient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omisiones_mantenimiento</text:p>
          </table:table-cell>
          <table:table-cell table:formula="of:=CONCATENATE(&quot;AVG(&quot;;[.B87];&quot;) AS &quot;;[.B87];&quot;_avg,&quot;)" office:value-type="string" office:string-value="AVG(mcomisiones_mantenimiento) AS mcomisiones_mantenimiento_avg," calcext:value-type="string">
            <text:p>AVG(mcomisiones_mantenimiento) AS mcomisiones_mantenimiento_avg,</text:p>
          </table:table-cell>
          <table:table-cell table:formula="of:=CONCATENATE(&quot;MAX(&quot;;[.B87];&quot;) AS &quot;;[.B87];&quot;_max,&quot;)" office:value-type="string" office:string-value="MAX(mcomisiones_mantenimiento) AS mcomisiones_mantenimiento_max," calcext:value-type="string">
            <text:p>MAX(mcomisiones_mantenimiento) AS mcomisiones_mantenimiento_max,</text:p>
          </table:table-cell>
          <table:table-cell table:formula="of:=CONCATENATE(&quot;MIN(&quot;;[.B87];&quot;) AS &quot;;[.B87];&quot;_min,&quot;)" office:value-type="string" office:string-value="MIN(mcomisiones_mantenimiento) AS mcomisiones_mantenimiento_min," calcext:value-type="string">
            <text:p>MIN(mcomisiones_mantenimiento) AS mcomisiones_mantenimient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omisiones_otras</text:p>
          </table:table-cell>
          <table:table-cell table:formula="of:=CONCATENATE(&quot;AVG(&quot;;[.B88];&quot;) AS &quot;;[.B88];&quot;_avg,&quot;)" office:value-type="string" office:string-value="AVG(ccomisiones_otras) AS ccomisiones_otras_avg," calcext:value-type="string">
            <text:p>AVG(ccomisiones_otras) AS ccomisiones_otras_avg,</text:p>
          </table:table-cell>
          <table:table-cell table:formula="of:=CONCATENATE(&quot;MAX(&quot;;[.B88];&quot;) AS &quot;;[.B88];&quot;_max,&quot;)" office:value-type="string" office:string-value="MAX(ccomisiones_otras) AS ccomisiones_otras_max," calcext:value-type="string">
            <text:p>MAX(ccomisiones_otras) AS ccomisiones_otras_max,</text:p>
          </table:table-cell>
          <table:table-cell table:formula="of:=CONCATENATE(&quot;MIN(&quot;;[.B88];&quot;) AS &quot;;[.B88];&quot;_min,&quot;)" office:value-type="string" office:string-value="MIN(ccomisiones_otras) AS ccomisiones_otras_min," calcext:value-type="string">
            <text:p>MIN(ccomisiones_otras) AS ccomisiones_otr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omisiones_otras</text:p>
          </table:table-cell>
          <table:table-cell table:formula="of:=CONCATENATE(&quot;AVG(&quot;;[.B89];&quot;) AS &quot;;[.B89];&quot;_avg,&quot;)" office:value-type="string" office:string-value="AVG(mcomisiones_otras) AS mcomisiones_otras_avg," calcext:value-type="string">
            <text:p>AVG(mcomisiones_otras) AS mcomisiones_otras_avg,</text:p>
          </table:table-cell>
          <table:table-cell table:formula="of:=CONCATENATE(&quot;MAX(&quot;;[.B89];&quot;) AS &quot;;[.B89];&quot;_max,&quot;)" office:value-type="string" office:string-value="MAX(mcomisiones_otras) AS mcomisiones_otras_max," calcext:value-type="string">
            <text:p>MAX(mcomisiones_otras) AS mcomisiones_otras_max,</text:p>
          </table:table-cell>
          <table:table-cell table:formula="of:=CONCATENATE(&quot;MIN(&quot;;[.B89];&quot;) AS &quot;;[.B89];&quot;_min,&quot;)" office:value-type="string" office:string-value="MIN(mcomisiones_otras) AS mcomisiones_otras_min," calcext:value-type="string">
            <text:p>MIN(mcomisiones_otras) AS mcomisiones_otra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mbio_monedas</text:p>
          </table:table-cell>
          <table:table-cell table:formula="of:=CONCATENATE(&quot;AVG(&quot;;[.B90];&quot;) AS &quot;;[.B90];&quot;_avg,&quot;)" office:value-type="string" office:string-value="AVG(tcambio_monedas) AS tcambio_monedas_avg," calcext:value-type="string">
            <text:p>AVG(tcambio_monedas) AS tcambio_monedas_avg,</text:p>
          </table:table-cell>
          <table:table-cell table:formula="of:=CONCATENATE(&quot;MAX(&quot;;[.B90];&quot;) AS &quot;;[.B90];&quot;_max,&quot;)" office:value-type="string" office:string-value="MAX(tcambio_monedas) AS tcambio_monedas_max," calcext:value-type="string">
            <text:p>MAX(tcambio_monedas) AS tcambio_monedas_max,</text:p>
          </table:table-cell>
          <table:table-cell table:formula="of:=CONCATENATE(&quot;MIN(&quot;;[.B90];&quot;) AS &quot;;[.B90];&quot;_min,&quot;)" office:value-type="string" office:string-value="MIN(tcambio_monedas) AS tcambio_monedas_min," calcext:value-type="string">
            <text:p>MIN(tcambio_monedas) AS tcambio_mone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mbio_monedas_compra</text:p>
          </table:table-cell>
          <table:table-cell table:formula="of:=CONCATENATE(&quot;AVG(&quot;;[.B91];&quot;) AS &quot;;[.B91];&quot;_avg,&quot;)" office:value-type="string" office:string-value="AVG(ccambio_monedas_compra) AS ccambio_monedas_compra_avg," calcext:value-type="string">
            <text:p>AVG(ccambio_monedas_compra) AS ccambio_monedas_compra_avg,</text:p>
          </table:table-cell>
          <table:table-cell table:formula="of:=CONCATENATE(&quot;MAX(&quot;;[.B91];&quot;) AS &quot;;[.B91];&quot;_max,&quot;)" office:value-type="string" office:string-value="MAX(ccambio_monedas_compra) AS ccambio_monedas_compra_max," calcext:value-type="string">
            <text:p>MAX(ccambio_monedas_compra) AS ccambio_monedas_compra_max,</text:p>
          </table:table-cell>
          <table:table-cell table:formula="of:=CONCATENATE(&quot;MIN(&quot;;[.B91];&quot;) AS &quot;;[.B91];&quot;_min,&quot;)" office:value-type="string" office:string-value="MIN(ccambio_monedas_compra) AS ccambio_monedas_compra_min," calcext:value-type="string">
            <text:p>MIN(ccambio_monedas_compra) AS ccambio_monedas_compra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mbio_monedas_compra</text:p>
          </table:table-cell>
          <table:table-cell table:formula="of:=CONCATENATE(&quot;AVG(&quot;;[.B92];&quot;) AS &quot;;[.B92];&quot;_avg,&quot;)" office:value-type="string" office:string-value="AVG(mcambio_monedas_compra) AS mcambio_monedas_compra_avg," calcext:value-type="string">
            <text:p>AVG(mcambio_monedas_compra) AS mcambio_monedas_compra_avg,</text:p>
          </table:table-cell>
          <table:table-cell table:formula="of:=CONCATENATE(&quot;MAX(&quot;;[.B92];&quot;) AS &quot;;[.B92];&quot;_max,&quot;)" office:value-type="string" office:string-value="MAX(mcambio_monedas_compra) AS mcambio_monedas_compra_max," calcext:value-type="string">
            <text:p>MAX(mcambio_monedas_compra) AS mcambio_monedas_compra_max,</text:p>
          </table:table-cell>
          <table:table-cell table:formula="of:=CONCATENATE(&quot;MIN(&quot;;[.B92];&quot;) AS &quot;;[.B92];&quot;_min,&quot;)" office:value-type="string" office:string-value="MIN(mcambio_monedas_compra) AS mcambio_monedas_compra_min," calcext:value-type="string">
            <text:p>MIN(mcambio_monedas_compra) AS mcambio_monedas_compra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mbio_monedas_venta</text:p>
          </table:table-cell>
          <table:table-cell table:formula="of:=CONCATENATE(&quot;AVG(&quot;;[.B93];&quot;) AS &quot;;[.B93];&quot;_avg,&quot;)" office:value-type="string" office:string-value="AVG(ccambio_monedas_venta) AS ccambio_monedas_venta_avg," calcext:value-type="string">
            <text:p>AVG(ccambio_monedas_venta) AS ccambio_monedas_venta_avg,</text:p>
          </table:table-cell>
          <table:table-cell table:formula="of:=CONCATENATE(&quot;MAX(&quot;;[.B93];&quot;) AS &quot;;[.B93];&quot;_max,&quot;)" office:value-type="string" office:string-value="MAX(ccambio_monedas_venta) AS ccambio_monedas_venta_max," calcext:value-type="string">
            <text:p>MAX(ccambio_monedas_venta) AS ccambio_monedas_venta_max,</text:p>
          </table:table-cell>
          <table:table-cell table:formula="of:=CONCATENATE(&quot;MIN(&quot;;[.B93];&quot;) AS &quot;;[.B93];&quot;_min,&quot;)" office:value-type="string" office:string-value="MIN(ccambio_monedas_venta) AS ccambio_monedas_venta_min," calcext:value-type="string">
            <text:p>MIN(ccambio_monedas_venta) AS ccambio_monedas_venta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mbio_monedas_venta</text:p>
          </table:table-cell>
          <table:table-cell table:formula="of:=CONCATENATE(&quot;AVG(&quot;;[.B94];&quot;) AS &quot;;[.B94];&quot;_avg,&quot;)" office:value-type="string" office:string-value="AVG(mcambio_monedas_venta) AS mcambio_monedas_venta_avg," calcext:value-type="string">
            <text:p>AVG(mcambio_monedas_venta) AS mcambio_monedas_venta_avg,</text:p>
          </table:table-cell>
          <table:table-cell table:formula="of:=CONCATENATE(&quot;MAX(&quot;;[.B94];&quot;) AS &quot;;[.B94];&quot;_max,&quot;)" office:value-type="string" office:string-value="MAX(mcambio_monedas_venta) AS mcambio_monedas_venta_max," calcext:value-type="string">
            <text:p>MAX(mcambio_monedas_venta) AS mcambio_monedas_venta_max,</text:p>
          </table:table-cell>
          <table:table-cell table:formula="of:=CONCATENATE(&quot;MIN(&quot;;[.B94];&quot;) AS &quot;;[.B94];&quot;_min,&quot;)" office:value-type="string" office:string-value="MIN(mcambio_monedas_venta) AS mcambio_monedas_venta_min," calcext:value-type="string">
            <text:p>MIN(mcambio_monedas_venta) AS mcambio_monedas_venta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transferencias_recibidas</text:p>
          </table:table-cell>
          <table:table-cell table:formula="of:=CONCATENATE(&quot;AVG(&quot;;[.B95];&quot;) AS &quot;;[.B95];&quot;_avg,&quot;)" office:value-type="string" office:string-value="AVG(ctransferencias_recibidas) AS ctransferencias_recibidas_avg," calcext:value-type="string">
            <text:p>AVG(ctransferencias_recibidas) AS ctransferencias_recibidas_avg,</text:p>
          </table:table-cell>
          <table:table-cell table:formula="of:=CONCATENATE(&quot;MAX(&quot;;[.B95];&quot;) AS &quot;;[.B95];&quot;_max,&quot;)" office:value-type="string" office:string-value="MAX(ctransferencias_recibidas) AS ctransferencias_recibidas_max," calcext:value-type="string">
            <text:p>MAX(ctransferencias_recibidas) AS ctransferencias_recibidas_max,</text:p>
          </table:table-cell>
          <table:table-cell table:formula="of:=CONCATENATE(&quot;MIN(&quot;;[.B95];&quot;) AS &quot;;[.B95];&quot;_min,&quot;)" office:value-type="string" office:string-value="MIN(ctransferencias_recibidas) AS ctransferencias_recibidas_min," calcext:value-type="string">
            <text:p>MIN(ctransferencias_recibidas) AS ctransferencias_recibi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ransferencias_recibidas</text:p>
          </table:table-cell>
          <table:table-cell table:formula="of:=CONCATENATE(&quot;AVG(&quot;;[.B96];&quot;) AS &quot;;[.B96];&quot;_avg,&quot;)" office:value-type="string" office:string-value="AVG(mtransferencias_recibidas) AS mtransferencias_recibidas_avg," calcext:value-type="string">
            <text:p>AVG(mtransferencias_recibidas) AS mtransferencias_recibidas_avg,</text:p>
          </table:table-cell>
          <table:table-cell table:formula="of:=CONCATENATE(&quot;MAX(&quot;;[.B96];&quot;) AS &quot;;[.B96];&quot;_max,&quot;)" office:value-type="string" office:string-value="MAX(mtransferencias_recibidas) AS mtransferencias_recibidas_max," calcext:value-type="string">
            <text:p>MAX(mtransferencias_recibidas) AS mtransferencias_recibidas_max,</text:p>
          </table:table-cell>
          <table:table-cell table:formula="of:=CONCATENATE(&quot;MIN(&quot;;[.B96];&quot;) AS &quot;;[.B96];&quot;_min,&quot;)" office:value-type="string" office:string-value="MIN(mtransferencias_recibidas) AS mtransferencias_recibidas_min," calcext:value-type="string">
            <text:p>MIN(mtransferencias_recibidas) AS mtransferencias_recibi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transferencias_emitidas</text:p>
          </table:table-cell>
          <table:table-cell table:formula="of:=CONCATENATE(&quot;AVG(&quot;;[.B97];&quot;) AS &quot;;[.B97];&quot;_avg,&quot;)" office:value-type="string" office:string-value="AVG(ctransferencias_emitidas) AS ctransferencias_emitidas_avg," calcext:value-type="string">
            <text:p>AVG(ctransferencias_emitidas) AS ctransferencias_emitidas_avg,</text:p>
          </table:table-cell>
          <table:table-cell table:formula="of:=CONCATENATE(&quot;MAX(&quot;;[.B97];&quot;) AS &quot;;[.B97];&quot;_max,&quot;)" office:value-type="string" office:string-value="MAX(ctransferencias_emitidas) AS ctransferencias_emitidas_max," calcext:value-type="string">
            <text:p>MAX(ctransferencias_emitidas) AS ctransferencias_emitidas_max,</text:p>
          </table:table-cell>
          <table:table-cell table:formula="of:=CONCATENATE(&quot;MIN(&quot;;[.B97];&quot;) AS &quot;;[.B97];&quot;_min,&quot;)" office:value-type="string" office:string-value="MIN(ctransferencias_emitidas) AS ctransferencias_emitidas_min," calcext:value-type="string">
            <text:p>MIN(ctransferencias_emitidas) AS ctransferencias_emiti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ransferencias_emitidas</text:p>
          </table:table-cell>
          <table:table-cell table:formula="of:=CONCATENATE(&quot;AVG(&quot;;[.B98];&quot;) AS &quot;;[.B98];&quot;_avg,&quot;)" office:value-type="string" office:string-value="AVG(mtransferencias_emitidas) AS mtransferencias_emitidas_avg," calcext:value-type="string">
            <text:p>AVG(mtransferencias_emitidas) AS mtransferencias_emitidas_avg,</text:p>
          </table:table-cell>
          <table:table-cell table:formula="of:=CONCATENATE(&quot;MAX(&quot;;[.B98];&quot;) AS &quot;;[.B98];&quot;_max,&quot;)" office:value-type="string" office:string-value="MAX(mtransferencias_emitidas) AS mtransferencias_emitidas_max," calcext:value-type="string">
            <text:p>MAX(mtransferencias_emitidas) AS mtransferencias_emitidas_max,</text:p>
          </table:table-cell>
          <table:table-cell table:formula="of:=CONCATENATE(&quot;MIN(&quot;;[.B98];&quot;) AS &quot;;[.B98];&quot;_min,&quot;)" office:value-type="string" office:string-value="MIN(mtransferencias_emitidas) AS mtransferencias_emitidas_min," calcext:value-type="string">
            <text:p>MIN(mtransferencias_emitidas) AS mtransferencias_emiti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extraccion_autoservicio</text:p>
          </table:table-cell>
          <table:table-cell table:formula="of:=CONCATENATE(&quot;AVG(&quot;;[.B99];&quot;) AS &quot;;[.B99];&quot;_avg,&quot;)" office:value-type="string" office:string-value="AVG(cextraccion_autoservicio) AS cextraccion_autoservicio_avg," calcext:value-type="string">
            <text:p>AVG(cextraccion_autoservicio) AS cextraccion_autoservicio_avg,</text:p>
          </table:table-cell>
          <table:table-cell table:formula="of:=CONCATENATE(&quot;MAX(&quot;;[.B99];&quot;) AS &quot;;[.B99];&quot;_max,&quot;)" office:value-type="string" office:string-value="MAX(cextraccion_autoservicio) AS cextraccion_autoservicio_max," calcext:value-type="string">
            <text:p>MAX(cextraccion_autoservicio) AS cextraccion_autoservicio_max,</text:p>
          </table:table-cell>
          <table:table-cell table:formula="of:=CONCATENATE(&quot;MIN(&quot;;[.B99];&quot;) AS &quot;;[.B99];&quot;_min,&quot;)" office:value-type="string" office:string-value="MIN(cextraccion_autoservicio) AS cextraccion_autoservicio_min," calcext:value-type="string">
            <text:p>MIN(cextraccion_autoservicio) AS cextraccion_autoservici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extraccion_autoservicio</text:p>
          </table:table-cell>
          <table:table-cell table:formula="of:=CONCATENATE(&quot;AVG(&quot;;[.B100];&quot;) AS &quot;;[.B100];&quot;_avg,&quot;)" office:value-type="string" office:string-value="AVG(mextraccion_autoservicio) AS mextraccion_autoservicio_avg," calcext:value-type="string">
            <text:p>AVG(mextraccion_autoservicio) AS mextraccion_autoservicio_avg,</text:p>
          </table:table-cell>
          <table:table-cell table:formula="of:=CONCATENATE(&quot;MAX(&quot;;[.B100];&quot;) AS &quot;;[.B100];&quot;_max,&quot;)" office:value-type="string" office:string-value="MAX(mextraccion_autoservicio) AS mextraccion_autoservicio_max," calcext:value-type="string">
            <text:p>MAX(mextraccion_autoservicio) AS mextraccion_autoservicio_max,</text:p>
          </table:table-cell>
          <table:table-cell table:formula="of:=CONCATENATE(&quot;MIN(&quot;;[.B100];&quot;) AS &quot;;[.B100];&quot;_min,&quot;)" office:value-type="string" office:string-value="MIN(mextraccion_autoservicio) AS mextraccion_autoservicio_min," calcext:value-type="string">
            <text:p>MIN(mextraccion_autoservicio) AS mextraccion_autoservici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heques_depositados</text:p>
          </table:table-cell>
          <table:table-cell table:formula="of:=CONCATENATE(&quot;AVG(&quot;;[.B101];&quot;) AS &quot;;[.B101];&quot;_avg,&quot;)" office:value-type="string" office:string-value="AVG(ccheques_depositados) AS ccheques_depositados_avg," calcext:value-type="string">
            <text:p>AVG(ccheques_depositados) AS ccheques_depositados_avg,</text:p>
          </table:table-cell>
          <table:table-cell table:formula="of:=CONCATENATE(&quot;MAX(&quot;;[.B101];&quot;) AS &quot;;[.B101];&quot;_max,&quot;)" office:value-type="string" office:string-value="MAX(ccheques_depositados) AS ccheques_depositados_max," calcext:value-type="string">
            <text:p>MAX(ccheques_depositados) AS ccheques_depositados_max,</text:p>
          </table:table-cell>
          <table:table-cell table:formula="of:=CONCATENATE(&quot;MIN(&quot;;[.B101];&quot;) AS &quot;;[.B101];&quot;_min,&quot;)" office:value-type="string" office:string-value="MIN(ccheques_depositados) AS ccheques_depositados_min," calcext:value-type="string">
            <text:p>MIN(ccheques_depositados) AS ccheques_deposit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heques_depositados</text:p>
          </table:table-cell>
          <table:table-cell table:formula="of:=CONCATENATE(&quot;AVG(&quot;;[.B102];&quot;) AS &quot;;[.B102];&quot;_avg,&quot;)" office:value-type="string" office:string-value="AVG(mcheques_depositados) AS mcheques_depositados_avg," calcext:value-type="string">
            <text:p>AVG(mcheques_depositados) AS mcheques_depositados_avg,</text:p>
          </table:table-cell>
          <table:table-cell table:formula="of:=CONCATENATE(&quot;MAX(&quot;;[.B102];&quot;) AS &quot;;[.B102];&quot;_max,&quot;)" office:value-type="string" office:string-value="MAX(mcheques_depositados) AS mcheques_depositados_max," calcext:value-type="string">
            <text:p>MAX(mcheques_depositados) AS mcheques_depositados_max,</text:p>
          </table:table-cell>
          <table:table-cell table:formula="of:=CONCATENATE(&quot;MIN(&quot;;[.B102];&quot;) AS &quot;;[.B102];&quot;_min,&quot;)" office:value-type="string" office:string-value="MIN(mcheques_depositados) AS mcheques_depositados_min," calcext:value-type="string">
            <text:p>MIN(mcheques_depositados) AS mcheques_deposit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heques_emitidos</text:p>
          </table:table-cell>
          <table:table-cell table:formula="of:=CONCATENATE(&quot;AVG(&quot;;[.B103];&quot;) AS &quot;;[.B103];&quot;_avg,&quot;)" office:value-type="string" office:string-value="AVG(ccheques_emitidos) AS ccheques_emitidos_avg," calcext:value-type="string">
            <text:p>AVG(ccheques_emitidos) AS ccheques_emitidos_avg,</text:p>
          </table:table-cell>
          <table:table-cell table:formula="of:=CONCATENATE(&quot;MAX(&quot;;[.B103];&quot;) AS &quot;;[.B103];&quot;_max,&quot;)" office:value-type="string" office:string-value="MAX(ccheques_emitidos) AS ccheques_emitidos_max," calcext:value-type="string">
            <text:p>MAX(ccheques_emitidos) AS ccheques_emitidos_max,</text:p>
          </table:table-cell>
          <table:table-cell table:formula="of:=CONCATENATE(&quot;MIN(&quot;;[.B103];&quot;) AS &quot;;[.B103];&quot;_min,&quot;)" office:value-type="string" office:string-value="MIN(ccheques_emitidos) AS ccheques_emitidos_min," calcext:value-type="string">
            <text:p>MIN(ccheques_emitidos) AS ccheques_emiti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heques_emitidos</text:p>
          </table:table-cell>
          <table:table-cell table:formula="of:=CONCATENATE(&quot;AVG(&quot;;[.B104];&quot;) AS &quot;;[.B104];&quot;_avg,&quot;)" office:value-type="string" office:string-value="AVG(mcheques_emitidos) AS mcheques_emitidos_avg," calcext:value-type="string">
            <text:p>AVG(mcheques_emitidos) AS mcheques_emitidos_avg,</text:p>
          </table:table-cell>
          <table:table-cell table:formula="of:=CONCATENATE(&quot;MAX(&quot;;[.B104];&quot;) AS &quot;;[.B104];&quot;_max,&quot;)" office:value-type="string" office:string-value="MAX(mcheques_emitidos) AS mcheques_emitidos_max," calcext:value-type="string">
            <text:p>MAX(mcheques_emitidos) AS mcheques_emitidos_max,</text:p>
          </table:table-cell>
          <table:table-cell table:formula="of:=CONCATENATE(&quot;MIN(&quot;;[.B104];&quot;) AS &quot;;[.B104];&quot;_min,&quot;)" office:value-type="string" office:string-value="MIN(mcheques_emitidos) AS mcheques_emitidos_min," calcext:value-type="string">
            <text:p>MIN(mcheques_emitidos) AS mcheques_emiti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heques_depositados_rechazados</text:p>
          </table:table-cell>
          <table:table-cell table:formula="of:=CONCATENATE(&quot;AVG(&quot;;[.B105];&quot;) AS &quot;;[.B105];&quot;_avg,&quot;)" office:value-type="string" office:string-value="AVG(ccheques_depositados_rechazados) AS ccheques_depositados_rechazados_avg," calcext:value-type="string">
            <text:p>AVG(ccheques_depositados_rechazados) AS ccheques_depositados_rechazados_avg,</text:p>
          </table:table-cell>
          <table:table-cell table:formula="of:=CONCATENATE(&quot;MAX(&quot;;[.B105];&quot;) AS &quot;;[.B105];&quot;_max,&quot;)" office:value-type="string" office:string-value="MAX(ccheques_depositados_rechazados) AS ccheques_depositados_rechazados_max," calcext:value-type="string">
            <text:p>MAX(ccheques_depositados_rechazados) AS ccheques_depositados_rechazados_max,</text:p>
          </table:table-cell>
          <table:table-cell table:formula="of:=CONCATENATE(&quot;MIN(&quot;;[.B105];&quot;) AS &quot;;[.B105];&quot;_min,&quot;)" office:value-type="string" office:string-value="MIN(ccheques_depositados_rechazados) AS ccheques_depositados_rechazados_min," calcext:value-type="string">
            <text:p>MIN(ccheques_depositados_rechazados) AS ccheques_depositados_rechaz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heques_depositados_rechazados</text:p>
          </table:table-cell>
          <table:table-cell table:formula="of:=CONCATENATE(&quot;AVG(&quot;;[.B106];&quot;) AS &quot;;[.B106];&quot;_avg,&quot;)" office:value-type="string" office:string-value="AVG(mcheques_depositados_rechazados) AS mcheques_depositados_rechazados_avg," calcext:value-type="string">
            <text:p>AVG(mcheques_depositados_rechazados) AS mcheques_depositados_rechazados_avg,</text:p>
          </table:table-cell>
          <table:table-cell table:formula="of:=CONCATENATE(&quot;MAX(&quot;;[.B106];&quot;) AS &quot;;[.B106];&quot;_max,&quot;)" office:value-type="string" office:string-value="MAX(mcheques_depositados_rechazados) AS mcheques_depositados_rechazados_max," calcext:value-type="string">
            <text:p>MAX(mcheques_depositados_rechazados) AS mcheques_depositados_rechazados_max,</text:p>
          </table:table-cell>
          <table:table-cell table:formula="of:=CONCATENATE(&quot;MIN(&quot;;[.B106];&quot;) AS &quot;;[.B106];&quot;_min,&quot;)" office:value-type="string" office:string-value="MIN(mcheques_depositados_rechazados) AS mcheques_depositados_rechazados_min," calcext:value-type="string">
            <text:p>MIN(mcheques_depositados_rechazados) AS mcheques_depositados_rechaz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heques_emitidos_rechazados</text:p>
          </table:table-cell>
          <table:table-cell table:formula="of:=CONCATENATE(&quot;AVG(&quot;;[.B107];&quot;) AS &quot;;[.B107];&quot;_avg,&quot;)" office:value-type="string" office:string-value="AVG(ccheques_emitidos_rechazados) AS ccheques_emitidos_rechazados_avg," calcext:value-type="string">
            <text:p>AVG(ccheques_emitidos_rechazados) AS ccheques_emitidos_rechazados_avg,</text:p>
          </table:table-cell>
          <table:table-cell table:formula="of:=CONCATENATE(&quot;MAX(&quot;;[.B107];&quot;) AS &quot;;[.B107];&quot;_max,&quot;)" office:value-type="string" office:string-value="MAX(ccheques_emitidos_rechazados) AS ccheques_emitidos_rechazados_max," calcext:value-type="string">
            <text:p>MAX(ccheques_emitidos_rechazados) AS ccheques_emitidos_rechazados_max,</text:p>
          </table:table-cell>
          <table:table-cell table:formula="of:=CONCATENATE(&quot;MIN(&quot;;[.B107];&quot;) AS &quot;;[.B107];&quot;_min,&quot;)" office:value-type="string" office:string-value="MIN(ccheques_emitidos_rechazados) AS ccheques_emitidos_rechazados_min," calcext:value-type="string">
            <text:p>MIN(ccheques_emitidos_rechazados) AS ccheques_emitidos_rechaz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heques_emitidos_rechazados</text:p>
          </table:table-cell>
          <table:table-cell table:formula="of:=CONCATENATE(&quot;AVG(&quot;;[.B108];&quot;) AS &quot;;[.B108];&quot;_avg,&quot;)" office:value-type="string" office:string-value="AVG(mcheques_emitidos_rechazados) AS mcheques_emitidos_rechazados_avg," calcext:value-type="string">
            <text:p>AVG(mcheques_emitidos_rechazados) AS mcheques_emitidos_rechazados_avg,</text:p>
          </table:table-cell>
          <table:table-cell table:formula="of:=CONCATENATE(&quot;MAX(&quot;;[.B108];&quot;) AS &quot;;[.B108];&quot;_max,&quot;)" office:value-type="string" office:string-value="MAX(mcheques_emitidos_rechazados) AS mcheques_emitidos_rechazados_max," calcext:value-type="string">
            <text:p>MAX(mcheques_emitidos_rechazados) AS mcheques_emitidos_rechazados_max,</text:p>
          </table:table-cell>
          <table:table-cell table:formula="of:=CONCATENATE(&quot;MIN(&quot;;[.B108];&quot;) AS &quot;;[.B108];&quot;_min,&quot;)" office:value-type="string" office:string-value="MIN(mcheques_emitidos_rechazados) AS mcheques_emitidos_rechazados_min," calcext:value-type="string">
            <text:p>MIN(mcheques_emitidos_rechazados) AS mcheques_emitidos_rechaz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llcenter</text:p>
          </table:table-cell>
          <table:table-cell table:formula="of:=CONCATENATE(&quot;AVG(&quot;;[.B109];&quot;) AS &quot;;[.B109];&quot;_avg,&quot;)" office:value-type="string" office:string-value="AVG(tcallcenter) AS tcallcenter_avg," calcext:value-type="string">
            <text:p>AVG(tcallcenter) AS tcallcenter_avg,</text:p>
          </table:table-cell>
          <table:table-cell table:formula="of:=CONCATENATE(&quot;MAX(&quot;;[.B109];&quot;) AS &quot;;[.B109];&quot;_max,&quot;)" office:value-type="string" office:string-value="MAX(tcallcenter) AS tcallcenter_max," calcext:value-type="string">
            <text:p>MAX(tcallcenter) AS tcallcenter_max,</text:p>
          </table:table-cell>
          <table:table-cell table:formula="of:=CONCATENATE(&quot;MIN(&quot;;[.B109];&quot;) AS &quot;;[.B109];&quot;_min,&quot;)" office:value-type="string" office:string-value="MIN(tcallcenter) AS tcallcenter_min," calcext:value-type="string">
            <text:p>MIN(tcallcenter) AS tcallcenter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llcenter_transacciones</text:p>
          </table:table-cell>
          <table:table-cell table:formula="of:=CONCATENATE(&quot;AVG(&quot;;[.B110];&quot;) AS &quot;;[.B110];&quot;_avg,&quot;)" office:value-type="string" office:string-value="AVG(ccallcenter_transacciones) AS ccallcenter_transacciones_avg," calcext:value-type="string">
            <text:p>AVG(ccallcenter_transacciones) AS ccallcenter_transacciones_avg,</text:p>
          </table:table-cell>
          <table:table-cell table:formula="of:=CONCATENATE(&quot;MAX(&quot;;[.B110];&quot;) AS &quot;;[.B110];&quot;_max,&quot;)" office:value-type="string" office:string-value="MAX(ccallcenter_transacciones) AS ccallcenter_transacciones_max," calcext:value-type="string">
            <text:p>MAX(ccallcenter_transacciones) AS ccallcenter_transacciones_max,</text:p>
          </table:table-cell>
          <table:table-cell table:formula="of:=CONCATENATE(&quot;MIN(&quot;;[.B110];&quot;) AS &quot;;[.B110];&quot;_min,&quot;)" office:value-type="string" office:string-value="MIN(ccallcenter_transacciones) AS ccallcenter_transacciones_min," calcext:value-type="string">
            <text:p>MIN(ccallcenter_transacciones) AS ccallcenter_transaccione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homebanking</text:p>
          </table:table-cell>
          <table:table-cell table:formula="of:=CONCATENATE(&quot;AVG(&quot;;[.B111];&quot;) AS &quot;;[.B111];&quot;_avg,&quot;)" office:value-type="string" office:string-value="AVG(thomebanking) AS thomebanking_avg," calcext:value-type="string">
            <text:p>AVG(thomebanking) AS thomebanking_avg,</text:p>
          </table:table-cell>
          <table:table-cell table:formula="of:=CONCATENATE(&quot;MAX(&quot;;[.B111];&quot;) AS &quot;;[.B111];&quot;_max,&quot;)" office:value-type="string" office:string-value="MAX(thomebanking) AS thomebanking_max," calcext:value-type="string">
            <text:p>MAX(thomebanking) AS thomebanking_max,</text:p>
          </table:table-cell>
          <table:table-cell table:formula="of:=CONCATENATE(&quot;MIN(&quot;;[.B111];&quot;) AS &quot;;[.B111];&quot;_min,&quot;)" office:value-type="string" office:string-value="MIN(thomebanking) AS thomebanking_min," calcext:value-type="string">
            <text:p>MIN(thomebanking) AS thomebanking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homebanking_transacciones</text:p>
          </table:table-cell>
          <table:table-cell table:formula="of:=CONCATENATE(&quot;AVG(&quot;;[.B112];&quot;) AS &quot;;[.B112];&quot;_avg,&quot;)" office:value-type="string" office:string-value="AVG(chomebanking_transacciones) AS chomebanking_transacciones_avg," calcext:value-type="string">
            <text:p>AVG(chomebanking_transacciones) AS chomebanking_transacciones_avg,</text:p>
          </table:table-cell>
          <table:table-cell table:formula="of:=CONCATENATE(&quot;MAX(&quot;;[.B112];&quot;) AS &quot;;[.B112];&quot;_max,&quot;)" office:value-type="string" office:string-value="MAX(chomebanking_transacciones) AS chomebanking_transacciones_max," calcext:value-type="string">
            <text:p>MAX(chomebanking_transacciones) AS chomebanking_transacciones_max,</text:p>
          </table:table-cell>
          <table:table-cell table:formula="of:=CONCATENATE(&quot;MIN(&quot;;[.B112];&quot;) AS &quot;;[.B112];&quot;_min,&quot;)" office:value-type="string" office:string-value="MIN(chomebanking_transacciones) AS chomebanking_transacciones_min," calcext:value-type="string">
            <text:p>MIN(chomebanking_transacciones) AS chomebanking_trans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autoservicio</text:p>
          </table:table-cell>
          <table:table-cell table:formula="of:=CONCATENATE(&quot;AVG(&quot;;[.B113];&quot;) AS &quot;;[.B113];&quot;_avg,&quot;)" office:value-type="string" office:string-value="AVG(tautoservicio) AS tautoservicio_avg," calcext:value-type="string">
            <text:p>AVG(tautoservicio) AS tautoservicio_avg,</text:p>
          </table:table-cell>
          <table:table-cell table:formula="of:=CONCATENATE(&quot;MAX(&quot;;[.B113];&quot;) AS &quot;;[.B113];&quot;_max,&quot;)" office:value-type="string" office:string-value="MAX(tautoservicio) AS tautoservicio_max," calcext:value-type="string">
            <text:p>MAX(tautoservicio) AS tautoservicio_max,</text:p>
          </table:table-cell>
          <table:table-cell table:formula="of:=CONCATENATE(&quot;MIN(&quot;;[.B113];&quot;) AS &quot;;[.B113];&quot;_min,&quot;)" office:value-type="string" office:string-value="MIN(tautoservicio) AS tautoservicio_min," calcext:value-type="string">
            <text:p>MIN(tautoservicio) AS tautoservici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autoservicio_transacciones</text:p>
          </table:table-cell>
          <table:table-cell table:formula="of:=CONCATENATE(&quot;AVG(&quot;;[.B114];&quot;) AS &quot;;[.B114];&quot;_avg,&quot;)" office:value-type="string" office:string-value="AVG(cautoservicio_transacciones) AS cautoservicio_transacciones_avg," calcext:value-type="string">
            <text:p>AVG(cautoservicio_transacciones) AS cautoservicio_transacciones_avg,</text:p>
          </table:table-cell>
          <table:table-cell table:formula="of:=CONCATENATE(&quot;MAX(&quot;;[.B114];&quot;) AS &quot;;[.B114];&quot;_max,&quot;)" office:value-type="string" office:string-value="MAX(cautoservicio_transacciones) AS cautoservicio_transacciones_max," calcext:value-type="string">
            <text:p>MAX(cautoservicio_transacciones) AS cautoservicio_transacciones_max,</text:p>
          </table:table-cell>
          <table:table-cell table:formula="of:=CONCATENATE(&quot;MIN(&quot;;[.B114];&quot;) AS &quot;;[.B114];&quot;_min,&quot;)" office:value-type="string" office:string-value="MIN(cautoservicio_transacciones) AS cautoservicio_transacciones_min," calcext:value-type="string">
            <text:p>MIN(cautoservicio_transacciones) AS cautoservicio_trans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</text:p>
          </table:table-cell>
          <table:table-cell table:formula="of:=CONCATENATE(&quot;AVG(&quot;;[.B115];&quot;) AS &quot;;[.B115];&quot;_avg,&quot;)" office:value-type="string" office:string-value="AVG(tcajas) AS tcajas_avg," calcext:value-type="string">
            <text:p>AVG(tcajas) AS tcajas_avg,</text:p>
          </table:table-cell>
          <table:table-cell table:formula="of:=CONCATENATE(&quot;MAX(&quot;;[.B115];&quot;) AS &quot;;[.B115];&quot;_max,&quot;)" office:value-type="string" office:string-value="MAX(tcajas) AS tcajas_max," calcext:value-type="string">
            <text:p>MAX(tcajas) AS tcajas_max,</text:p>
          </table:table-cell>
          <table:table-cell table:formula="of:=CONCATENATE(&quot;MIN(&quot;;[.B115];&quot;) AS &quot;;[.B115];&quot;_min,&quot;)" office:value-type="string" office:string-value="MIN(tcajas) AS tcajas_min," calcext:value-type="string">
            <text:p>MIN(tcajas) AS tcaj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_consultas</text:p>
          </table:table-cell>
          <table:table-cell table:formula="of:=CONCATENATE(&quot;AVG(&quot;;[.B116];&quot;) AS &quot;;[.B116];&quot;_avg,&quot;)" office:value-type="string" office:string-value="AVG(tcajas_consultas) AS tcajas_consultas_avg," calcext:value-type="string">
            <text:p>AVG(tcajas_consultas) AS tcajas_consultas_avg,</text:p>
          </table:table-cell>
          <table:table-cell table:formula="of:=CONCATENATE(&quot;MAX(&quot;;[.B116];&quot;) AS &quot;;[.B116];&quot;_max,&quot;)" office:value-type="string" office:string-value="MAX(tcajas_consultas) AS tcajas_consultas_max," calcext:value-type="string">
            <text:p>MAX(tcajas_consultas) AS tcajas_consultas_max,</text:p>
          </table:table-cell>
          <table:table-cell table:formula="of:=CONCATENATE(&quot;MIN(&quot;;[.B116];&quot;) AS &quot;;[.B116];&quot;_min,&quot;)" office:value-type="string" office:string-value="MIN(tcajas_consultas) AS tcajas_consultas_min," calcext:value-type="string">
            <text:p>MIN(tcajas_consultas) AS tcajas_consult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_depositos</text:p>
          </table:table-cell>
          <table:table-cell table:formula="of:=CONCATENATE(&quot;AVG(&quot;;[.B117];&quot;) AS &quot;;[.B117];&quot;_avg,&quot;)" office:value-type="string" office:string-value="AVG(tcajas_depositos) AS tcajas_depositos_avg," calcext:value-type="string">
            <text:p>AVG(tcajas_depositos) AS tcajas_depositos_avg,</text:p>
          </table:table-cell>
          <table:table-cell table:formula="of:=CONCATENATE(&quot;MAX(&quot;;[.B117];&quot;) AS &quot;;[.B117];&quot;_max,&quot;)" office:value-type="string" office:string-value="MAX(tcajas_depositos) AS tcajas_depositos_max," calcext:value-type="string">
            <text:p>MAX(tcajas_depositos) AS tcajas_depositos_max,</text:p>
          </table:table-cell>
          <table:table-cell table:formula="of:=CONCATENATE(&quot;MIN(&quot;;[.B117];&quot;) AS &quot;;[.B117];&quot;_min,&quot;)" office:value-type="string" office:string-value="MIN(tcajas_depositos) AS tcajas_depositos_min," calcext:value-type="string">
            <text:p>MIN(tcajas_depositos) AS tcajas_deposi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_extracciones</text:p>
          </table:table-cell>
          <table:table-cell table:formula="of:=CONCATENATE(&quot;AVG(&quot;;[.B118];&quot;) AS &quot;;[.B118];&quot;_avg,&quot;)" office:value-type="string" office:string-value="AVG(tcajas_extracciones) AS tcajas_extracciones_avg," calcext:value-type="string">
            <text:p>AVG(tcajas_extracciones) AS tcajas_extracciones_avg,</text:p>
          </table:table-cell>
          <table:table-cell table:formula="of:=CONCATENATE(&quot;MAX(&quot;;[.B118];&quot;) AS &quot;;[.B118];&quot;_max,&quot;)" office:value-type="string" office:string-value="MAX(tcajas_extracciones) AS tcajas_extracciones_max," calcext:value-type="string">
            <text:p>MAX(tcajas_extracciones) AS tcajas_extracciones_max,</text:p>
          </table:table-cell>
          <table:table-cell table:formula="of:=CONCATENATE(&quot;MIN(&quot;;[.B118];&quot;) AS &quot;;[.B118];&quot;_min,&quot;)" office:value-type="string" office:string-value="MIN(tcajas_extracciones) AS tcajas_extracciones_min," calcext:value-type="string">
            <text:p>MIN(tcajas_extracciones) AS tcajas_extr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_otras</text:p>
          </table:table-cell>
          <table:table-cell table:formula="of:=CONCATENATE(&quot;AVG(&quot;;[.B119];&quot;) AS &quot;;[.B119];&quot;_avg,&quot;)" office:value-type="string" office:string-value="AVG(tcajas_otras) AS tcajas_otras_avg," calcext:value-type="string">
            <text:p>AVG(tcajas_otras) AS tcajas_otras_avg,</text:p>
          </table:table-cell>
          <table:table-cell table:formula="of:=CONCATENATE(&quot;MAX(&quot;;[.B119];&quot;) AS &quot;;[.B119];&quot;_max,&quot;)" office:value-type="string" office:string-value="MAX(tcajas_otras) AS tcajas_otras_max," calcext:value-type="string">
            <text:p>MAX(tcajas_otras) AS tcajas_otras_max,</text:p>
          </table:table-cell>
          <table:table-cell table:formula="of:=CONCATENATE(&quot;MIN(&quot;;[.B119];&quot;) AS &quot;;[.B119];&quot;_min,&quot;)" office:value-type="string" office:string-value="MIN(tcajas_otras) AS tcajas_otras_min," calcext:value-type="string">
            <text:p>MIN(tcajas_otras) AS tcajas_otr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jeros_propio_transacciones</text:p>
          </table:table-cell>
          <table:table-cell table:formula="of:=CONCATENATE(&quot;AVG(&quot;;[.B120];&quot;) AS &quot;;[.B120];&quot;_avg,&quot;)" office:value-type="string" office:string-value="AVG(ccajeros_propio_transacciones) AS ccajeros_propio_transacciones_avg," calcext:value-type="string">
            <text:p>AVG(ccajeros_propio_transacciones) AS ccajeros_propio_transacciones_avg,</text:p>
          </table:table-cell>
          <table:table-cell table:formula="of:=CONCATENATE(&quot;MAX(&quot;;[.B120];&quot;) AS &quot;;[.B120];&quot;_max,&quot;)" office:value-type="string" office:string-value="MAX(ccajeros_propio_transacciones) AS ccajeros_propio_transacciones_max," calcext:value-type="string">
            <text:p>MAX(ccajeros_propio_transacciones) AS ccajeros_propio_transacciones_max,</text:p>
          </table:table-cell>
          <table:table-cell table:formula="of:=CONCATENATE(&quot;MIN(&quot;;[.B120];&quot;) AS &quot;;[.B120];&quot;_min,&quot;)" office:value-type="string" office:string-value="MIN(ccajeros_propio_transacciones) AS ccajeros_propio_transacciones_min," calcext:value-type="string">
            <text:p>MIN(ccajeros_propio_transacciones) AS ccajeros_propio_trans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jeros_propio</text:p>
          </table:table-cell>
          <table:table-cell table:formula="of:=CONCATENATE(&quot;AVG(&quot;;[.B121];&quot;) AS &quot;;[.B121];&quot;_avg,&quot;)" office:value-type="string" office:string-value="AVG(mcajeros_propio) AS mcajeros_propio_avg," calcext:value-type="string">
            <text:p>AVG(mcajeros_propio) AS mcajeros_propio_avg,</text:p>
          </table:table-cell>
          <table:table-cell table:formula="of:=CONCATENATE(&quot;MAX(&quot;;[.B121];&quot;) AS &quot;;[.B121];&quot;_max,&quot;)" office:value-type="string" office:string-value="MAX(mcajeros_propio) AS mcajeros_propio_max," calcext:value-type="string">
            <text:p>MAX(mcajeros_propio) AS mcajeros_propio_max,</text:p>
          </table:table-cell>
          <table:table-cell table:formula="of:=CONCATENATE(&quot;MIN(&quot;;[.B121];&quot;) AS &quot;;[.B121];&quot;_min,&quot;)" office:value-type="string" office:string-value="MIN(mcajeros_propio) AS mcajeros_propio_min," calcext:value-type="string">
            <text:p>MIN(mcajeros_propio) AS mcajeros_propi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jeros_ajenos_transacciones</text:p>
          </table:table-cell>
          <table:table-cell table:formula="of:=CONCATENATE(&quot;AVG(&quot;;[.B122];&quot;) AS &quot;;[.B122];&quot;_avg,&quot;)" office:value-type="string" office:string-value="AVG(ccajeros_ajenos_transacciones) AS ccajeros_ajenos_transacciones_avg," calcext:value-type="string">
            <text:p>AVG(ccajeros_ajenos_transacciones) AS ccajeros_ajenos_transacciones_avg,</text:p>
          </table:table-cell>
          <table:table-cell table:formula="of:=CONCATENATE(&quot;MAX(&quot;;[.B122];&quot;) AS &quot;;[.B122];&quot;_max,&quot;)" office:value-type="string" office:string-value="MAX(ccajeros_ajenos_transacciones) AS ccajeros_ajenos_transacciones_max," calcext:value-type="string">
            <text:p>MAX(ccajeros_ajenos_transacciones) AS ccajeros_ajenos_transacciones_max,</text:p>
          </table:table-cell>
          <table:table-cell table:formula="of:=CONCATENATE(&quot;MIN(&quot;;[.B122];&quot;) AS &quot;;[.B122];&quot;_min,&quot;)" office:value-type="string" office:string-value="MIN(ccajeros_ajenos_transacciones) AS ccajeros_ajenos_transacciones_min," calcext:value-type="string">
            <text:p>MIN(ccajeros_ajenos_transacciones) AS ccajeros_ajenos_trans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jeros_ajenos</text:p>
          </table:table-cell>
          <table:table-cell table:formula="of:=CONCATENATE(&quot;AVG(&quot;;[.B123];&quot;) AS &quot;;[.B123];&quot;_avg,&quot;)" office:value-type="string" office:string-value="AVG(mcajeros_ajenos) AS mcajeros_ajenos_avg," calcext:value-type="string">
            <text:p>AVG(mcajeros_ajenos) AS mcajeros_ajenos_avg,</text:p>
          </table:table-cell>
          <table:table-cell table:formula="of:=CONCATENATE(&quot;MAX(&quot;;[.B123];&quot;) AS &quot;;[.B123];&quot;_max,&quot;)" office:value-type="string" office:string-value="MAX(mcajeros_ajenos) AS mcajeros_ajenos_max," calcext:value-type="string">
            <text:p>MAX(mcajeros_ajenos) AS mcajeros_ajenos_max,</text:p>
          </table:table-cell>
          <table:table-cell table:formula="of:=CONCATENATE(&quot;MIN(&quot;;[.B123];&quot;) AS &quot;;[.B123];&quot;_min,&quot;)" office:value-type="string" office:string-value="MIN(mcajeros_ajenos) AS mcajeros_ajenos_min," calcext:value-type="string">
            <text:p>MIN(mcajeros_ajenos) AS mcajeros_ajen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movimientos_ultimos90dias</text:p>
          </table:table-cell>
          <table:table-cell table:formula="of:=CONCATENATE(&quot;AVG(&quot;;[.B124];&quot;) AS &quot;;[.B124];&quot;_avg,&quot;)" office:value-type="string" office:string-value="AVG(tmovimientos_ultimos90dias) AS tmovimientos_ultimos90dias_avg," calcext:value-type="string">
            <text:p>AVG(tmovimientos_ultimos90dias) AS tmovimientos_ultimos90dias_avg,</text:p>
          </table:table-cell>
          <table:table-cell table:formula="of:=CONCATENATE(&quot;MAX(&quot;;[.B124];&quot;) AS &quot;;[.B124];&quot;_max,&quot;)" office:value-type="string" office:string-value="MAX(tmovimientos_ultimos90dias) AS tmovimientos_ultimos90dias_max," calcext:value-type="string">
            <text:p>MAX(tmovimientos_ultimos90dias) AS tmovimientos_ultimos90dias_max,</text:p>
          </table:table-cell>
          <table:table-cell table:formula="of:=CONCATENATE(&quot;MIN(&quot;;[.B124];&quot;) AS &quot;;[.B124];&quot;_min,&quot;)" office:value-type="string" office:string-value="MIN(tmovimientos_ultimos90dias) AS tmovimientos_ultimos90dias_min," calcext:value-type="string">
            <text:p>MIN(tmovimientos_ultimos90dias) AS tmovimientos_ultimos90dia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marca_atraso</text:p>
          </table:table-cell>
          <table:table-cell table:formula="of:=CONCATENATE(&quot;AVG(&quot;;[.B125];&quot;) AS &quot;;[.B125];&quot;_avg,&quot;)" office:value-type="string" office:string-value="AVG(Master_marca_atraso) AS Master_marca_atraso_avg," calcext:value-type="string">
            <text:p>AVG(Master_marca_atraso) AS Master_marca_atraso_avg,</text:p>
          </table:table-cell>
          <table:table-cell table:formula="of:=CONCATENATE(&quot;MAX(&quot;;[.B125];&quot;) AS &quot;;[.B125];&quot;_max,&quot;)" office:value-type="string" office:string-value="MAX(Master_marca_atraso) AS Master_marca_atraso_max," calcext:value-type="string">
            <text:p>MAX(Master_marca_atraso) AS Master_marca_atraso_max,</text:p>
          </table:table-cell>
          <table:table-cell table:formula="of:=CONCATENATE(&quot;MIN(&quot;;[.B125];&quot;) AS &quot;;[.B125];&quot;_min,&quot;)" office:value-type="string" office:string-value="MIN(Master_marca_atraso) AS Master_marca_atraso_min," calcext:value-type="string">
            <text:p>MIN(Master_marca_atraso) AS Master_marca_atras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cuenta_estado</text:p>
          </table:table-cell>
          <table:table-cell table:formula="of:=CONCATENATE(&quot;AVG(&quot;;[.B126];&quot;) AS &quot;;[.B126];&quot;_avg,&quot;)" office:value-type="string" office:string-value="AVG(Master_cuenta_estado) AS Master_cuenta_estado_avg," calcext:value-type="string">
            <text:p>AVG(Master_cuenta_estado) AS Master_cuenta_estado_avg,</text:p>
          </table:table-cell>
          <table:table-cell table:formula="of:=CONCATENATE(&quot;MAX(&quot;;[.B126];&quot;) AS &quot;;[.B126];&quot;_max,&quot;)" office:value-type="string" office:string-value="MAX(Master_cuenta_estado) AS Master_cuenta_estado_max," calcext:value-type="string">
            <text:p>MAX(Master_cuenta_estado) AS Master_cuenta_estado_max,</text:p>
          </table:table-cell>
          <table:table-cell table:formula="of:=CONCATENATE(&quot;MIN(&quot;;[.B126];&quot;) AS &quot;;[.B126];&quot;_min,&quot;)" office:value-type="string" office:string-value="MIN(Master_cuenta_estado) AS Master_cuenta_estado_min," calcext:value-type="string">
            <text:p>MIN(Master_cuenta_estado) AS Master_cuenta_estad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Fvencimiento</text:p>
          </table:table-cell>
          <table:table-cell table:formula="of:=CONCATENATE(&quot;AVG(&quot;;[.B127];&quot;) AS &quot;;[.B127];&quot;_avg,&quot;)" office:value-type="string" office:string-value="AVG(Master_Fvencimiento) AS Master_Fvencimiento_avg," calcext:value-type="string">
            <text:p>AVG(Master_Fvencimiento) AS Master_Fvencimiento_avg,</text:p>
          </table:table-cell>
          <table:table-cell table:formula="of:=CONCATENATE(&quot;MAX(&quot;;[.B127];&quot;) AS &quot;;[.B127];&quot;_max,&quot;)" office:value-type="string" office:string-value="MAX(Master_Fvencimiento) AS Master_Fvencimiento_max," calcext:value-type="string">
            <text:p>MAX(Master_Fvencimiento) AS Master_Fvencimiento_max,</text:p>
          </table:table-cell>
          <table:table-cell table:formula="of:=CONCATENATE(&quot;MIN(&quot;;[.B127];&quot;) AS &quot;;[.B127];&quot;_min,&quot;)" office:value-type="string" office:string-value="MIN(Master_Fvencimiento) AS Master_Fvencimiento_min," calcext:value-type="string">
            <text:p>MIN(Master_Fvencimiento) AS Master_Fvencimient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Finiciomora</text:p>
          </table:table-cell>
          <table:table-cell table:formula="of:=CONCATENATE(&quot;AVG(&quot;;[.B128];&quot;) AS &quot;;[.B128];&quot;_avg,&quot;)" office:value-type="string" office:string-value="AVG(Master_Finiciomora) AS Master_Finiciomora_avg," calcext:value-type="string">
            <text:p>AVG(Master_Finiciomora) AS Master_Finiciomora_avg,</text:p>
          </table:table-cell>
          <table:table-cell table:formula="of:=CONCATENATE(&quot;MAX(&quot;;[.B128];&quot;) AS &quot;;[.B128];&quot;_max,&quot;)" office:value-type="string" office:string-value="MAX(Master_Finiciomora) AS Master_Finiciomora_max," calcext:value-type="string">
            <text:p>MAX(Master_Finiciomora) AS Master_Finiciomora_max,</text:p>
          </table:table-cell>
          <table:table-cell table:formula="of:=CONCATENATE(&quot;MIN(&quot;;[.B128];&quot;) AS &quot;;[.B128];&quot;_min,&quot;)" office:value-type="string" office:string-value="MIN(Master_Finiciomora) AS Master_Finiciomora_min," calcext:value-type="string">
            <text:p>MIN(Master_Finiciomora) AS Master_Finiciomora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fultimo_cierre</text:p>
          </table:table-cell>
          <table:table-cell table:formula="of:=CONCATENATE(&quot;AVG(&quot;;[.B129];&quot;) AS &quot;;[.B129];&quot;_avg,&quot;)" office:value-type="string" office:string-value="AVG(Master_fultimo_cierre) AS Master_fultimo_cierre_avg," calcext:value-type="string">
            <text:p>AVG(Master_fultimo_cierre) AS Master_fultimo_cierre_avg,</text:p>
          </table:table-cell>
          <table:table-cell table:formula="of:=CONCATENATE(&quot;MAX(&quot;;[.B129];&quot;) AS &quot;;[.B129];&quot;_max,&quot;)" office:value-type="string" office:string-value="MAX(Master_fultimo_cierre) AS Master_fultimo_cierre_max," calcext:value-type="string">
            <text:p>MAX(Master_fultimo_cierre) AS Master_fultimo_cierre_max,</text:p>
          </table:table-cell>
          <table:table-cell table:formula="of:=CONCATENATE(&quot;MIN(&quot;;[.B129];&quot;) AS &quot;;[.B129];&quot;_min,&quot;)" office:value-type="string" office:string-value="MIN(Master_fultimo_cierre) AS Master_fultimo_cierre_min," calcext:value-type="string">
            <text:p>MIN(Master_fultimo_cierre) AS Master_fultimo_cierre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fechaalta</text:p>
          </table:table-cell>
          <table:table-cell table:formula="of:=CONCATENATE(&quot;AVG(&quot;;[.B130];&quot;) AS &quot;;[.B130];&quot;_avg,&quot;)" office:value-type="string" office:string-value="AVG(Master_fechaalta) AS Master_fechaalta_avg," calcext:value-type="string">
            <text:p>AVG(Master_fechaalta) AS Master_fechaalta_avg,</text:p>
          </table:table-cell>
          <table:table-cell table:formula="of:=CONCATENATE(&quot;MAX(&quot;;[.B130];&quot;) AS &quot;;[.B130];&quot;_max,&quot;)" office:value-type="string" office:string-value="MAX(Master_fechaalta) AS Master_fechaalta_max," calcext:value-type="string">
            <text:p>MAX(Master_fechaalta) AS Master_fechaalta_max,</text:p>
          </table:table-cell>
          <table:table-cell table:formula="of:=CONCATENATE(&quot;MIN(&quot;;[.B130];&quot;) AS &quot;;[.B130];&quot;_min,&quot;)" office:value-type="string" office:string-value="MIN(Master_fechaalta) AS Master_fechaalta_min," calcext:value-type="string">
            <text:p>MIN(Master_fechaalta) AS Master_fechaalta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tconsumos</text:p>
          </table:table-cell>
          <table:table-cell table:formula="of:=CONCATENATE(&quot;AVG(&quot;;[.B131];&quot;) AS &quot;;[.B131];&quot;_avg,&quot;)" office:value-type="string" office:string-value="AVG(Master_tconsumos) AS Master_tconsumos_avg," calcext:value-type="string">
            <text:p>AVG(Master_tconsumos) AS Master_tconsumos_avg,</text:p>
          </table:table-cell>
          <table:table-cell table:formula="of:=CONCATENATE(&quot;MAX(&quot;;[.B131];&quot;) AS &quot;;[.B131];&quot;_max,&quot;)" office:value-type="string" office:string-value="MAX(Master_tconsumos) AS Master_tconsumos_max," calcext:value-type="string">
            <text:p>MAX(Master_tconsumos) AS Master_tconsumos_max,</text:p>
          </table:table-cell>
          <table:table-cell table:formula="of:=CONCATENATE(&quot;MIN(&quot;;[.B131];&quot;) AS &quot;;[.B131];&quot;_min,&quot;)" office:value-type="string" office:string-value="MIN(Master_tconsumos) AS Master_tconsumos_min," calcext:value-type="string">
            <text:p>MIN(Master_tconsumos) AS Master_tconsumo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tadelantosefectivo</text:p>
          </table:table-cell>
          <table:table-cell table:formula="of:=CONCATENATE(&quot;AVG(&quot;;[.B132];&quot;) AS &quot;;[.B132];&quot;_avg,&quot;)" office:value-type="string" office:string-value="AVG(Master_tadelantosefectivo) AS Master_tadelantosefectivo_avg," calcext:value-type="string">
            <text:p>AVG(Master_tadelantosefectivo) AS Master_tadelantosefectivo_avg,</text:p>
          </table:table-cell>
          <table:table-cell table:formula="of:=CONCATENATE(&quot;MAX(&quot;;[.B132];&quot;) AS &quot;;[.B132];&quot;_max,&quot;)" office:value-type="string" office:string-value="MAX(Master_tadelantosefectivo) AS Master_tadelantosefectivo_max," calcext:value-type="string">
            <text:p>MAX(Master_tadelantosefectivo) AS Master_tadelantosefectivo_max,</text:p>
          </table:table-cell>
          <table:table-cell table:formula="of:=CONCATENATE(&quot;MIN(&quot;;[.B132];&quot;) AS &quot;;[.B132];&quot;_min,&quot;)" office:value-type="string" office:string-value="MIN(Master_tadelantosefectivo) AS Master_tadelantosefectivo_min," calcext:value-type="string">
            <text:p>MIN(Master_tadelantosefectivo) AS Master_tadelantosefectiv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marca_atraso</text:p>
          </table:table-cell>
          <table:table-cell table:formula="of:=CONCATENATE(&quot;AVG(&quot;;[.B133];&quot;) AS &quot;;[.B133];&quot;_avg,&quot;)" office:value-type="string" office:string-value="AVG(Visa_marca_atraso) AS Visa_marca_atraso_avg," calcext:value-type="string">
            <text:p>AVG(Visa_marca_atraso) AS Visa_marca_atraso_avg,</text:p>
          </table:table-cell>
          <table:table-cell table:formula="of:=CONCATENATE(&quot;MAX(&quot;;[.B133];&quot;) AS &quot;;[.B133];&quot;_max,&quot;)" office:value-type="string" office:string-value="MAX(Visa_marca_atraso) AS Visa_marca_atraso_max," calcext:value-type="string">
            <text:p>MAX(Visa_marca_atraso) AS Visa_marca_atraso_max,</text:p>
          </table:table-cell>
          <table:table-cell table:formula="of:=CONCATENATE(&quot;MIN(&quot;;[.B133];&quot;) AS &quot;;[.B133];&quot;_min,&quot;)" office:value-type="string" office:string-value="MIN(Visa_marca_atraso) AS Visa_marca_atraso_min," calcext:value-type="string">
            <text:p>MIN(Visa_marca_atraso) AS Visa_marca_atras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cuenta_estado</text:p>
          </table:table-cell>
          <table:table-cell table:formula="of:=CONCATENATE(&quot;AVG(&quot;;[.B134];&quot;) AS &quot;;[.B134];&quot;_avg,&quot;)" office:value-type="string" office:string-value="AVG(Visa_cuenta_estado) AS Visa_cuenta_estado_avg," calcext:value-type="string">
            <text:p>AVG(Visa_cuenta_estado) AS Visa_cuenta_estado_avg,</text:p>
          </table:table-cell>
          <table:table-cell table:formula="of:=CONCATENATE(&quot;MAX(&quot;;[.B134];&quot;) AS &quot;;[.B134];&quot;_max,&quot;)" office:value-type="string" office:string-value="MAX(Visa_cuenta_estado) AS Visa_cuenta_estado_max," calcext:value-type="string">
            <text:p>MAX(Visa_cuenta_estado) AS Visa_cuenta_estado_max,</text:p>
          </table:table-cell>
          <table:table-cell table:formula="of:=CONCATENATE(&quot;MIN(&quot;;[.B134];&quot;) AS &quot;;[.B134];&quot;_min,&quot;)" office:value-type="string" office:string-value="MIN(Visa_cuenta_estado) AS Visa_cuenta_estado_min," calcext:value-type="string">
            <text:p>MIN(Visa_cuenta_estado) AS Visa_cuenta_estad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Fvencimiento</text:p>
          </table:table-cell>
          <table:table-cell table:formula="of:=CONCATENATE(&quot;AVG(&quot;;[.B135];&quot;) AS &quot;;[.B135];&quot;_avg,&quot;)" office:value-type="string" office:string-value="AVG(Visa_Fvencimiento) AS Visa_Fvencimiento_avg," calcext:value-type="string">
            <text:p>AVG(Visa_Fvencimiento) AS Visa_Fvencimiento_avg,</text:p>
          </table:table-cell>
          <table:table-cell table:formula="of:=CONCATENATE(&quot;MAX(&quot;;[.B135];&quot;) AS &quot;;[.B135];&quot;_max,&quot;)" office:value-type="string" office:string-value="MAX(Visa_Fvencimiento) AS Visa_Fvencimiento_max," calcext:value-type="string">
            <text:p>MAX(Visa_Fvencimiento) AS Visa_Fvencimiento_max,</text:p>
          </table:table-cell>
          <table:table-cell table:formula="of:=CONCATENATE(&quot;MIN(&quot;;[.B135];&quot;) AS &quot;;[.B135];&quot;_min,&quot;)" office:value-type="string" office:string-value="MIN(Visa_Fvencimiento) AS Visa_Fvencimiento_min," calcext:value-type="string">
            <text:p>MIN(Visa_Fvencimiento) AS Visa_Fvencimient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Finiciomora</text:p>
          </table:table-cell>
          <table:table-cell table:formula="of:=CONCATENATE(&quot;AVG(&quot;;[.B136];&quot;) AS &quot;;[.B136];&quot;_avg,&quot;)" office:value-type="string" office:string-value="AVG(Visa_Finiciomora) AS Visa_Finiciomora_avg," calcext:value-type="string">
            <text:p>AVG(Visa_Finiciomora) AS Visa_Finiciomora_avg,</text:p>
          </table:table-cell>
          <table:table-cell table:formula="of:=CONCATENATE(&quot;MAX(&quot;;[.B136];&quot;) AS &quot;;[.B136];&quot;_max,&quot;)" office:value-type="string" office:string-value="MAX(Visa_Finiciomora) AS Visa_Finiciomora_max," calcext:value-type="string">
            <text:p>MAX(Visa_Finiciomora) AS Visa_Finiciomora_max,</text:p>
          </table:table-cell>
          <table:table-cell table:formula="of:=CONCATENATE(&quot;MIN(&quot;;[.B136];&quot;) AS &quot;;[.B136];&quot;_min,&quot;)" office:value-type="string" office:string-value="MIN(Visa_Finiciomora) AS Visa_Finiciomora_min," calcext:value-type="string">
            <text:p>MIN(Visa_Finiciomora) AS Visa_Finiciomora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fultimo_cierre</text:p>
          </table:table-cell>
          <table:table-cell table:formula="of:=CONCATENATE(&quot;AVG(&quot;;[.B137];&quot;) AS &quot;;[.B137];&quot;_avg,&quot;)" office:value-type="string" office:string-value="AVG(Visa_fultimo_cierre) AS Visa_fultimo_cierre_avg," calcext:value-type="string">
            <text:p>AVG(Visa_fultimo_cierre) AS Visa_fultimo_cierre_avg,</text:p>
          </table:table-cell>
          <table:table-cell table:formula="of:=CONCATENATE(&quot;MAX(&quot;;[.B137];&quot;) AS &quot;;[.B137];&quot;_max,&quot;)" office:value-type="string" office:string-value="MAX(Visa_fultimo_cierre) AS Visa_fultimo_cierre_max," calcext:value-type="string">
            <text:p>MAX(Visa_fultimo_cierre) AS Visa_fultimo_cierre_max,</text:p>
          </table:table-cell>
          <table:table-cell table:formula="of:=CONCATENATE(&quot;MIN(&quot;;[.B137];&quot;) AS &quot;;[.B137];&quot;_min,&quot;)" office:value-type="string" office:string-value="MIN(Visa_fultimo_cierre) AS Visa_fultimo_cierre_min," calcext:value-type="string">
            <text:p>MIN(Visa_fultimo_cierre) AS Visa_fultimo_cierre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fechaalta</text:p>
          </table:table-cell>
          <table:table-cell table:formula="of:=CONCATENATE(&quot;AVG(&quot;;[.B138];&quot;) AS &quot;;[.B138];&quot;_avg,&quot;)" office:value-type="string" office:string-value="AVG(Visa_fechaalta) AS Visa_fechaalta_avg," calcext:value-type="string">
            <text:p>AVG(Visa_fechaalta) AS Visa_fechaalta_avg,</text:p>
          </table:table-cell>
          <table:table-cell table:formula="of:=CONCATENATE(&quot;MAX(&quot;;[.B138];&quot;) AS &quot;;[.B138];&quot;_max,&quot;)" office:value-type="string" office:string-value="MAX(Visa_fechaalta) AS Visa_fechaalta_max," calcext:value-type="string">
            <text:p>MAX(Visa_fechaalta) AS Visa_fechaalta_max,</text:p>
          </table:table-cell>
          <table:table-cell table:formula="of:=CONCATENATE(&quot;MIN(&quot;;[.B138];&quot;) AS &quot;;[.B138];&quot;_min,&quot;)" office:value-type="string" office:string-value="MIN(Visa_fechaalta) AS Visa_fechaalta_min," calcext:value-type="string">
            <text:p>MIN(Visa_fechaalta) AS Visa_fechaalta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tconsumos</text:p>
          </table:table-cell>
          <table:table-cell table:formula="of:=CONCATENATE(&quot;AVG(&quot;;[.B139];&quot;) AS &quot;;[.B139];&quot;_avg,&quot;)" office:value-type="string" office:string-value="AVG(Visa_tconsumos) AS Visa_tconsumos_avg," calcext:value-type="string">
            <text:p>AVG(Visa_tconsumos) AS Visa_tconsumos_avg,</text:p>
          </table:table-cell>
          <table:table-cell table:formula="of:=CONCATENATE(&quot;MAX(&quot;;[.B139];&quot;) AS &quot;;[.B139];&quot;_max,&quot;)" office:value-type="string" office:string-value="MAX(Visa_tconsumos) AS Visa_tconsumos_max," calcext:value-type="string">
            <text:p>MAX(Visa_tconsumos) AS Visa_tconsumos_max,</text:p>
          </table:table-cell>
          <table:table-cell table:formula="of:=CONCATENATE(&quot;MIN(&quot;;[.B139];&quot;) AS &quot;;[.B139];&quot;_min,&quot;)" office:value-type="string" office:string-value="MIN(Visa_tconsumos) AS Visa_tconsumos_min," calcext:value-type="string">
            <text:p>MIN(Visa_tconsumos) AS Visa_tconsumo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tadelantosefectivo</text:p>
          </table:table-cell>
          <table:table-cell table:formula="of:=CONCATENATE(&quot;AVG(&quot;;[.B140];&quot;) AS &quot;;[.B140];&quot;_avg,&quot;)" office:value-type="string" office:string-value="AVG(Visa_tadelantosefectivo) AS Visa_tadelantosefectivo_avg," calcext:value-type="string">
            <text:p>AVG(Visa_tadelantosefectivo) AS Visa_tadelantosefectivo_avg,</text:p>
          </table:table-cell>
          <table:table-cell table:formula="of:=CONCATENATE(&quot;MAX(&quot;;[.B140];&quot;) AS &quot;;[.B140];&quot;_max,&quot;)" office:value-type="string" office:string-value="MAX(Visa_tadelantosefectivo) AS Visa_tadelantosefectivo_max," calcext:value-type="string">
            <text:p>MAX(Visa_tadelantosefectivo) AS Visa_tadelantosefectivo_max,</text:p>
          </table:table-cell>
          <table:table-cell table:formula="of:=CONCATENATE(&quot;MIN(&quot;;[.B140];&quot;) AS &quot;;[.B140];&quot;_min,&quot;)" office:value-type="string" office:string-value="MIN(Visa_tadelantosefectivo) AS Visa_tadelantosefectivo_min," calcext:value-type="string">
            <text:p>MIN(Visa_tadelantosefectivo) AS Visa_tadelantosefectivo_min,</text:p>
          </table:table-cell>
          <table:table-cell table:style-name="ce5"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financiacion_limite</text:p>
          </table:table-cell>
          <table:table-cell table:formula="of:=CONCATENATE(&quot;AVG(&quot;;[.B141];&quot;) AS &quot;;[.B141];&quot;_avg,&quot;)" office:value-type="string" office:string-value="AVG(VisaMaster_mfinanciacion_limite) AS VisaMaster_mfinanciacion_limite_avg," calcext:value-type="string">
            <text:p>AVG(VisaMaster_mfinanciacion_limite) AS VisaMaster_mfinanciacion_limite_avg,</text:p>
          </table:table-cell>
          <table:table-cell table:formula="of:=CONCATENATE(&quot;MAX(&quot;;[.B141];&quot;) AS &quot;;[.B141];&quot;_max,&quot;)" office:value-type="string" office:string-value="MAX(VisaMaster_mfinanciacion_limite) AS VisaMaster_mfinanciacion_limite_max," calcext:value-type="string">
            <text:p>MAX(VisaMaster_mfinanciacion_limite) AS VisaMaster_mfinanciacion_limite_max,</text:p>
          </table:table-cell>
          <table:table-cell table:formula="of:=CONCATENATE(&quot;MIN(&quot;;[.B141];&quot;) AS &quot;;[.B141];&quot;_min,&quot;)" office:value-type="string" office:string-value="MIN(VisaMaster_mfinanciacion_limite) AS VisaMaster_mfinanciacion_limite_min," calcext:value-type="string">
            <text:p>MIN(VisaMaster_mfinanciacion_limite) AS VisaMaster_mfinanciacion_limite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saldototal</text:p>
          </table:table-cell>
          <table:table-cell table:formula="of:=CONCATENATE(&quot;AVG(&quot;;[.B142];&quot;) AS &quot;;[.B142];&quot;_avg,&quot;)" office:value-type="string" office:string-value="AVG(VisaMaster_msaldototal) AS VisaMaster_msaldototal_avg," calcext:value-type="string">
            <text:p>AVG(VisaMaster_msaldototal) AS VisaMaster_msaldototal_avg,</text:p>
          </table:table-cell>
          <table:table-cell table:formula="of:=CONCATENATE(&quot;MAX(&quot;;[.B142];&quot;) AS &quot;;[.B142];&quot;_max,&quot;)" office:value-type="string" office:string-value="MAX(VisaMaster_msaldototal) AS VisaMaster_msaldototal_max," calcext:value-type="string">
            <text:p>MAX(VisaMaster_msaldototal) AS VisaMaster_msaldototal_max,</text:p>
          </table:table-cell>
          <table:table-cell table:formula="of:=CONCATENATE(&quot;MIN(&quot;;[.B142];&quot;) AS &quot;;[.B142];&quot;_min,&quot;)" office:value-type="string" office:string-value="MIN(VisaMaster_msaldototal) AS VisaMaster_msaldototal_min," calcext:value-type="string">
            <text:p>MIN(VisaMaster_msaldototal) AS VisaMaster_msaldototal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saldopesos</text:p>
          </table:table-cell>
          <table:table-cell table:formula="of:=CONCATENATE(&quot;AVG(&quot;;[.B143];&quot;) AS &quot;;[.B143];&quot;_avg,&quot;)" office:value-type="string" office:string-value="AVG(VisaMaster_msaldopesos) AS VisaMaster_msaldopesos_avg," calcext:value-type="string">
            <text:p>AVG(VisaMaster_msaldopesos) AS VisaMaster_msaldopesos_avg,</text:p>
          </table:table-cell>
          <table:table-cell table:formula="of:=CONCATENATE(&quot;MAX(&quot;;[.B143];&quot;) AS &quot;;[.B143];&quot;_max,&quot;)" office:value-type="string" office:string-value="MAX(VisaMaster_msaldopesos) AS VisaMaster_msaldopesos_max," calcext:value-type="string">
            <text:p>MAX(VisaMaster_msaldopesos) AS VisaMaster_msaldopesos_max,</text:p>
          </table:table-cell>
          <table:table-cell table:formula="of:=CONCATENATE(&quot;MIN(&quot;;[.B143];&quot;) AS &quot;;[.B143];&quot;_min,&quot;)" office:value-type="string" office:string-value="MIN(VisaMaster_msaldopesos) AS VisaMaster_msaldopesos_min," calcext:value-type="string">
            <text:p>MIN(VisaMaster_msaldopesos) AS VisaMaster_msaldopesos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saldodolares</text:p>
          </table:table-cell>
          <table:table-cell table:formula="of:=CONCATENATE(&quot;AVG(&quot;;[.B144];&quot;) AS &quot;;[.B144];&quot;_avg,&quot;)" office:value-type="string" office:string-value="AVG(VisaMaster_msaldodolares) AS VisaMaster_msaldodolares_avg," calcext:value-type="string">
            <text:p>AVG(VisaMaster_msaldodolares) AS VisaMaster_msaldodolares_avg,</text:p>
          </table:table-cell>
          <table:table-cell table:formula="of:=CONCATENATE(&quot;MAX(&quot;;[.B144];&quot;) AS &quot;;[.B144];&quot;_max,&quot;)" office:value-type="string" office:string-value="MAX(VisaMaster_msaldodolares) AS VisaMaster_msaldodolares_max," calcext:value-type="string">
            <text:p>MAX(VisaMaster_msaldodolares) AS VisaMaster_msaldodolares_max,</text:p>
          </table:table-cell>
          <table:table-cell table:formula="of:=CONCATENATE(&quot;MIN(&quot;;[.B144];&quot;) AS &quot;;[.B144];&quot;_min,&quot;)" office:value-type="string" office:string-value="MIN(VisaMaster_msaldodolares) AS VisaMaster_msaldodolares_min," calcext:value-type="string">
            <text:p>MIN(VisaMaster_msaldodolares) AS VisaMaster_msaldodolares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consumototal</text:p>
          </table:table-cell>
          <table:table-cell table:formula="of:=CONCATENATE(&quot;AVG(&quot;;[.B145];&quot;) AS &quot;;[.B145];&quot;_avg,&quot;)" office:value-type="string" office:string-value="AVG(VisaMaster_mconsumototal) AS VisaMaster_mconsumototal_avg," calcext:value-type="string">
            <text:p>AVG(VisaMaster_mconsumototal) AS VisaMaster_mconsumototal_avg,</text:p>
          </table:table-cell>
          <table:table-cell table:formula="of:=CONCATENATE(&quot;MAX(&quot;;[.B145];&quot;) AS &quot;;[.B145];&quot;_max,&quot;)" office:value-type="string" office:string-value="MAX(VisaMaster_mconsumototal) AS VisaMaster_mconsumototal_max," calcext:value-type="string">
            <text:p>MAX(VisaMaster_mconsumototal) AS VisaMaster_mconsumototal_max,</text:p>
          </table:table-cell>
          <table:table-cell table:formula="of:=CONCATENATE(&quot;MIN(&quot;;[.B145];&quot;) AS &quot;;[.B145];&quot;_min,&quot;)" office:value-type="string" office:string-value="MIN(VisaMaster_mconsumototal) AS VisaMaster_mconsumototal_min," calcext:value-type="string">
            <text:p>MIN(VisaMaster_mconsumototal) AS VisaMaster_mconsumototal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consumospesos</text:p>
          </table:table-cell>
          <table:table-cell table:formula="of:=CONCATENATE(&quot;AVG(&quot;;[.B146];&quot;) AS &quot;;[.B146];&quot;_avg,&quot;)" office:value-type="string" office:string-value="AVG(VisaMaster_mconsumospesos) AS VisaMaster_mconsumospesos_avg," calcext:value-type="string">
            <text:p>AVG(VisaMaster_mconsumospesos) AS VisaMaster_mconsumospesos_avg,</text:p>
          </table:table-cell>
          <table:table-cell table:formula="of:=CONCATENATE(&quot;MAX(&quot;;[.B146];&quot;) AS &quot;;[.B146];&quot;_max,&quot;)" office:value-type="string" office:string-value="MAX(VisaMaster_mconsumospesos) AS VisaMaster_mconsumospesos_max," calcext:value-type="string">
            <text:p>MAX(VisaMaster_mconsumospesos) AS VisaMaster_mconsumospesos_max,</text:p>
          </table:table-cell>
          <table:table-cell table:formula="of:=CONCATENATE(&quot;MIN(&quot;;[.B146];&quot;) AS &quot;;[.B146];&quot;_min,&quot;)" office:value-type="string" office:string-value="MIN(VisaMaster_mconsumospesos) AS VisaMaster_mconsumospesos_min," calcext:value-type="string">
            <text:p>MIN(VisaMaster_mconsumospesos) AS VisaMaster_mconsumospesos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consumosdolares</text:p>
          </table:table-cell>
          <table:table-cell table:formula="of:=CONCATENATE(&quot;AVG(&quot;;[.B147];&quot;) AS &quot;;[.B147];&quot;_avg,&quot;)" office:value-type="string" office:string-value="AVG(VisaMaster_mconsumosdolares) AS VisaMaster_mconsumosdolares_avg," calcext:value-type="string">
            <text:p>AVG(VisaMaster_mconsumosdolares) AS VisaMaster_mconsumosdolares_avg,</text:p>
          </table:table-cell>
          <table:table-cell table:formula="of:=CONCATENATE(&quot;MAX(&quot;;[.B147];&quot;) AS &quot;;[.B147];&quot;_max,&quot;)" office:value-type="string" office:string-value="MAX(VisaMaster_mconsumosdolares) AS VisaMaster_mconsumosdolares_max," calcext:value-type="string">
            <text:p>MAX(VisaMaster_mconsumosdolares) AS VisaMaster_mconsumosdolares_max,</text:p>
          </table:table-cell>
          <table:table-cell table:formula="of:=CONCATENATE(&quot;MIN(&quot;;[.B147];&quot;) AS &quot;;[.B147];&quot;_min,&quot;)" office:value-type="string" office:string-value="MIN(VisaMaster_mconsumosdolares) AS VisaMaster_mconsumosdolares_min," calcext:value-type="string">
            <text:p>MIN(VisaMaster_mconsumosdolares) AS VisaMaster_mconsumosdolares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limitecompra</text:p>
          </table:table-cell>
          <table:table-cell table:formula="of:=CONCATENATE(&quot;AVG(&quot;;[.B148];&quot;) AS &quot;;[.B148];&quot;_avg,&quot;)" office:value-type="string" office:string-value="AVG(VisaMaster_mlimitecompra) AS VisaMaster_mlimitecompra_avg," calcext:value-type="string">
            <text:p>AVG(VisaMaster_mlimitecompra) AS VisaMaster_mlimitecompra_avg,</text:p>
          </table:table-cell>
          <table:table-cell table:formula="of:=CONCATENATE(&quot;MAX(&quot;;[.B148];&quot;) AS &quot;;[.B148];&quot;_max,&quot;)" office:value-type="string" office:string-value="MAX(VisaMaster_mlimitecompra) AS VisaMaster_mlimitecompra_max," calcext:value-type="string">
            <text:p>MAX(VisaMaster_mlimitecompra) AS VisaMaster_mlimitecompra_max,</text:p>
          </table:table-cell>
          <table:table-cell table:formula="of:=CONCATENATE(&quot;MIN(&quot;;[.B148];&quot;) AS &quot;;[.B148];&quot;_min,&quot;)" office:value-type="string" office:string-value="MIN(VisaMaster_mlimitecompra) AS VisaMaster_mlimitecompra_min," calcext:value-type="string">
            <text:p>MIN(VisaMaster_mlimitecompra) AS VisaMaster_mlimitecompra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adelantopesos</text:p>
          </table:table-cell>
          <table:table-cell table:formula="of:=CONCATENATE(&quot;AVG(&quot;;[.B149];&quot;) AS &quot;;[.B149];&quot;_avg,&quot;)" office:value-type="string" office:string-value="AVG(VisaMaster_madelantopesos) AS VisaMaster_madelantopesos_avg," calcext:value-type="string">
            <text:p>AVG(VisaMaster_madelantopesos) AS VisaMaster_madelantopesos_avg,</text:p>
          </table:table-cell>
          <table:table-cell table:formula="of:=CONCATENATE(&quot;MAX(&quot;;[.B149];&quot;) AS &quot;;[.B149];&quot;_max,&quot;)" office:value-type="string" office:string-value="MAX(VisaMaster_madelantopesos) AS VisaMaster_madelantopesos_max," calcext:value-type="string">
            <text:p>MAX(VisaMaster_madelantopesos) AS VisaMaster_madelantopesos_max,</text:p>
          </table:table-cell>
          <table:table-cell table:formula="of:=CONCATENATE(&quot;MIN(&quot;;[.B149];&quot;) AS &quot;;[.B149];&quot;_min,&quot;)" office:value-type="string" office:string-value="MIN(VisaMaster_madelantopesos) AS VisaMaster_madelantopesos_min," calcext:value-type="string">
            <text:p>MIN(VisaMaster_madelantopesos) AS VisaMaster_madelantopesos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adelantodolares</text:p>
          </table:table-cell>
          <table:table-cell table:formula="of:=CONCATENATE(&quot;AVG(&quot;;[.B150];&quot;) AS &quot;;[.B150];&quot;_avg,&quot;)" office:value-type="string" office:string-value="AVG(VisaMaster_madelantodolares) AS VisaMaster_madelantodolares_avg," calcext:value-type="string">
            <text:p>AVG(VisaMaster_madelantodolares) AS VisaMaster_madelantodolares_avg,</text:p>
          </table:table-cell>
          <table:table-cell table:formula="of:=CONCATENATE(&quot;MAX(&quot;;[.B150];&quot;) AS &quot;;[.B150];&quot;_max,&quot;)" office:value-type="string" office:string-value="MAX(VisaMaster_madelantodolares) AS VisaMaster_madelantodolares_max," calcext:value-type="string">
            <text:p>MAX(VisaMaster_madelantodolares) AS VisaMaster_madelantodolares_max,</text:p>
          </table:table-cell>
          <table:table-cell table:formula="of:=CONCATENATE(&quot;MIN(&quot;;[.B150];&quot;) AS &quot;;[.B150];&quot;_min,&quot;)" office:value-type="string" office:string-value="MIN(VisaMaster_madelantodolares) AS VisaMaster_madelantodolares_min," calcext:value-type="string">
            <text:p>MIN(VisaMaster_madelantodolares) AS VisaMaster_madelantodolares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pagado</text:p>
          </table:table-cell>
          <table:table-cell table:formula="of:=CONCATENATE(&quot;AVG(&quot;;[.B151];&quot;) AS &quot;;[.B151];&quot;_avg,&quot;)" office:value-type="string" office:string-value="AVG(VisaMaster_mpagado) AS VisaMaster_mpagado_avg," calcext:value-type="string">
            <text:p>AVG(VisaMaster_mpagado) AS VisaMaster_mpagado_avg,</text:p>
          </table:table-cell>
          <table:table-cell table:formula="of:=CONCATENATE(&quot;MAX(&quot;;[.B151];&quot;) AS &quot;;[.B151];&quot;_max,&quot;)" office:value-type="string" office:string-value="MAX(VisaMaster_mpagado) AS VisaMaster_mpagado_max," calcext:value-type="string">
            <text:p>MAX(VisaMaster_mpagado) AS VisaMaster_mpagado_max,</text:p>
          </table:table-cell>
          <table:table-cell table:formula="of:=CONCATENATE(&quot;MIN(&quot;;[.B151];&quot;) AS &quot;;[.B151];&quot;_min,&quot;)" office:value-type="string" office:string-value="MIN(VisaMaster_mpagado) AS VisaMaster_mpagado_min," calcext:value-type="string">
            <text:p>MIN(VisaMaster_mpagado) AS VisaMaster_mpagado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pagospesos</text:p>
          </table:table-cell>
          <table:table-cell table:formula="of:=CONCATENATE(&quot;AVG(&quot;;[.B152];&quot;) AS &quot;;[.B152];&quot;_avg,&quot;)" office:value-type="string" office:string-value="AVG(VisaMaster_mpagospesos) AS VisaMaster_mpagospesos_avg," calcext:value-type="string">
            <text:p>AVG(VisaMaster_mpagospesos) AS VisaMaster_mpagospesos_avg,</text:p>
          </table:table-cell>
          <table:table-cell table:formula="of:=CONCATENATE(&quot;MAX(&quot;;[.B152];&quot;) AS &quot;;[.B152];&quot;_max,&quot;)" office:value-type="string" office:string-value="MAX(VisaMaster_mpagospesos) AS VisaMaster_mpagospesos_max," calcext:value-type="string">
            <text:p>MAX(VisaMaster_mpagospesos) AS VisaMaster_mpagospesos_max,</text:p>
          </table:table-cell>
          <table:table-cell table:formula="of:=CONCATENATE(&quot;MIN(&quot;;[.B152];&quot;) AS &quot;;[.B152];&quot;_min,&quot;)" office:value-type="string" office:string-value="MIN(VisaMaster_mpagospesos) AS VisaMaster_mpagospesos_min," calcext:value-type="string">
            <text:p>MIN(VisaMaster_mpagospesos) AS VisaMaster_mpagospesos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pagosdolares</text:p>
          </table:table-cell>
          <table:table-cell table:formula="of:=CONCATENATE(&quot;AVG(&quot;;[.B153];&quot;) AS &quot;;[.B153];&quot;_avg,&quot;)" office:value-type="string" office:string-value="AVG(VisaMaster_mpagosdolares) AS VisaMaster_mpagosdolares_avg," calcext:value-type="string">
            <text:p>AVG(VisaMaster_mpagosdolares) AS VisaMaster_mpagosdolares_avg,</text:p>
          </table:table-cell>
          <table:table-cell table:formula="of:=CONCATENATE(&quot;MAX(&quot;;[.B153];&quot;) AS &quot;;[.B153];&quot;_max,&quot;)" office:value-type="string" office:string-value="MAX(VisaMaster_mpagosdolares) AS VisaMaster_mpagosdolares_max," calcext:value-type="string">
            <text:p>MAX(VisaMaster_mpagosdolares) AS VisaMaster_mpagosdolares_max,</text:p>
          </table:table-cell>
          <table:table-cell table:formula="of:=CONCATENATE(&quot;MIN(&quot;;[.B153];&quot;) AS &quot;;[.B153];&quot;_min,&quot;)" office:value-type="string" office:string-value="MIN(VisaMaster_mpagosdolares) AS VisaMaster_mpagosdolares_min," calcext:value-type="string">
            <text:p>MIN(VisaMaster_mpagosdolares) AS VisaMaster_mpagosdolares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pagominimo</text:p>
          </table:table-cell>
          <table:table-cell table:formula="of:=CONCATENATE(&quot;AVG(&quot;;[.B154];&quot;) AS &quot;;[.B154];&quot;_avg,&quot;)" office:value-type="string" office:string-value="AVG(VisaMaster_mpagominimo) AS VisaMaster_mpagominimo_avg," calcext:value-type="string">
            <text:p>AVG(VisaMaster_mpagominimo) AS VisaMaster_mpagominimo_avg,</text:p>
          </table:table-cell>
          <table:table-cell table:formula="of:=CONCATENATE(&quot;MAX(&quot;;[.B154];&quot;) AS &quot;;[.B154];&quot;_max,&quot;)" office:value-type="string" office:string-value="MAX(VisaMaster_mpagominimo) AS VisaMaster_mpagominimo_max," calcext:value-type="string">
            <text:p>MAX(VisaMaster_mpagominimo) AS VisaMaster_mpagominimo_max,</text:p>
          </table:table-cell>
          <table:table-cell table:formula="of:=CONCATENATE(&quot;MIN(&quot;;[.B154];&quot;) AS &quot;;[.B154];&quot;_min,&quot;)" office:value-type="string" office:string-value="MIN(VisaMaster_mpagominimo) AS VisaMaster_mpagominimo_min," calcext:value-type="string">
            <text:p>MIN(VisaMaster_mpagominimo) AS VisaMaster_mpagominimo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tconsumos</text:p>
          </table:table-cell>
          <table:table-cell table:formula="of:=CONCATENATE(&quot;AVG(&quot;;[.B155];&quot;) AS &quot;;[.B155];&quot;_avg,&quot;)" office:value-type="string" office:string-value="AVG(VisaMaster_tconsumos) AS VisaMaster_tconsumos_avg," calcext:value-type="string">
            <text:p>AVG(VisaMaster_tconsumos) AS VisaMaster_tconsumos_avg,</text:p>
          </table:table-cell>
          <table:table-cell table:formula="of:=CONCATENATE(&quot;MAX(&quot;;[.B155];&quot;) AS &quot;;[.B155];&quot;_max,&quot;)" office:value-type="string" office:string-value="MAX(VisaMaster_tconsumos) AS VisaMaster_tconsumos_max," calcext:value-type="string">
            <text:p>MAX(VisaMaster_tconsumos) AS VisaMaster_tconsumos_max,</text:p>
          </table:table-cell>
          <table:table-cell table:formula="of:=CONCATENATE(&quot;MIN(&quot;;[.B155];&quot;) AS &quot;;[.B155];&quot;_min,&quot;)" office:value-type="string" office:string-value="MIN(VisaMaster_tconsumos) AS VisaMaster_tconsumos_min," calcext:value-type="string">
            <text:p>MIN(VisaMaster_tconsumos) AS VisaMaster_tconsumos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tadelantosefectivo</text:p>
          </table:table-cell>
          <table:table-cell table:formula="of:=CONCATENATE(&quot;AVG(&quot;;[.B156];&quot;) AS &quot;;[.B156];&quot;_avg,&quot;)" office:value-type="string" office:string-value="AVG(VisaMaster_tadelantosefectivo) AS VisaMaster_tadelantosefectivo_avg," calcext:value-type="string">
            <text:p>AVG(VisaMaster_tadelantosefectivo) AS VisaMaster_tadelantosefectivo_avg,</text:p>
          </table:table-cell>
          <table:table-cell table:formula="of:=CONCATENATE(&quot;MAX(&quot;;[.B156];&quot;) AS &quot;;[.B156];&quot;_max,&quot;)" office:value-type="string" office:string-value="MAX(VisaMaster_tadelantosefectivo) AS VisaMaster_tadelantosefectivo_max," calcext:value-type="string">
            <text:p>MAX(VisaMaster_tadelantosefectivo) AS VisaMaster_tadelantosefectivo_max,</text:p>
          </table:table-cell>
          <table:table-cell table:formula="of:=CONCATENATE(&quot;MIN(&quot;;[.B156];&quot;) AS &quot;;[.B156];&quot;_min,&quot;)" office:value-type="string" office:string-value="MIN(VisaMaster_tadelantosefectivo) AS VisaMaster_tadelantosefectivo_min," calcext:value-type="string">
            <text:p>MIN(VisaMaster_tadelantosefectivo) AS VisaMaster_tadelantosefectivo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arca_atraso</text:p>
          </table:table-cell>
          <table:table-cell table:formula="of:=CONCATENATE(&quot;AVG(&quot;;[.B157];&quot;) AS &quot;;[.B157];&quot;_avg,&quot;)" office:value-type="string" office:string-value="AVG(VisaMaster_marca_atraso) AS VisaMaster_marca_atraso_avg," calcext:value-type="string">
            <text:p>AVG(VisaMaster_marca_atraso) AS VisaMaster_marca_atraso_avg,</text:p>
          </table:table-cell>
          <table:table-cell table:formula="of:=CONCATENATE(&quot;MAX(&quot;;[.B157];&quot;) AS &quot;;[.B157];&quot;_max,&quot;)" office:value-type="string" office:string-value="MAX(VisaMaster_marca_atraso) AS VisaMaster_marca_atraso_max," calcext:value-type="string">
            <text:p>MAX(VisaMaster_marca_atraso) AS VisaMaster_marca_atraso_max,</text:p>
          </table:table-cell>
          <table:table-cell table:formula="of:=CONCATENATE(&quot;MIN(&quot;;[.B157];&quot;) AS &quot;;[.B157];&quot;_min,&quot;)" office:value-type="string" office:string-value="MIN(VisaMaster_marca_atraso) AS VisaMaster_marca_atraso_min," calcext:value-type="string">
            <text:p>MIN(VisaMaster_marca_atraso) AS VisaMaster_marca_atraso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cuenta_estado</text:p>
          </table:table-cell>
          <table:table-cell table:formula="of:=CONCATENATE(&quot;AVG(&quot;;[.B158];&quot;) AS &quot;;[.B158];&quot;_avg,&quot;)" office:value-type="string" office:string-value="AVG(VisaMaster_cuenta_estado) AS VisaMaster_cuenta_estado_avg," calcext:value-type="string">
            <text:p>AVG(VisaMaster_cuenta_estado) AS VisaMaster_cuenta_estado_avg,</text:p>
          </table:table-cell>
          <table:table-cell table:formula="of:=CONCATENATE(&quot;MAX(&quot;;[.B158];&quot;) AS &quot;;[.B158];&quot;_max,&quot;)" office:value-type="string" office:string-value="MAX(VisaMaster_cuenta_estado) AS VisaMaster_cuenta_estado_max," calcext:value-type="string">
            <text:p>MAX(VisaMaster_cuenta_estado) AS VisaMaster_cuenta_estado_max,</text:p>
          </table:table-cell>
          <table:table-cell table:formula="of:=CONCATENATE(&quot;MIN(&quot;;[.B158];&quot;) AS &quot;;[.B158];&quot;_min,&quot;)" office:value-type="string" office:string-value="MIN(VisaMaster_cuenta_estado) AS VisaMaster_cuenta_estado_min," calcext:value-type="string">
            <text:p>MIN(VisaMaster_cuenta_estado) AS VisaMaster_cuenta_estado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finiciomora</text:p>
          </table:table-cell>
          <table:table-cell table:formula="of:=CONCATENATE(&quot;AVG(&quot;;[.B159];&quot;) AS &quot;;[.B159];&quot;_avg,&quot;)" office:value-type="string" office:string-value="AVG(VisaMaster_finiciomora) AS VisaMaster_finiciomora_avg," calcext:value-type="string">
            <text:p>AVG(VisaMaster_finiciomora) AS VisaMaster_finiciomora_avg,</text:p>
          </table:table-cell>
          <table:table-cell table:formula="of:=CONCATENATE(&quot;MAX(&quot;;[.B159];&quot;) AS &quot;;[.B159];&quot;_max,&quot;)" office:value-type="string" office:string-value="MAX(VisaMaster_finiciomora) AS VisaMaster_finiciomora_max," calcext:value-type="string">
            <text:p>MAX(VisaMaster_finiciomora) AS VisaMaster_finiciomora_max,</text:p>
          </table:table-cell>
          <table:table-cell table:formula="of:=CONCATENATE(&quot;MIN(&quot;;[.B159];&quot;) AS &quot;;[.B159];&quot;_min,&quot;)" office:value-type="string" office:string-value="MIN(VisaMaster_finiciomora) AS VisaMaster_finiciomora_min," calcext:value-type="string">
            <text:p>MIN(VisaMaster_finiciomora) AS VisaMaster_finiciomora_min,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VisaMaster_mconsumototal_div_mlimitecompra</text:p>
          </table:table-cell>
          <table:table-cell table:formula="of:=CONCATENATE(&quot;AVG(&quot;;[.B160];&quot;) AS &quot;;[.B160];&quot;_avg,&quot;)" office:value-type="string" office:string-value="AVG(VisaMaster_mconsumototal_div_mlimitecompra) AS VisaMaster_mconsumototal_div_mlimitecompra_avg," calcext:value-type="string">
            <text:p>AVG(VisaMaster_mconsumototal_div_mlimitecompra) AS VisaMaster_mconsumototal_div_mlimitecompra_avg,</text:p>
          </table:table-cell>
          <table:table-cell table:formula="of:=CONCATENATE(&quot;MAX(&quot;;[.B160];&quot;) AS &quot;;[.B160];&quot;_max,&quot;)" office:value-type="string" office:string-value="MAX(VisaMaster_mconsumototal_div_mlimitecompra) AS VisaMaster_mconsumototal_div_mlimitecompra_max," calcext:value-type="string">
            <text:p>MAX(VisaMaster_mconsumototal_div_mlimitecompra) AS VisaMaster_mconsumototal_div_mlimitecompra_max,</text:p>
          </table:table-cell>
          <table:table-cell table:formula="of:=CONCATENATE(&quot;MIN(&quot;;[.B160];&quot;) AS &quot;;[.B160];&quot;_min,&quot;)" office:value-type="string" office:string-value="MIN(VisaMaster_mconsumototal_div_mlimitecompra) AS VisaMaster_mconsumototal_div_mlimitecompra_min," calcext:value-type="string">
            <text:p>MIN(VisaMaster_mconsumototal_div_mlimitecompra) AS VisaMaster_mconsumototal_div_mlimitecompra_min,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isaMaster_mfinanciacion_limit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saldotot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saldopes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saldodolar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consumoto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aMaster_mpagominimo</text:p>
          </table:table-cell>
          <table:table-cell/>
          <table:table-cell office:value-type="string" calcext:value-type="string">
            <text:p>VisaMaster_mconsumospes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consumosdolar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limitecompr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adelantopes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adelantodolar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paga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pagospes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pagosdolar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pagominim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tconsum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tadelantosefectiv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arca_atras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cuenta_esta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finiciomor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saMaster_mconsumototal_div_mlimitecompra</text:p>
          </table:table-cell>
          <table:table-cell table:number-columns-repeated="1021"/>
        </table:table-row>
        <table:table-row table:style-name="ro2" table:number-rows-repeated="104838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01:45:31.804288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mium_5f_Campos" style:display-name="PageStyle_Premium_Camp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ramole </meta:initial-creator>
    <meta:creation-date>2016-10-15T20:13:51.752405038</meta:creation-date>
    <dc:creator>macramole </dc:creator>
    <dc:date>2016-11-01T01:50:17.102642563</dc:date>
    <meta:print-date>2009-08-28T14:55:32</meta:print-date>
    <meta:editing-cycles>8</meta:editing-cycles>
    <meta:editing-duration>PT16M26S</meta:editing-duration>
    <meta:generator>LibreOffice/5.0.3.2$Linux_X86_64 LibreOffice_project/00m0$Build-2</meta:generator>
    <meta:document-statistic meta:table-count="1" meta:cell-count="661" meta:object-count="0"/>
  </office:meta>
</office:document-meta>
</file>